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2CF8000000D5E9009008.png" manifest:media-type="image/png"/>
  <manifest:file-entry manifest:full-path="Pictures/10000001000001880000004408923B9E.png" manifest:media-type="image/png"/>
  <manifest:file-entry manifest:full-path="Pictures/100000010000010C0000008CB722DB09.png" manifest:media-type="image/png"/>
  <manifest:file-entry manifest:full-path="Pictures/10000001000005800000010070BDEF8E.png" manifest:media-type="image/png"/>
  <manifest:file-entry manifest:full-path="Pictures/10000001000001880000004474472688.png" manifest:media-type="image/png"/>
  <manifest:file-entry manifest:full-path="Pictures/10000001000003B800000080E0F89947.png" manifest:media-type="image/png"/>
  <manifest:file-entry manifest:full-path="Pictures/1000000100000580000001683FDDAC22.png" manifest:media-type="image/png"/>
  <manifest:file-entry manifest:full-path="Pictures/1000000100000188000000446149592C.png" manifest:media-type="image/png"/>
  <manifest:file-entry manifest:full-path="Pictures/1000000100000580000001685EFDF017.png" manifest:media-type="image/png"/>
  <manifest:file-entry manifest:full-path="Pictures/100000010000009800000044375A5586.png" manifest:media-type="image/png"/>
  <manifest:file-entry manifest:full-path="Pictures/10000001000004D00000008258AF0847.png" manifest:media-type="image/png"/>
  <manifest:file-entry manifest:full-path="Pictures/10000001000004D0000003B0197F80B3.png" manifest:media-type="image/png"/>
  <manifest:file-entry manifest:full-path="Pictures/100000010000019400000044E28E1BCB.png" manifest:media-type="image/png"/>
  <manifest:file-entry manifest:full-path="Pictures/10000001000004F8000000F48B7EA627.png" manifest:media-type="image/png"/>
  <manifest:file-entry manifest:full-path="Pictures/10000001000001880000004458FD21C1.png" manifest:media-type="image/png"/>
  <manifest:file-entry manifest:full-path="Pictures/10000001000005C0000004C49E6CF245.png" manifest:media-type="image/png"/>
  <manifest:file-entry manifest:full-path="Pictures/10000001000001D800000044C742F766.png" manifest:media-type="image/png"/>
  <manifest:file-entry manifest:full-path="Pictures/10000001000002E400000080C8F6859D.png" manifest:media-type="image/png"/>
  <manifest:file-entry manifest:full-path="Pictures/10000001000004580000056767D44B86.png" manifest:media-type="image/png"/>
  <manifest:file-entry manifest:full-path="Pictures/10000001000001D80000004415A91A10.png" manifest:media-type="image/png"/>
  <manifest:file-entry manifest:full-path="Pictures/10000001000002980000008CA8C46B57.png" manifest:media-type="image/png"/>
  <manifest:file-entry manifest:full-path="Pictures/10000001000001B0000000448122AF33.png" manifest:media-type="image/png"/>
  <manifest:file-entry manifest:full-path="Pictures/1000000100002CF8000000AE40E5A560.png" manifest:media-type="image/png"/>
  <manifest:file-entry manifest:full-path="Pictures/10000001000003B8000000809EB32ED0.png" manifest:media-type="image/png"/>
  <manifest:file-entry manifest:full-path="Pictures/10000001000001D80000004413A5E0FA.png" manifest:media-type="image/png"/>
  <manifest:file-entry manifest:full-path="Pictures/100000010000016000000044F7633E19.png" manifest:media-type="image/png"/>
  <manifest:file-entry manifest:full-path="Pictures/10000001000001D800000044113D7681.png" manifest:media-type="image/png"/>
  <manifest:file-entry manifest:full-path="Pictures/100000010000016000000044CDFFCAFD.png" manifest:media-type="image/png"/>
  <manifest:file-entry manifest:full-path="Pictures/10000001000001D8000000442700175E.png" manifest:media-type="image/png"/>
  <manifest:file-entry manifest:full-path="Pictures/10000001000002500000004483F20BFD.png" manifest:media-type="image/png"/>
  <manifest:file-entry manifest:full-path="Pictures/10000001000001600000004484E566D9.png" manifest:media-type="image/png"/>
  <manifest:file-entry manifest:full-path="Pictures/1000000100000160000000448A3931DB.png" manifest:media-type="image/png"/>
  <manifest:file-entry manifest:full-path="Pictures/100000010000019C000000447008153D.png" manifest:media-type="image/png"/>
  <manifest:file-entry manifest:full-path="Pictures/10000001000003180000008022E91FEC.png" manifest:media-type="image/png"/>
  <manifest:file-entry manifest:full-path="Pictures/10000001000001D800000044EC88AAA7.png" manifest:media-type="image/png"/>
  <manifest:file-entry manifest:full-path="Pictures/10000001000003E000000080A148D4BC.png" manifest:media-type="image/png"/>
  <manifest:file-entry manifest:full-path="Pictures/1000000100000BD800000044CBB5367E.png" manifest:media-type="image/png"/>
  <manifest:file-entry manifest:full-path="Pictures/10000001000001D8000000442F05501C.png" manifest:media-type="image/png"/>
  <manifest:file-entry manifest:full-path="Pictures/1000000100000318000000B88F8C5EAE.png" manifest:media-type="image/png"/>
  <manifest:file-entry manifest:full-path="Pictures/10000001000001D800000044139DE8A7.png" manifest:media-type="image/png"/>
  <manifest:file-entry manifest:full-path="Pictures/1000000100000408000000803A9465A6.png" manifest:media-type="image/png"/>
  <manifest:file-entry manifest:full-path="Pictures/100000010000018800000080702B2269.png" manifest:media-type="image/png"/>
  <manifest:file-entry manifest:full-path="Pictures/10000001000004580000036C012386B7.png" manifest:media-type="image/png"/>
  <manifest:file-entry manifest:full-path="Pictures/10000001000001D8000000801B8AED17.png" manifest:media-type="image/png"/>
  <manifest:file-entry manifest:full-path="Pictures/10000001000000270000002482C3F22A.png" manifest:media-type="image/png"/>
  <manifest:file-entry manifest:full-path="Pictures/10000001000001D800000044F5A580B2.png" manifest:media-type="image/png"/>
  <manifest:file-entry manifest:full-path="Pictures/100000010000043000000044E6CEE7EF.png" manifest:media-type="image/png"/>
  <manifest:file-entry manifest:full-path="Pictures/10000001000004A800000044093CDEA3.png" manifest:media-type="image/png"/>
  <manifest:file-entry manifest:full-path="Pictures/1000000100000408000000B86BE2A8AB.png" manifest:media-type="image/png"/>
  <manifest:file-entry manifest:full-path="Pictures/10000001000003B8000000802AE1518A.png" manifest:media-type="image/png"/>
  <manifest:file-entry manifest:full-path="Pictures/10000001000003B80000008033524F09.png" manifest:media-type="image/png"/>
  <manifest:file-entry manifest:full-path="Pictures/10000001000004DC000000B8E83DB837.png" manifest:media-type="image/png"/>
  <manifest:file-entry manifest:full-path="Pictures/10000001000003B800000080EF9FC57C.png" manifest:media-type="image/png"/>
  <manifest:file-entry manifest:full-path="Pictures/10000001000001D800000044BE4F185B.png" manifest:media-type="image/png"/>
  <manifest:file-entry manifest:full-path="Pictures/10000001000001D8000000449878CAFF.png" manifest:media-type="image/png"/>
  <manifest:file-entry manifest:full-path="Pictures/1000000100000110000000964FDA2726.png" manifest:media-type="image/png"/>
  <manifest:file-entry manifest:full-path="Pictures/10000001000001D8000000442F333A0E.png" manifest:media-type="image/png"/>
  <manifest:file-entry manifest:full-path="Pictures/10000001000003E000000080ADBE4776.png" manifest:media-type="image/png"/>
  <manifest:file-entry manifest:full-path="Pictures/1000000100000318000000F4416FAA01.png" manifest:media-type="image/png"/>
  <manifest:file-entry manifest:full-path="Pictures/10000001000002140000005211F60BBF.png" manifest:media-type="image/png"/>
  <manifest:file-entry manifest:full-path="Pictures/1000000100000178000000521C17A1A5.png" manifest:media-type="image/png"/>
  <manifest:file-entry manifest:full-path="Pictures/100000010000001400000052AA517A19.png" manifest:media-type="image/png"/>
  <manifest:file-entry manifest:full-path="Pictures/10000001000001D80000004484205232.png" manifest:media-type="image/png"/>
  <manifest:file-entry manifest:full-path="Pictures/10000001000001880000004429F2D55F.png" manifest:media-type="image/png"/>
  <manifest:file-entry manifest:full-path="Pictures/10000001000001D800000080C61FFE33.png" manifest:media-type="image/png"/>
  <manifest:file-entry manifest:full-path="Pictures/10000001000000110000009C512A9630.png" manifest:media-type="image/png"/>
  <manifest:file-entry manifest:full-path="Pictures/10000001000002740000008CAC62CA9D.png" manifest:media-type="image/png"/>
  <manifest:file-entry manifest:full-path="Pictures/10000001000006A4000000F41EAF983B.png" manifest:media-type="image/png"/>
  <manifest:file-entry manifest:full-path="Pictures/1000000100000188000000449D373813.png" manifest:media-type="image/png"/>
  <manifest:file-entry manifest:full-path="Pictures/10000001000001880000004409BAF6C3.png" manifest:media-type="image/png"/>
  <manifest:file-entry manifest:full-path="Pictures/100000010000018800000044CD7190C7.png" manifest:media-type="image/png"/>
  <manifest:file-entry manifest:full-path="Pictures/10000001000001D800000044EA73E875.png" manifest:media-type="image/png"/>
  <manifest:file-entry manifest:full-path="Pictures/10000001000001D8000000803789E2E5.png" manifest:media-type="image/png"/>
  <manifest:file-entry manifest:full-path="Pictures/100000010000058000000100770D12ED.png" manifest:media-type="image/png"/>
  <manifest:file-entry manifest:full-path="Pictures/10000001000006A40000012C9BEB494B.png" manifest:media-type="image/png"/>
  <manifest:file-entry manifest:full-path="Pictures/10000001000006A4000000B88840370D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'Archivo Narrow'" svg:font-family="''Archivo Narrow'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_20_Dot_20_3" svg:stroke-width="0cm" draw:stroke-linejoin="none" svg:stroke-linecap="butt" draw:fill="solid" draw:fill-color="#ffffff" draw:textarea-horizontal-align="center" draw:textarea-vertical-align="middle" loext:decorative="false"/>
    </style:style>
    <style:style style:name="gr2" style:family="graphic" style:parent-style-name="standard">
      <style:graphic-properties draw:stroke="solid" draw:stroke-dash="Dash_20_Dot_20_3" svg:stroke-width="0.026cm" svg:stroke-color="#000000" draw:stroke-linejoin="round" svg:stroke-linecap="butt" draw:fill="none" draw:fill-color="#ffffff" draw:textarea-horizontal-align="center" draw:textarea-vertical-align="middle" fo:padding-top="0.138cm" fo:padding-bottom="0.138cm" fo:padding-left="0.263cm" fo:padding-right="0.263cm" loext:decorative="false"/>
    </style:style>
    <style:style style:name="gr3" style:family="graphic" style:parent-style-name="standard">
      <style:graphic-properties draw:stroke="solid" draw:stroke-dash="Dash_20_Dot_20_3" svg:stroke-width="0.026cm" svg:stroke-color="#000000" draw:stroke-linejoin="miter" svg:stroke-linecap="butt" draw:textarea-horizontal-align="center" draw:textarea-vertical-align="middle" fo:padding-top="0.138cm" fo:padding-bottom="0.138cm" fo:padding-left="0.263cm" fo:padding-right="0.263cm" loext:decorative="false"/>
    </style:style>
    <style:style style:name="gr4" style:family="graphic" style:parent-style-name="standard">
      <style:graphic-properties draw:stroke="none" draw:stroke-dash="Dash_20_Dot_20_3" svg:stroke-width="0cm" svg:stroke-color="#000000" draw:stroke-linejoin="none" svg:stroke-linecap="butt" draw:fill="solid" draw:fill-color="#858585" draw:textarea-horizontal-align="center" draw:textarea-vertical-align="middle" loext:decorative="false"/>
    </style:style>
    <style:style style:name="gr5" style:family="graphic" style:parent-style-name="standard">
      <style:graphic-properties draw:stroke="solid" draw:stroke-dash="Dash_20_Dot_20_3" svg:stroke-width="0.026cm" svg:stroke-color="#000000" draw:stroke-linejoin="miter" svg:stroke-linecap="butt" draw:fill="none" draw:fill-color="#858585" draw:textarea-horizontal-align="center" draw:textarea-vertical-align="middle" fo:padding-top="0.138cm" fo:padding-bottom="0.138cm" fo:padding-left="0.263cm" fo:padding-right="0.263cm" loext:decorative="false"/>
    </style:style>
    <style:style style:name="gr6" style:family="graphic" style:parent-style-name="standard">
      <style:graphic-properties draw:stroke="none" draw:fill="bitmap" draw:fill-image-name="Bitmap_20_1" style:repeat="stretch" draw:textarea-horizontal-align="center" draw:textarea-vertical-align="middle" loext:decorative="false"/>
    </style:style>
    <style:style style:name="gr7" style:family="graphic" style:parent-style-name="standard">
      <style:graphic-properties draw:stroke="none" draw:stroke-dash="Dash_20_Dot_20_3" svg:stroke-width="0cm" svg:stroke-color="#000000" draw:stroke-linejoin="none" svg:stroke-linecap="butt" draw:fill="solid" draw:fill-color="#ffffff" draw:textarea-horizontal-align="center" draw:textarea-vertical-align="middle" loext:decorative="false"/>
    </style:style>
    <style:style style:name="gr8" style:family="graphic" style:parent-style-name="standard">
      <style:graphic-properties draw:stroke="solid" draw:stroke-dash="Dash_20_Dot_20_3" svg:stroke-width="0.026cm" svg:stroke-color="#000000" draw:stroke-linejoin="miter" svg:stroke-linecap="butt" draw:fill="none" draw:fill-color="#ffffff" draw:textarea-horizontal-align="center" draw:textarea-vertical-align="middle" fo:padding-top="0.138cm" fo:padding-bottom="0.138cm" fo:padding-left="0.263cm" fo:padding-right="0.263cm" loext:decorative="false"/>
    </style:style>
    <style:style style:name="gr9" style:family="graphic" style:parent-style-name="standard">
      <style:graphic-properties draw:stroke="none" draw:fill="bitmap" draw:fill-image-name="Bitmap_20_2" style:repeat="stretch" draw:textarea-horizontal-align="center" draw:textarea-vertical-align="middle" loext:decorative="false"/>
    </style:style>
    <style:style style:name="gr10" style:family="graphic" style:parent-style-name="standard">
      <style:graphic-properties draw:stroke="solid" draw:stroke-dash="Dash_20_Dot_20_3" svg:stroke-width="0.079cm" svg:stroke-color="#000000" draw:stroke-linejoin="miter" svg:stroke-linecap="butt" draw:fill="none" draw:fill-color="#ffffff" draw:textarea-horizontal-align="center" draw:textarea-vertical-align="middle" fo:padding-top="0.164cm" fo:padding-bottom="0.164cm" fo:padding-left="0.289cm" fo:padding-right="0.289cm" loext:decorative="false"/>
    </style:style>
    <style:style style:name="gr11" style:family="graphic" style:parent-style-name="standard">
      <style:graphic-properties draw:stroke="none" draw:fill="bitmap" draw:fill-image-name="Bitmap_20_3" style:repeat="stretch" draw:textarea-horizontal-align="center" draw:textarea-vertical-align="middle" loext:decorative="false"/>
    </style:style>
    <style:style style:name="gr12" style:family="graphic" style:parent-style-name="standard">
      <style:graphic-properties draw:stroke="none" draw:fill="bitmap" draw:fill-image-name="Bitmap_20_4" style:repeat="stretch" draw:textarea-horizontal-align="center" draw:textarea-vertical-align="middle" loext:decorative="false"/>
    </style:style>
    <style:style style:name="gr13" style:family="graphic" style:parent-style-name="standard">
      <style:graphic-properties draw:stroke="none" draw:fill="bitmap" draw:fill-image-name="Bitmap_20_5" style:repeat="stretch" draw:textarea-horizontal-align="center" draw:textarea-vertical-align="middle" loext:decorative="false"/>
    </style:style>
    <style:style style:name="gr14" style:family="graphic" style:parent-style-name="standard">
      <style:graphic-properties draw:stroke="none" draw:fill="bitmap" draw:fill-image-name="Bitmap_20_6" style:repeat="stretch" draw:textarea-horizontal-align="center" draw:textarea-vertical-align="middle" loext:decorative="false"/>
    </style:style>
    <style:style style:name="gr15" style:family="graphic" style:parent-style-name="standard">
      <style:graphic-properties draw:stroke="none" draw:fill="bitmap" draw:fill-image-name="Bitmap_20_7" style:repeat="stretch" draw:textarea-horizontal-align="center" draw:textarea-vertical-align="middle" loext:decorative="false"/>
    </style:style>
    <style:style style:name="gr16" style:family="graphic" style:parent-style-name="standard">
      <style:graphic-properties draw:stroke="none" draw:fill="bitmap" draw:fill-image-name="Bitmap_20_8" style:repeat="stretch" draw:textarea-horizontal-align="center" draw:textarea-vertical-align="middle" loext:decorative="false"/>
    </style:style>
    <style:style style:name="gr17" style:family="graphic" style:parent-style-name="standard">
      <style:graphic-properties draw:stroke="none" draw:fill="bitmap" draw:fill-image-name="Bitmap_20_9" style:repeat="stretch" draw:textarea-horizontal-align="center" draw:textarea-vertical-align="middle" loext:decorative="false"/>
    </style:style>
    <style:style style:name="gr18" style:family="graphic" style:parent-style-name="standard">
      <style:graphic-properties draw:stroke="none" draw:fill="bitmap" draw:fill-image-name="Bitmap_20_10" style:repeat="stretch" draw:textarea-horizontal-align="center" draw:textarea-vertical-align="middle" loext:decorative="false"/>
    </style:style>
    <style:style style:name="gr19" style:family="graphic" style:parent-style-name="standard">
      <style:graphic-properties draw:stroke="none" draw:stroke-dash="Dash_20_Dot_20_3" svg:stroke-width="0cm" svg:stroke-color="#000000" draw:stroke-linejoin="none" svg:stroke-linecap="butt" draw:fill="solid" draw:fill-color="#99ff33" draw:textarea-horizontal-align="center" draw:textarea-vertical-align="middle" loext:decorative="false"/>
    </style:style>
    <style:style style:name="gr20" style:family="graphic" style:parent-style-name="standard">
      <style:graphic-properties draw:stroke="solid" draw:stroke-dash="Dash_20_Dot_20_3" svg:stroke-width="0.026cm" svg:stroke-color="#000000" draw:stroke-linejoin="miter" svg:stroke-linecap="butt" draw:fill="none" draw:fill-color="#99ff33" draw:textarea-horizontal-align="center" draw:textarea-vertical-align="middle" fo:padding-top="0.138cm" fo:padding-bottom="0.138cm" fo:padding-left="0.263cm" fo:padding-right="0.263cm" loext:decorative="false"/>
    </style:style>
    <style:style style:name="gr21" style:family="graphic" style:parent-style-name="standard">
      <style:graphic-properties draw:stroke="none" draw:stroke-dash="Dash_20_Dot_20_3" svg:stroke-width="0cm" svg:stroke-color="#000000" draw:stroke-linejoin="none" svg:stroke-linecap="butt" draw:fill="solid" draw:fill-color="#3399ff" draw:textarea-horizontal-align="center" draw:textarea-vertical-align="middle" loext:decorative="false"/>
    </style:style>
    <style:style style:name="gr22" style:family="graphic" style:parent-style-name="standard">
      <style:graphic-properties draw:stroke="solid" draw:stroke-dash="Dash_20_Dot_20_3" svg:stroke-width="0.026cm" svg:stroke-color="#000000" draw:stroke-linejoin="miter" svg:stroke-linecap="butt" draw:fill="none" draw:fill-color="#3399ff" draw:textarea-horizontal-align="center" draw:textarea-vertical-align="middle" fo:padding-top="0.138cm" fo:padding-bottom="0.138cm" fo:padding-left="0.263cm" fo:padding-right="0.263cm" loext:decorative="false"/>
    </style:style>
    <style:style style:name="gr23" style:family="graphic" style:parent-style-name="standard">
      <style:graphic-properties draw:stroke="none" draw:stroke-dash="Dash_20_Dot_20_3" svg:stroke-width="0cm" svg:stroke-color="#000000" draw:stroke-linejoin="none" svg:stroke-linecap="butt" draw:fill="solid" draw:fill-color="#ff9933" draw:textarea-horizontal-align="center" draw:textarea-vertical-align="middle" loext:decorative="false"/>
    </style:style>
    <style:style style:name="gr24" style:family="graphic" style:parent-style-name="standard">
      <style:graphic-properties draw:stroke="solid" draw:stroke-dash="Dash_20_Dot_20_3" svg:stroke-width="0.026cm" svg:stroke-color="#000000" draw:stroke-linejoin="miter" svg:stroke-linecap="butt" draw:fill="none" draw:fill-color="#ff9933" draw:textarea-horizontal-align="center" draw:textarea-vertical-align="middle" fo:padding-top="0.138cm" fo:padding-bottom="0.138cm" fo:padding-left="0.263cm" fo:padding-right="0.263cm" loext:decorative="false"/>
    </style:style>
    <style:style style:name="gr25" style:family="graphic" style:parent-style-name="standard">
      <style:graphic-properties draw:stroke="none" draw:fill="bitmap" draw:fill-image-name="Bitmap_20_11" style:repeat="stretch" draw:textarea-horizontal-align="center" draw:textarea-vertical-align="middle" loext:decorative="false"/>
    </style:style>
    <style:style style:name="gr26" style:family="graphic" style:parent-style-name="standard">
      <style:graphic-properties draw:stroke="none" draw:fill="bitmap" draw:fill-image-name="Bitmap_20_12" style:repeat="stretch" draw:textarea-horizontal-align="center" draw:textarea-vertical-align="middle" loext:decorative="false"/>
    </style:style>
    <style:style style:name="gr27" style:family="graphic" style:parent-style-name="standard">
      <style:graphic-properties draw:stroke="none" draw:fill="bitmap" draw:fill-image-name="Bitmap_20_13" style:repeat="stretch" draw:textarea-horizontal-align="center" draw:textarea-vertical-align="middle" loext:decorative="false"/>
    </style:style>
    <style:style style:name="gr28" style:family="graphic" style:parent-style-name="standard">
      <style:graphic-properties draw:stroke="none" draw:fill="bitmap" draw:fill-image-name="Bitmap_20_14" style:repeat="stretch" draw:textarea-horizontal-align="center" draw:textarea-vertical-align="middle" loext:decorative="false"/>
    </style:style>
    <style:style style:name="gr29" style:family="graphic" style:parent-style-name="standard">
      <style:graphic-properties draw:stroke="none" draw:fill="bitmap" draw:fill-image-name="Bitmap_20_15" style:repeat="stretch" draw:textarea-horizontal-align="center" draw:textarea-vertical-align="middle" loext:decorative="false"/>
    </style:style>
    <style:style style:name="gr30" style:family="graphic" style:parent-style-name="standard">
      <style:graphic-properties draw:stroke="none" draw:fill="bitmap" draw:fill-image-name="Bitmap_20_16" style:repeat="stretch" draw:textarea-horizontal-align="center" draw:textarea-vertical-align="middle" loext:decorative="false"/>
    </style:style>
    <style:style style:name="gr31" style:family="graphic" style:parent-style-name="standard">
      <style:graphic-properties draw:stroke="none" draw:stroke-dash="Dash_20_Dot_20_3" svg:stroke-width="0cm" svg:stroke-color="#000000" draw:stroke-linejoin="none" svg:stroke-linecap="butt" draw:fill="solid" draw:fill-color="#e8d289" draw:textarea-horizontal-align="center" draw:textarea-vertical-align="middle" loext:decorative="false"/>
    </style:style>
    <style:style style:name="gr32" style:family="graphic" style:parent-style-name="standard">
      <style:graphic-properties draw:stroke="solid" draw:stroke-dash="Dash_20_Dot_20_3" svg:stroke-width="0.026cm" svg:stroke-color="#0a0700" draw:stroke-linejoin="miter" svg:stroke-linecap="butt" draw:fill="none" draw:fill-color="#e8d289" draw:textarea-horizontal-align="center" draw:textarea-vertical-align="middle" fo:padding-top="0.138cm" fo:padding-bottom="0.138cm" fo:padding-left="0.263cm" fo:padding-right="0.263cm" loext:decorative="false"/>
    </style:style>
    <style:style style:name="gr33" style:family="graphic" style:parent-style-name="standard">
      <style:graphic-properties draw:stroke="solid" draw:stroke-dash="Dash_20_Dot_20_3" svg:stroke-width="0.026cm" svg:stroke-color="#0a0700" draw:stroke-linejoin="miter" svg:stroke-linecap="butt" draw:textarea-horizontal-align="center" draw:textarea-vertical-align="middle" fo:padding-top="0.138cm" fo:padding-bottom="0.138cm" fo:padding-left="0.263cm" fo:padding-right="0.263cm" loext:decorative="false"/>
    </style:style>
    <style:style style:name="gr34" style:family="graphic" style:parent-style-name="standard">
      <style:graphic-properties draw:stroke="none" draw:stroke-dash="Dash_20_Dot_20_3" svg:stroke-width="0cm" svg:stroke-color="#0a0700" draw:stroke-linejoin="none" svg:stroke-linecap="butt" draw:fill="solid" draw:fill-color="#f89e97" draw:textarea-horizontal-align="center" draw:textarea-vertical-align="middle" loext:decorative="false"/>
    </style:style>
    <style:style style:name="gr35" style:family="graphic" style:parent-style-name="standard">
      <style:graphic-properties draw:stroke="solid" draw:stroke-dash="Dash_20_Dot_20_3" svg:stroke-width="0.026cm" svg:stroke-color="#030101" draw:stroke-linejoin="miter" svg:stroke-linecap="butt" draw:fill="none" draw:fill-color="#f89e97" draw:textarea-horizontal-align="center" draw:textarea-vertical-align="middle" fo:padding-top="0.138cm" fo:padding-bottom="0.138cm" fo:padding-left="0.263cm" fo:padding-right="0.263cm" loext:decorative="false"/>
    </style:style>
    <style:style style:name="gr36" style:family="graphic" style:parent-style-name="standard">
      <style:graphic-properties draw:stroke="solid" draw:stroke-dash="Dash_20_Dot_20_3" svg:stroke-width="0.026cm" svg:stroke-color="#030101" draw:stroke-linejoin="miter" svg:stroke-linecap="butt" draw:textarea-horizontal-align="center" draw:textarea-vertical-align="middle" fo:padding-top="0.138cm" fo:padding-bottom="0.138cm" fo:padding-left="0.263cm" fo:padding-right="0.263cm" loext:decorative="false"/>
    </style:style>
    <style:style style:name="gr37" style:family="graphic" style:parent-style-name="standard">
      <style:graphic-properties draw:stroke="none" draw:stroke-dash="Dash_20_Dot_20_3" svg:stroke-width="0cm" svg:stroke-color="#030101" draw:stroke-linejoin="none" svg:stroke-linecap="butt" draw:fill="solid" draw:fill-color="#92a0fc" draw:textarea-horizontal-align="center" draw:textarea-vertical-align="middle" loext:decorative="false"/>
    </style:style>
    <style:style style:name="gr38" style:family="graphic" style:parent-style-name="standard">
      <style:graphic-properties draw:stroke="solid" draw:stroke-dash="Dash_20_Dot_20_3" svg:stroke-width="0.026cm" svg:stroke-color="#0a0700" draw:stroke-linejoin="miter" svg:stroke-linecap="butt" draw:fill="none" draw:fill-color="#92a0fc" draw:textarea-horizontal-align="center" draw:textarea-vertical-align="middle" fo:padding-top="0.138cm" fo:padding-bottom="0.138cm" fo:padding-left="0.263cm" fo:padding-right="0.263cm" loext:decorative="false"/>
    </style:style>
    <style:style style:name="gr39" style:family="graphic" style:parent-style-name="standard">
      <style:graphic-properties draw:stroke="none" draw:fill="bitmap" draw:fill-image-name="Bitmap_20_17" style:repeat="stretch" draw:textarea-horizontal-align="center" draw:textarea-vertical-align="middle" loext:decorative="false"/>
    </style:style>
    <style:style style:name="gr40" style:family="graphic" style:parent-style-name="standard">
      <style:graphic-properties draw:stroke="none" draw:fill="bitmap" draw:fill-image-name="Bitmap_20_18" style:repeat="stretch" draw:textarea-horizontal-align="center" draw:textarea-vertical-align="middle" loext:decorative="false"/>
    </style:style>
    <style:style style:name="gr41" style:family="graphic" style:parent-style-name="standard">
      <style:graphic-properties draw:stroke="none" draw:stroke-dash="Dash_20_Dot_20_3" svg:stroke-width="0cm" svg:stroke-color="#0a0700" draw:stroke-linejoin="none" svg:stroke-linecap="butt" draw:fill="solid" draw:fill-color="#f8cecc" draw:textarea-horizontal-align="center" draw:textarea-vertical-align="middle" loext:decorative="false"/>
    </style:style>
    <style:style style:name="gr42" style:family="graphic" style:parent-style-name="standard">
      <style:graphic-properties draw:stroke="solid" draw:stroke-dash="Dash_20_Dot_20_3" svg:stroke-width="0.026cm" svg:stroke-color="#b85450" draw:stroke-linejoin="miter" svg:stroke-linecap="butt" draw:fill="none" draw:fill-color="#f8cecc" draw:textarea-horizontal-align="center" draw:textarea-vertical-align="middle" fo:padding-top="0.138cm" fo:padding-bottom="0.138cm" fo:padding-left="0.263cm" fo:padding-right="0.263cm" loext:decorative="false"/>
    </style:style>
    <style:style style:name="gr43" style:family="graphic" style:parent-style-name="standard">
      <style:graphic-properties draw:stroke="none" draw:stroke-dash="Dash_20_Dot_20_3" svg:stroke-width="0cm" svg:stroke-color="#b85450" draw:stroke-linejoin="none" svg:stroke-linecap="butt" draw:fill="solid" draw:fill-color="#ffffff" draw:textarea-horizontal-align="center" draw:textarea-vertical-align="middle" loext:decorative="false"/>
    </style:style>
    <style:style style:name="gr44" style:family="graphic" style:parent-style-name="standard">
      <style:graphic-properties draw:stroke="solid" draw:stroke-dash="Dash_20_Dot_20_3" svg:stroke-width="0.026cm" svg:stroke-color="#241e0e" draw:stroke-linejoin="miter" svg:stroke-linecap="butt" draw:fill="none" draw:fill-color="#ffffff" draw:textarea-horizontal-align="center" draw:textarea-vertical-align="middle" fo:padding-top="0.138cm" fo:padding-bottom="0.138cm" fo:padding-left="0.263cm" fo:padding-right="0.263cm" loext:decorative="false"/>
    </style:style>
    <style:style style:name="gr45" style:family="graphic" style:parent-style-name="standard">
      <style:graphic-properties draw:stroke="none" draw:stroke-dash="Dash_20_Dot_20_3" svg:stroke-width="0cm" svg:stroke-color="#241e0e" draw:stroke-linejoin="none" svg:stroke-linecap="butt" draw:fill="solid" draw:fill-color="#333333" draw:textarea-horizontal-align="center" draw:textarea-vertical-align="middle" loext:decorative="false"/>
    </style:style>
    <style:style style:name="gr46" style:family="graphic" style:parent-style-name="standard">
      <style:graphic-properties draw:stroke="solid" draw:stroke-dash="Dash_20_Dot_20_3" svg:stroke-width="0.026cm" svg:stroke-color="#000000" draw:stroke-linejoin="miter" svg:stroke-linecap="butt" draw:fill="none" draw:fill-color="#333333" draw:textarea-horizontal-align="center" draw:textarea-vertical-align="middle" fo:padding-top="0.138cm" fo:padding-bottom="0.138cm" fo:padding-left="0.263cm" fo:padding-right="0.263cm" loext:decorative="false"/>
    </style:style>
    <style:style style:name="gr47" style:family="graphic" style:parent-style-name="standard">
      <style:graphic-properties draw:stroke="none" draw:stroke-dash="Dash_20_Dot_20_3" svg:stroke-width="0cm" svg:stroke-color="#000000" draw:stroke-linejoin="none" svg:stroke-linecap="butt" draw:fill="solid" draw:fill-color="#333333" draw:textarea-horizontal-align="center" draw:textarea-vertical-align="middle" loext:decorative="false"/>
    </style:style>
    <style:style style:name="gr48" style:family="graphic" style:parent-style-name="standard">
      <style:graphic-properties draw:stroke="none" draw:stroke-dash="Dash_20_Dot_20_3" svg:stroke-width="0cm" svg:stroke-color="#000000" draw:stroke-linejoin="none" svg:stroke-linecap="butt" draw:fill="solid" draw:fill-color="#ff0800" draw:textarea-horizontal-align="center" draw:textarea-vertical-align="middle" loext:decorative="false"/>
    </style:style>
    <style:style style:name="gr49" style:family="graphic" style:parent-style-name="standard">
      <style:graphic-properties draw:stroke="none" draw:fill="bitmap" draw:fill-image-name="Bitmap_20_19" style:repeat="stretch" draw:textarea-horizontal-align="center" draw:textarea-vertical-align="middle" loext:decorative="false"/>
    </style:style>
    <style:style style:name="gr50" style:family="graphic" style:parent-style-name="standard">
      <style:graphic-properties draw:stroke="none" draw:fill="bitmap" draw:fill-image-name="Bitmap_20_20" style:repeat="stretch" draw:textarea-horizontal-align="center" draw:textarea-vertical-align="middle" loext:decorative="false"/>
    </style:style>
    <style:style style:name="gr51" style:family="graphic" style:parent-style-name="standard">
      <style:graphic-properties draw:stroke="none" draw:fill="bitmap" draw:fill-image-name="Bitmap_20_21" style:repeat="stretch" draw:textarea-horizontal-align="center" draw:textarea-vertical-align="middle" loext:decorative="false"/>
    </style:style>
    <style:style style:name="gr52" style:family="graphic" style:parent-style-name="standard">
      <style:graphic-properties draw:stroke="solid" draw:stroke-dash="Dash_20_Dot_20_3" svg:stroke-width="0.026cm" svg:stroke-color="#000000" draw:stroke-linejoin="round" svg:stroke-linecap="butt" draw:textarea-horizontal-align="center" draw:textarea-vertical-align="middle" fo:padding-top="0.138cm" fo:padding-bottom="0.138cm" fo:padding-left="0.263cm" fo:padding-right="0.263cm" loext:decorative="false"/>
    </style:style>
    <style:style style:name="gr53" style:family="graphic" style:parent-style-name="standard">
      <style:graphic-properties draw:stroke="none" draw:fill="bitmap" draw:fill-image-name="Bitmap_20_22" style:repeat="stretch" draw:textarea-horizontal-align="center" draw:textarea-vertical-align="middle" loext:decorative="false"/>
    </style:style>
    <style:style style:name="gr54" style:family="graphic" style:parent-style-name="standard">
      <style:graphic-properties draw:stroke="none" draw:fill="bitmap" draw:fill-image-name="Bitmap_20_23" style:repeat="stretch" draw:textarea-horizontal-align="center" draw:textarea-vertical-align="middle" loext:decorative="false"/>
    </style:style>
    <style:style style:name="gr55" style:family="graphic" style:parent-style-name="standard">
      <style:graphic-properties draw:stroke="none" draw:fill="bitmap" draw:fill-image-name="Bitmap_20_24" style:repeat="stretch" draw:textarea-horizontal-align="center" draw:textarea-vertical-align="middle" loext:decorative="false"/>
    </style:style>
    <style:style style:name="gr56" style:family="graphic" style:parent-style-name="standard">
      <style:graphic-properties draw:stroke="none" draw:fill="bitmap" draw:fill-image-name="Bitmap_20_25" style:repeat="stretch" draw:textarea-horizontal-align="center" draw:textarea-vertical-align="middle" loext:decorative="false"/>
    </style:style>
    <style:style style:name="gr57" style:family="graphic" style:parent-style-name="standard">
      <style:graphic-properties draw:stroke="none" draw:fill="bitmap" draw:fill-image-name="Bitmap_20_26" style:repeat="stretch" draw:textarea-horizontal-align="center" draw:textarea-vertical-align="middle" loext:decorative="false"/>
    </style:style>
    <style:style style:name="gr58" style:family="graphic" style:parent-style-name="standard">
      <style:graphic-properties draw:stroke="none" draw:fill="bitmap" draw:fill-image-name="Bitmap_20_27" style:repeat="stretch" draw:textarea-horizontal-align="center" draw:textarea-vertical-align="middle" loext:decorative="false"/>
    </style:style>
    <style:style style:name="gr59" style:family="graphic" style:parent-style-name="standard">
      <style:graphic-properties draw:stroke="none" draw:fill="bitmap" draw:fill-image-name="Bitmap_20_28" style:repeat="stretch" draw:textarea-horizontal-align="center" draw:textarea-vertical-align="middle" loext:decorative="false"/>
    </style:style>
    <style:style style:name="gr60" style:family="graphic" style:parent-style-name="standard">
      <style:graphic-properties draw:stroke="none" draw:fill="bitmap" draw:fill-image-name="Bitmap_20_29" style:repeat="stretch" draw:textarea-horizontal-align="center" draw:textarea-vertical-align="middle" loext:decorative="false"/>
    </style:style>
    <style:style style:name="gr61" style:family="graphic" style:parent-style-name="standard">
      <style:graphic-properties draw:stroke="none" draw:fill="bitmap" draw:fill-image-name="Bitmap_20_30" style:repeat="stretch" draw:textarea-horizontal-align="center" draw:textarea-vertical-align="middle" loext:decorative="false"/>
    </style:style>
    <style:style style:name="gr62" style:family="graphic" style:parent-style-name="standard">
      <style:graphic-properties draw:stroke="none" draw:fill="bitmap" draw:fill-image-name="Bitmap_20_31" style:repeat="stretch" draw:textarea-horizontal-align="center" draw:textarea-vertical-align="middle" loext:decorative="false"/>
    </style:style>
    <style:style style:name="gr63" style:family="graphic" style:parent-style-name="standard">
      <style:graphic-properties draw:stroke="none" draw:fill="bitmap" draw:fill-image-name="Bitmap_20_32" style:repeat="stretch" draw:textarea-horizontal-align="center" draw:textarea-vertical-align="middle" loext:decorative="false"/>
    </style:style>
    <style:style style:name="gr64" style:family="graphic" style:parent-style-name="standard">
      <style:graphic-properties draw:stroke="none" draw:fill="bitmap" draw:fill-image-name="Bitmap_20_33" style:repeat="stretch" draw:textarea-horizontal-align="center" draw:textarea-vertical-align="middle" loext:decorative="false"/>
    </style:style>
    <style:style style:name="gr65" style:family="graphic" style:parent-style-name="standard">
      <style:graphic-properties draw:stroke="none" draw:fill="bitmap" draw:fill-image-name="Bitmap_20_34" style:repeat="stretch" draw:textarea-horizontal-align="center" draw:textarea-vertical-align="middle" loext:decorative="false"/>
    </style:style>
    <style:style style:name="gr66" style:family="graphic" style:parent-style-name="standard">
      <style:graphic-properties draw:stroke="none" draw:fill="bitmap" draw:fill-image-name="Bitmap_20_35" style:repeat="stretch" draw:textarea-horizontal-align="center" draw:textarea-vertical-align="middle" loext:decorative="false"/>
    </style:style>
    <style:style style:name="gr67" style:family="graphic" style:parent-style-name="standard">
      <style:graphic-properties draw:stroke="solid" draw:stroke-dash="Dash_20_Dot_20_3" svg:stroke-width="0.053cm" svg:stroke-color="#000000" draw:stroke-linejoin="miter" svg:stroke-linecap="butt" draw:fill="none" draw:fill-color="#ffffff" draw:textarea-horizontal-align="center" draw:textarea-vertical-align="middle" fo:padding-top="0.151cm" fo:padding-bottom="0.151cm" fo:padding-left="0.276cm" fo:padding-right="0.276cm" loext:decorative="false"/>
    </style:style>
    <style:style style:name="gr68" style:family="graphic" style:parent-style-name="standard">
      <style:graphic-properties draw:stroke="none" draw:fill="bitmap" draw:fill-image-name="Bitmap_20_36" style:repeat="stretch" draw:textarea-horizontal-align="center" draw:textarea-vertical-align="middle" loext:decorative="false"/>
    </style:style>
    <style:style style:name="gr69" style:family="graphic" style:parent-style-name="standard">
      <style:graphic-properties draw:stroke="none" draw:fill="bitmap" draw:fill-image-name="Bitmap_20_37" style:repeat="stretch" draw:textarea-horizontal-align="center" draw:textarea-vertical-align="middle" loext:decorative="false"/>
    </style:style>
    <style:style style:name="gr70" style:family="graphic" style:parent-style-name="standard">
      <style:graphic-properties draw:stroke="none" draw:fill="bitmap" draw:fill-image-name="Bitmap_20_38" style:repeat="stretch" draw:textarea-horizontal-align="center" draw:textarea-vertical-align="middle" loext:decorative="false"/>
    </style:style>
    <style:style style:name="gr71" style:family="graphic" style:parent-style-name="standard">
      <style:graphic-properties draw:stroke="none" draw:fill="bitmap" draw:fill-image-name="Bitmap_20_39" style:repeat="stretch" draw:textarea-horizontal-align="center" draw:textarea-vertical-align="middle" loext:decorative="false"/>
    </style:style>
    <style:style style:name="gr72" style:family="graphic" style:parent-style-name="standard">
      <style:graphic-properties draw:stroke="none" draw:fill="bitmap" draw:fill-image-name="Bitmap_20_40" style:repeat="stretch" draw:textarea-horizontal-align="center" draw:textarea-vertical-align="middle" loext:decorative="false"/>
    </style:style>
    <style:style style:name="gr73" style:family="graphic" style:parent-style-name="standard">
      <style:graphic-properties draw:stroke="solid" draw:stroke-dash="Dash_20_Dot_20_3" svg:stroke-width="0.132cm" svg:stroke-color="#000000" draw:stroke-linejoin="miter" svg:stroke-linecap="butt" draw:fill="none" draw:fill-color="#ffffff" draw:textarea-horizontal-align="center" draw:textarea-vertical-align="middle" fo:padding-top="0.191cm" fo:padding-bottom="0.191cm" fo:padding-left="0.316cm" fo:padding-right="0.316cm" loext:decorative="false"/>
    </style:style>
    <style:style style:name="gr74" style:family="graphic" style:parent-style-name="standard">
      <style:graphic-properties draw:stroke="none" draw:fill="bitmap" draw:fill-image-name="Bitmap_20_41" style:repeat="stretch" draw:textarea-horizontal-align="center" draw:textarea-vertical-align="middle" loext:decorative="false"/>
    </style:style>
    <style:style style:name="gr75" style:family="graphic" style:parent-style-name="standard">
      <style:graphic-properties draw:stroke="solid" draw:stroke-dash="Dash_20_Dot_20_3" svg:stroke-width="0.053cm" svg:stroke-color="#cccccc" draw:stroke-linejoin="miter" svg:stroke-linecap="butt" draw:fill="none" draw:fill-color="#ffffff" draw:textarea-horizontal-align="center" draw:textarea-vertical-align="middle" fo:padding-top="0.151cm" fo:padding-bottom="0.151cm" fo:padding-left="0.276cm" fo:padding-right="0.276cm" loext:decorative="false"/>
    </style:style>
    <style:style style:name="gr76" style:family="graphic" style:parent-style-name="standard">
      <style:graphic-properties draw:stroke="none" draw:fill="bitmap" draw:fill-image-name="Bitmap_20_42" style:repeat="stretch" draw:textarea-horizontal-align="center" draw:textarea-vertical-align="middle" loext:decorative="false"/>
    </style:style>
    <style:style style:name="gr77" style:family="graphic" style:parent-style-name="standard">
      <style:graphic-properties draw:stroke="none" draw:stroke-dash="Dash_20_Dot_20_3" svg:stroke-width="0cm" svg:stroke-color="#cccccc" draw:stroke-linejoin="none" svg:stroke-linecap="butt" draw:fill="solid" draw:fill-color="#ffffff" draw:textarea-horizontal-align="center" draw:textarea-vertical-align="middle" loext:decorative="false"/>
    </style:style>
    <style:style style:name="gr78" style:family="graphic" style:parent-style-name="standard">
      <style:graphic-properties draw:stroke="none" draw:fill="bitmap" draw:fill-image-name="Bitmap_20_43" style:repeat="stretch" draw:textarea-horizontal-align="center" draw:textarea-vertical-align="middle" loext:decorative="false"/>
    </style:style>
    <style:style style:name="gr79" style:family="graphic" style:parent-style-name="standard">
      <style:graphic-properties draw:stroke="none" draw:fill="bitmap" draw:fill-image-name="Bitmap_20_44" style:repeat="stretch" draw:textarea-horizontal-align="center" draw:textarea-vertical-align="middle" loext:decorative="false"/>
    </style:style>
    <style:style style:name="gr80" style:family="graphic" style:parent-style-name="standard">
      <style:graphic-properties draw:stroke="none" draw:fill="bitmap" draw:fill-image-name="Bitmap_20_45" style:repeat="stretch" draw:textarea-horizontal-align="center" draw:textarea-vertical-align="middle" loext:decorative="false"/>
    </style:style>
    <style:style style:name="gr81" style:family="graphic" style:parent-style-name="standard">
      <style:graphic-properties draw:stroke="none" draw:fill="bitmap" draw:fill-image-name="Bitmap_20_46" style:repeat="stretch" draw:textarea-horizontal-align="center" draw:textarea-vertical-align="middle" loext:decorative="false"/>
    </style:style>
    <style:style style:name="gr82" style:family="graphic" style:parent-style-name="standard">
      <style:graphic-properties draw:stroke="none" draw:fill="bitmap" draw:fill-image-name="Bitmap_20_47" style:repeat="stretch" draw:textarea-horizontal-align="center" draw:textarea-vertical-align="middle" loext:decorative="false"/>
    </style:style>
    <style:style style:name="gr83" style:family="graphic" style:parent-style-name="standard">
      <style:graphic-properties draw:stroke="none" draw:fill="bitmap" draw:fill-image-name="Bitmap_20_48" style:repeat="stretch" draw:textarea-horizontal-align="center" draw:textarea-vertical-align="middle" loext:decorative="false"/>
    </style:style>
    <style:style style:name="gr84" style:family="graphic" style:parent-style-name="standard">
      <style:graphic-properties draw:stroke="none" draw:fill="bitmap" draw:fill-image-name="Bitmap_20_49" style:repeat="stretch" draw:textarea-horizontal-align="center" draw:textarea-vertical-align="middle" loext:decorative="false"/>
    </style:style>
    <style:style style:name="gr85" style:family="graphic" style:parent-style-name="standard">
      <style:graphic-properties draw:stroke="none" draw:fill="bitmap" draw:fill-image-name="Bitmap_20_50" style:repeat="stretch" draw:textarea-horizontal-align="center" draw:textarea-vertical-align="middle" loext:decorative="false"/>
    </style:style>
    <style:style style:name="gr86" style:family="graphic" style:parent-style-name="standard">
      <style:graphic-properties draw:stroke="none" draw:fill="bitmap" draw:fill-image-name="Bitmap_20_51" style:repeat="stretch" draw:textarea-horizontal-align="center" draw:textarea-vertical-align="middle" loext:decorative="false"/>
    </style:style>
    <style:style style:name="gr87" style:family="graphic" style:parent-style-name="standard">
      <style:graphic-properties draw:stroke="none" draw:fill="bitmap" draw:fill-image-name="Bitmap_20_52" style:repeat="stretch" draw:textarea-horizontal-align="center" draw:textarea-vertical-align="middle" loext:decorative="false"/>
    </style:style>
    <style:style style:name="gr88" style:family="graphic" style:parent-style-name="standard">
      <style:graphic-properties draw:stroke="none" draw:fill="bitmap" draw:fill-image-name="Bitmap_20_53" style:repeat="stretch" draw:textarea-horizontal-align="center" draw:textarea-vertical-align="middle" loext:decorative="false"/>
    </style:style>
    <style:style style:name="gr89" style:family="graphic" style:parent-style-name="standard">
      <style:graphic-properties draw:stroke="none" draw:fill="bitmap" draw:fill-image-name="Bitmap_20_54" style:repeat="stretch" draw:textarea-horizontal-align="center" draw:textarea-vertical-align="middle" loext:decorative="false"/>
    </style:style>
    <style:style style:name="gr90" style:family="graphic" style:parent-style-name="standard">
      <style:graphic-properties draw:stroke="none" draw:fill="bitmap" draw:fill-image-name="Bitmap_20_55" style:repeat="stretch" draw:textarea-horizontal-align="center" draw:textarea-vertical-align="middle" loext:decorative="false"/>
    </style:style>
    <style:style style:name="gr91" style:family="graphic" style:parent-style-name="standard">
      <style:graphic-properties draw:stroke="none" draw:fill="bitmap" draw:fill-image-name="Bitmap_20_56" style:repeat="stretch" draw:textarea-horizontal-align="center" draw:textarea-vertical-align="middle" loext:decorative="false"/>
    </style:style>
    <style:style style:name="gr92" style:family="graphic" style:parent-style-name="standard">
      <style:graphic-properties draw:stroke="none" draw:stroke-dash="Dash_20_Dot_20_3" svg:stroke-width="0cm" svg:stroke-color="#000000" draw:stroke-linejoin="none" svg:stroke-linecap="butt" draw:fill="solid" draw:fill-color="#000000" draw:textarea-horizontal-align="center" draw:textarea-vertical-align="middle" loext:decorative="false"/>
    </style:style>
    <style:style style:name="gr93" style:family="graphic" style:parent-style-name="standard">
      <style:graphic-properties draw:stroke="none" draw:stroke-dash="Dash_20_Dot_20_3" svg:stroke-width="0cm" svg:stroke-color="#000000" draw:stroke-linejoin="none" svg:stroke-linecap="butt" draw:fill="solid" draw:fill-color="#ffe16a" draw:textarea-horizontal-align="center" draw:textarea-vertical-align="middle" loext:decorative="false"/>
    </style:style>
    <style:style style:name="gr94" style:family="graphic" style:parent-style-name="standard">
      <style:graphic-properties draw:stroke="solid" draw:stroke-dash="Dash_20_Dot_20_3" svg:stroke-width="0.009cm" svg:stroke-color="#000000" draw:stroke-linejoin="miter" svg:stroke-linecap="butt" draw:fill="none" draw:fill-color="#ffe16a" draw:textarea-horizontal-align="center" draw:textarea-vertical-align="middle" fo:padding-top="0.129cm" fo:padding-bottom="0.129cm" fo:padding-left="0.254cm" fo:padding-right="0.254cm" loext:decorative="false"/>
    </style:style>
    <style:style style:name="gr95" style:family="graphic" style:parent-style-name="standard">
      <style:graphic-properties draw:stroke="none" draw:stroke-dash="Dash_20_Dot_20_3" svg:stroke-width="0cm" svg:stroke-color="#000000" draw:stroke-linejoin="none" svg:stroke-linecap="butt" draw:fill="solid" draw:fill-color="#1a1a1a" draw:textarea-horizontal-align="center" draw:textarea-vertical-align="middle" loext:decorative="false"/>
    </style:style>
    <style:style style:name="gr96" style:family="graphic" style:parent-style-name="standard">
      <style:graphic-properties draw:stroke="solid" draw:stroke-dash="Dash_20_Dot_20_3" svg:stroke-width="0.009cm" svg:stroke-color="#000000" draw:stroke-linejoin="round" svg:stroke-linecap="butt" draw:fill="none" draw:fill-color="#1a1a1a" draw:textarea-horizontal-align="center" draw:textarea-vertical-align="middle" fo:padding-top="0.129cm" fo:padding-bottom="0.129cm" fo:padding-left="0.254cm" fo:padding-right="0.254cm" loext:decorative="false"/>
    </style:style>
    <style:style style:name="gr97" style:family="graphic" style:parent-style-name="standard">
      <style:graphic-properties draw:stroke="solid" draw:stroke-dash="Dash_20_Dot_20_3" svg:stroke-width="0.009cm" svg:stroke-color="#000000" draw:stroke-linejoin="miter" svg:stroke-linecap="butt" draw:fill="none" draw:fill-color="#1a1a1a" draw:textarea-horizontal-align="center" draw:textarea-vertical-align="middle" fo:padding-top="0.129cm" fo:padding-bottom="0.129cm" fo:padding-left="0.254cm" fo:padding-right="0.254cm" loext:decorative="false"/>
    </style:style>
    <style:style style:name="gr98" style:family="graphic" style:parent-style-name="standard">
      <style:graphic-properties draw:stroke="none" draw:stroke-dash="Dash_20_Dot_20_3" svg:stroke-width="0cm" svg:stroke-color="#000000" draw:stroke-linejoin="none" svg:stroke-linecap="butt" draw:fill="solid" draw:fill-color="#ffe680" draw:textarea-horizontal-align="center" draw:textarea-vertical-align="middle" loext:decorative="false"/>
    </style:style>
    <style:style style:name="gr99" style:family="graphic" style:parent-style-name="standard">
      <style:graphic-properties draw:stroke="solid" draw:stroke-dash="Dash_20_Dot_20_3" svg:stroke-width="0.009cm" svg:stroke-color="#000000" draw:stroke-linejoin="round" svg:stroke-linecap="butt" draw:fill="none" draw:fill-color="#ffe680" draw:textarea-horizontal-align="center" draw:textarea-vertical-align="middle" fo:padding-top="0.129cm" fo:padding-bottom="0.129cm" fo:padding-left="0.254cm" fo:padding-right="0.254cm" loext:decorative="false"/>
    </style:style>
    <style:style style:name="gr100" style:family="graphic" style:parent-style-name="standard">
      <style:graphic-properties draw:stroke="none" draw:stroke-dash="Dash_20_Dot_20_3" svg:stroke-width="0cm" svg:stroke-color="#000000" draw:stroke-linejoin="none" svg:stroke-linecap="butt" draw:fill="solid" draw:fill-color="#ffcc00" draw:textarea-horizontal-align="center" draw:textarea-vertical-align="middle" loext:decorative="false"/>
    </style:style>
    <style:style style:name="gr101" style:family="graphic" style:parent-style-name="standard">
      <style:graphic-properties draw:stroke="solid" draw:stroke-dash="Dash_20_Dot_20_3" svg:stroke-width="0.009cm" svg:stroke-color="#000000" draw:stroke-linejoin="round" svg:stroke-linecap="butt" draw:fill="none" draw:fill-color="#ffcc00" draw:textarea-horizontal-align="center" draw:textarea-vertical-align="middle" fo:padding-top="0.129cm" fo:padding-bottom="0.129cm" fo:padding-left="0.254cm" fo:padding-right="0.254cm" loext:decorative="false"/>
    </style:style>
    <style:style style:name="gr102" style:family="graphic" style:parent-style-name="standard">
      <style:graphic-properties draw:stroke="none" draw:stroke-dash="Dash_20_Dot_20_3" svg:stroke-width="0cm" svg:stroke-color="#000000" draw:stroke-linejoin="none" svg:stroke-linecap="butt" draw:fill="solid" draw:fill-color="#ffdf5e" draw:textarea-horizontal-align="center" draw:textarea-vertical-align="middle" loext:decorative="false"/>
    </style:style>
    <style:style style:name="gr103" style:family="graphic" style:parent-style-name="standard">
      <style:graphic-properties draw:stroke="solid" draw:stroke-dash="Dash_20_Dot_20_3" svg:stroke-width="0.009cm" svg:stroke-color="#000000" draw:stroke-linejoin="round" svg:stroke-linecap="butt" draw:fill="none" draw:fill-color="#ffdf5e" draw:textarea-horizontal-align="center" draw:textarea-vertical-align="middle" fo:padding-top="0.129cm" fo:padding-bottom="0.129cm" fo:padding-left="0.254cm" fo:padding-right="0.254cm" loext:decorative="false"/>
    </style:style>
    <style:style style:name="gr104" style:family="graphic" style:parent-style-name="standard">
      <style:graphic-properties draw:stroke="solid" draw:stroke-dash="Dash_20_Dot_20_3" svg:stroke-width="0.009cm" svg:stroke-color="#1a1a1a" draw:stroke-linejoin="round" svg:stroke-linecap="butt" draw:fill="none" draw:fill-color="#1a1a1a" draw:textarea-horizontal-align="center" draw:textarea-vertical-align="middle" fo:padding-top="0.129cm" fo:padding-bottom="0.129cm" fo:padding-left="0.254cm" fo:padding-right="0.254cm" loext:decorative="false"/>
    </style:style>
    <style:style style:name="gr105" style:family="graphic" style:parent-style-name="standard">
      <style:graphic-properties draw:stroke="none" draw:stroke-dash="Dash_20_Dot_20_3" svg:stroke-width="0cm" svg:stroke-color="#1a1a1a" draw:stroke-linejoin="none" svg:stroke-linecap="butt" draw:fill="solid" draw:fill-color="#000000" draw:textarea-horizontal-align="center" draw:textarea-vertical-align="middle" loext:decorative="false"/>
    </style:style>
    <style:style style:name="gr106" style:family="graphic" style:parent-style-name="standard">
      <style:graphic-properties draw:stroke="solid" draw:stroke-dash="Dash_20_Dot_20_3" svg:stroke-width="0.009cm" svg:stroke-color="#000000" draw:stroke-linejoin="round" svg:stroke-linecap="butt" draw:fill="none" draw:fill-color="#000000" draw:textarea-horizontal-align="center" draw:textarea-vertical-align="middle" fo:padding-top="0.129cm" fo:padding-bottom="0.129cm" fo:padding-left="0.254cm" fo:padding-right="0.254cm" loext:decorative="false"/>
    </style:style>
    <style:style style:name="gr107" style:family="graphic" style:parent-style-name="standard">
      <style:graphic-properties draw:stroke="none" draw:stroke-dash="Dash_20_Dot_20_3" svg:stroke-width="0cm" svg:stroke-color="#000000" draw:stroke-linejoin="none" svg:stroke-linecap="butt" draw:fill="solid" draw:fill-color="#ffda44" draw:textarea-horizontal-align="center" draw:textarea-vertical-align="middle" loext:decorative="false"/>
    </style:style>
    <style:style style:name="gr108" style:family="graphic" style:parent-style-name="standard">
      <style:graphic-properties draw:stroke="solid" draw:stroke-dash="Dash_20_Dot_20_3" svg:stroke-width="0.009cm" svg:stroke-color="#000000" draw:stroke-linejoin="round" svg:stroke-linecap="butt" draw:fill="none" draw:fill-color="#ffda44" draw:textarea-horizontal-align="center" draw:textarea-vertical-align="middle" fo:padding-top="0.129cm" fo:padding-bottom="0.129cm" fo:padding-left="0.254cm" fo:padding-right="0.254cm" loext:decorative="false"/>
    </style:style>
    <style:style style:name="gr109" style:family="graphic" style:parent-style-name="standard">
      <style:graphic-properties draw:stroke="none" draw:stroke-dash="Dash_20_Dot_20_3" svg:stroke-width="0cm" svg:stroke-color="#000000" draw:stroke-linejoin="none" svg:stroke-linecap="butt" draw:fill="solid" draw:fill-color="#fac800" draw:textarea-horizontal-align="center" draw:textarea-vertical-align="middle" loext:decorative="false"/>
    </style:style>
    <style:style style:name="gr110" style:family="graphic" style:parent-style-name="standard">
      <style:graphic-properties draw:stroke="solid" draw:stroke-dash="Dash_20_Dot_20_3" svg:stroke-width="0.009cm" svg:stroke-color="#000000" draw:stroke-linejoin="round" svg:stroke-linecap="butt" draw:fill="none" draw:fill-color="#fac800" draw:textarea-horizontal-align="center" draw:textarea-vertical-align="middle" fo:padding-top="0.129cm" fo:padding-bottom="0.129cm" fo:padding-left="0.254cm" fo:padding-right="0.254cm" loext:decorative="false"/>
    </style:style>
    <style:style style:name="gr111" style:family="graphic" style:parent-style-name="standard">
      <style:graphic-properties draw:stroke="none" draw:stroke-dash="Dash_20_Dot_20_3" svg:stroke-width="0cm" svg:stroke-color="#000000" draw:stroke-linejoin="none" svg:stroke-linecap="butt" draw:fill="solid" draw:fill-color="#c19b00" draw:textarea-horizontal-align="center" draw:textarea-vertical-align="middle" loext:decorative="false"/>
    </style:style>
    <style:style style:name="gr112" style:family="graphic" style:parent-style-name="standard">
      <style:graphic-properties draw:stroke="solid" draw:stroke-dash="Dash_20_Dot_20_3" svg:stroke-width="0.009cm" svg:stroke-color="#000000" draw:stroke-linejoin="round" svg:stroke-linecap="butt" draw:fill="none" draw:fill-color="#c19b00" draw:textarea-horizontal-align="center" draw:textarea-vertical-align="middle" fo:padding-top="0.129cm" fo:padding-bottom="0.129cm" fo:padding-left="0.254cm" fo:padding-right="0.254cm" loext:decorative="false"/>
    </style:style>
    <style:style style:name="gr113" style:family="graphic" style:parent-style-name="standard">
      <style:graphic-properties draw:stroke="none" draw:stroke-dash="Dash_20_Dot_20_3" svg:stroke-width="0cm" svg:stroke-color="#000000" draw:stroke-linejoin="none" svg:stroke-linecap="butt" draw:fill="solid" draw:fill-color="#ffd42a" draw:textarea-horizontal-align="center" draw:textarea-vertical-align="middle" loext:decorative="false"/>
    </style:style>
    <style:style style:name="gr114" style:family="graphic" style:parent-style-name="standard">
      <style:graphic-properties draw:stroke="solid" draw:stroke-dash="Dash_20_Dot_20_3" svg:stroke-width="0.009cm" svg:stroke-color="#000000" draw:stroke-linejoin="miter" svg:stroke-linecap="butt" draw:fill="none" draw:fill-color="#000000" draw:textarea-horizontal-align="center" draw:textarea-vertical-align="middle" fo:padding-top="0.129cm" fo:padding-bottom="0.129cm" fo:padding-left="0.254cm" fo:padding-right="0.254cm" loext:decorative="false"/>
    </style:style>
    <style:style style:name="gr115" style:family="graphic" style:parent-style-name="standard">
      <style:graphic-properties draw:stroke="none" draw:stroke-dash="Dash_20_Dot_20_3" svg:stroke-width="0cm" svg:stroke-color="#000000" draw:stroke-linejoin="none" svg:stroke-linecap="butt" draw:fill="solid" draw:fill-color="#b3b3b3" draw:textarea-horizontal-align="center" draw:textarea-vertical-align="middle" loext:decorative="false"/>
    </style:style>
    <style:style style:name="gr116" style:family="graphic" style:parent-style-name="standard">
      <style:graphic-properties draw:stroke="solid" draw:stroke-dash="Dash_20_Dot_20_3" svg:stroke-width="0.009cm" svg:stroke-color="#000000" draw:stroke-linejoin="miter" svg:stroke-linecap="butt" draw:fill="none" draw:fill-color="#ffe680" draw:textarea-horizontal-align="center" draw:textarea-vertical-align="middle" fo:padding-top="0.129cm" fo:padding-bottom="0.129cm" fo:padding-left="0.254cm" fo:padding-right="0.254cm" loext:decorative="false"/>
    </style:style>
    <style:style style:name="gr117" style:family="graphic" style:parent-style-name="standard">
      <style:graphic-properties draw:stroke="solid" draw:stroke-dash="Dash_20_Dot_20_3" svg:stroke-width="0.009cm" svg:stroke-color="#000000" draw:stroke-linejoin="miter" svg:stroke-linecap="butt" draw:fill="none" draw:fill-color="#ffd42a" draw:textarea-horizontal-align="center" draw:textarea-vertical-align="middle" fo:padding-top="0.129cm" fo:padding-bottom="0.129cm" fo:padding-left="0.254cm" fo:padding-right="0.254cm" loext:decorative="false"/>
    </style:style>
    <style:style style:name="gr118" style:family="graphic" style:parent-style-name="standard">
      <style:graphic-properties draw:stroke="none" draw:stroke-dash="Dash_20_Dot_20_3" svg:stroke-width="0cm" svg:stroke-color="#000000" draw:stroke-linejoin="none" svg:stroke-linecap="butt" draw:fill="solid" draw:fill-color="#999999" draw:textarea-horizontal-align="center" draw:textarea-vertical-align="middle" loext:decorative="false"/>
    </style:style>
    <style:style style:name="gr119" style:family="graphic" style:parent-style-name="standard">
      <style:graphic-properties draw:stroke="solid" draw:stroke-dash="Dash_20_Dot_20_3" svg:stroke-width="0.009cm" svg:stroke-color="#000000" draw:stroke-linejoin="miter" svg:stroke-linecap="butt" draw:fill="none" draw:fill-color="#999999" draw:textarea-horizontal-align="center" draw:textarea-vertical-align="middle" fo:padding-top="0.129cm" fo:padding-bottom="0.129cm" fo:padding-left="0.254cm" fo:padding-right="0.254cm" loext:decorative="false"/>
    </style:style>
    <style:style style:name="gr120" style:family="graphic" style:parent-style-name="standard">
      <style:graphic-properties draw:stroke="solid" draw:stroke-dash="Dash_20_Dot_20_3" svg:stroke-width="0.009cm" svg:stroke-color="#000000" draw:stroke-linejoin="round" svg:stroke-linecap="butt" draw:fill="none" draw:fill-color="#ffd42a" draw:textarea-horizontal-align="center" draw:textarea-vertical-align="middle" fo:padding-top="0.129cm" fo:padding-bottom="0.129cm" fo:padding-left="0.254cm" fo:padding-right="0.254cm" loext:decorative="false"/>
    </style:style>
    <style:style style:name="gr121" style:family="graphic" style:parent-style-name="standard">
      <style:graphic-properties draw:stroke="none" draw:fill="bitmap" draw:fill-image-name="Bitmap_20_57" style:repeat="stretch" draw:textarea-horizontal-align="center" draw:textarea-vertical-align="middle" loext:decorative="false"/>
    </style:style>
    <style:style style:name="gr122" style:family="graphic" style:parent-style-name="standard">
      <style:graphic-properties draw:stroke="none" draw:stroke-dash="Dash_20_Dot_20_3" svg:stroke-width="0cm" svg:stroke-color="#000000" draw:stroke-linejoin="none" svg:stroke-linecap="butt" draw:fill="solid" draw:fill-color="#0c0c0c" draw:textarea-horizontal-align="center" draw:textarea-vertical-align="middle" loext:decorative="false"/>
    </style:style>
    <style:style style:name="gr123" style:family="graphic" style:parent-style-name="standard">
      <style:graphic-properties draw:stroke="none" draw:stroke-dash="Dash_20_Dot_20_3" svg:stroke-width="0cm" svg:stroke-color="#000000" draw:stroke-linejoin="none" svg:stroke-linecap="butt" draw:fill="solid" draw:fill-color="#171717" draw:textarea-horizontal-align="center" draw:textarea-vertical-align="middle" loext:decorative="false"/>
    </style:style>
    <style:style style:name="gr124" style:family="graphic" style:parent-style-name="standard">
      <style:graphic-properties draw:stroke="none" draw:stroke-dash="Dash_20_Dot_20_3" svg:stroke-width="0cm" svg:stroke-color="#000000" draw:stroke-linejoin="none" svg:stroke-linecap="butt" draw:fill="solid" draw:fill-color="#232323" draw:textarea-horizontal-align="center" draw:textarea-vertical-align="middle" loext:decorative="false"/>
    </style:style>
    <style:style style:name="gr125" style:family="graphic" style:parent-style-name="standard">
      <style:graphic-properties draw:stroke="none" draw:stroke-dash="Dash_20_Dot_20_3" svg:stroke-width="0cm" svg:stroke-color="#000000" draw:stroke-linejoin="none" svg:stroke-linecap="butt" draw:fill="solid" draw:fill-color="#2f2f2f" draw:textarea-horizontal-align="center" draw:textarea-vertical-align="middle" loext:decorative="false"/>
    </style:style>
    <style:style style:name="gr126" style:family="graphic" style:parent-style-name="standard">
      <style:graphic-properties draw:stroke="none" draw:stroke-dash="Dash_20_Dot_20_3" svg:stroke-width="0cm" svg:stroke-color="#000000" draw:stroke-linejoin="none" svg:stroke-linecap="butt" draw:fill="solid" draw:fill-color="#3a3a3a" draw:textarea-horizontal-align="center" draw:textarea-vertical-align="middle" loext:decorative="false"/>
    </style:style>
    <style:style style:name="gr127" style:family="graphic" style:parent-style-name="standard">
      <style:graphic-properties draw:stroke="none" draw:stroke-dash="Dash_20_Dot_20_3" svg:stroke-width="0cm" svg:stroke-color="#000000" draw:stroke-linejoin="none" svg:stroke-linecap="butt" draw:fill="solid" draw:fill-color="#464646" draw:textarea-horizontal-align="center" draw:textarea-vertical-align="middle" loext:decorative="false"/>
    </style:style>
    <style:style style:name="gr128" style:family="graphic" style:parent-style-name="standard">
      <style:graphic-properties draw:stroke="none" draw:stroke-dash="Dash_20_Dot_20_3" svg:stroke-width="0cm" svg:stroke-color="#000000" draw:stroke-linejoin="none" svg:stroke-linecap="butt" draw:fill="solid" draw:fill-color="#515151" draw:textarea-horizontal-align="center" draw:textarea-vertical-align="middle" loext:decorative="false"/>
    </style:style>
    <style:style style:name="gr129" style:family="graphic" style:parent-style-name="standard">
      <style:graphic-properties draw:stroke="none" draw:stroke-dash="Dash_20_Dot_20_3" svg:stroke-width="0cm" svg:stroke-color="#000000" draw:stroke-linejoin="none" svg:stroke-linecap="butt" draw:fill="solid" draw:fill-color="#5d5d5d" draw:textarea-horizontal-align="center" draw:textarea-vertical-align="middle" loext:decorative="false"/>
    </style:style>
    <style:style style:name="gr130" style:family="graphic" style:parent-style-name="standard">
      <style:graphic-properties draw:stroke="none" draw:stroke-dash="Dash_20_Dot_20_3" svg:stroke-width="0cm" svg:stroke-color="#000000" draw:stroke-linejoin="none" svg:stroke-linecap="butt" draw:fill="solid" draw:fill-color="#696969" draw:textarea-horizontal-align="center" draw:textarea-vertical-align="middle" loext:decorative="false"/>
    </style:style>
    <style:style style:name="gr131" style:family="graphic" style:parent-style-name="standard">
      <style:graphic-properties draw:stroke="none" draw:stroke-dash="Dash_20_Dot_20_3" svg:stroke-width="0cm" svg:stroke-color="#000000" draw:stroke-linejoin="none" svg:stroke-linecap="butt" draw:fill="solid" draw:fill-color="#747474" draw:textarea-horizontal-align="center" draw:textarea-vertical-align="middle" loext:decorative="false"/>
    </style:style>
    <style:style style:name="gr132" style:family="graphic" style:parent-style-name="standard">
      <style:graphic-properties draw:stroke="none" draw:fill="bitmap" draw:fill-image-name="Bitmap_20_58" style:repeat="stretch" draw:textarea-horizontal-align="center" draw:textarea-vertical-align="middle" loext:decorative="false"/>
    </style:style>
    <style:style style:name="gr133" style:family="graphic" style:parent-style-name="standard">
      <style:graphic-properties draw:stroke="none" draw:fill="bitmap" draw:fill-image-name="Bitmap_20_59" style:repeat="stretch" draw:textarea-horizontal-align="center" draw:textarea-vertical-align="middle" loext:decorative="false"/>
    </style:style>
    <style:style style:name="gr134" style:family="graphic" style:parent-style-name="standard">
      <style:graphic-properties draw:stroke="none" draw:fill="bitmap" draw:fill-image-name="Bitmap_20_60" style:repeat="stretch" draw:textarea-horizontal-align="center" draw:textarea-vertical-align="middle" loext:decorative="false"/>
    </style:style>
    <style:style style:name="gr135" style:family="graphic" style:parent-style-name="standard">
      <style:graphic-properties draw:stroke="none" draw:stroke-dash="Dash_20_Dot_20_3" svg:stroke-width="0cm" svg:stroke-color="#241e0e" draw:stroke-linejoin="none" svg:stroke-linecap="butt" draw:fill="solid" draw:fill-color="#ffffff" draw:textarea-horizontal-align="center" draw:textarea-vertical-align="middle" loext:decorative="false"/>
    </style:style>
    <style:style style:name="gr136" style:family="graphic" style:parent-style-name="standard">
      <style:graphic-properties draw:stroke="none" draw:fill="bitmap" draw:fill-image-name="Bitmap_20_61" style:repeat="stretch" draw:textarea-horizontal-align="center" draw:textarea-vertical-align="middle" loext:decorative="false"/>
    </style:style>
    <style:style style:name="gr137" style:family="graphic" style:parent-style-name="standard">
      <style:graphic-properties draw:stroke="none" draw:fill="bitmap" draw:fill-image-name="Bitmap_20_62" style:repeat="stretch" draw:textarea-horizontal-align="center" draw:textarea-vertical-align="middle" loext:decorative="false"/>
    </style:style>
    <style:style style:name="gr138" style:family="graphic" style:parent-style-name="standard">
      <style:graphic-properties draw:stroke="none" draw:fill="bitmap" draw:fill-image-name="Bitmap_20_63" style:repeat="stretch" draw:textarea-horizontal-align="center" draw:textarea-vertical-align="middle" loext:decorative="false"/>
    </style:style>
    <style:style style:name="gr139" style:family="graphic" style:parent-style-name="standard">
      <style:graphic-properties draw:stroke="none" draw:fill="bitmap" draw:fill-image-name="Bitmap_20_64" style:repeat="stretch" draw:textarea-horizontal-align="center" draw:textarea-vertical-align="middle" loext:decorative="false"/>
    </style:style>
    <style:style style:name="gr140" style:family="graphic" style:parent-style-name="standard">
      <style:graphic-properties draw:stroke="none" draw:fill="bitmap" draw:fill-image-name="Bitmap_20_65" style:repeat="stretch" draw:textarea-horizontal-align="center" draw:textarea-vertical-align="middle" loext:decorative="false"/>
    </style:style>
    <style:style style:name="gr141" style:family="graphic" style:parent-style-name="standard">
      <style:graphic-properties draw:stroke="none" draw:fill="bitmap" draw:fill-image-name="Bitmap_20_66" style:repeat="stretch" draw:textarea-horizontal-align="center" draw:textarea-vertical-align="middle" loext:decorative="false"/>
    </style:style>
    <style:style style:name="gr142" style:family="graphic" style:parent-style-name="standard">
      <style:graphic-properties draw:stroke="none" draw:fill="bitmap" draw:fill-image-name="Bitmap_20_67" style:repeat="stretch" draw:textarea-horizontal-align="center" draw:textarea-vertical-align="middle" loext:decorative="false"/>
    </style:style>
    <style:style style:name="gr143" style:family="graphic" style:parent-style-name="standard">
      <style:graphic-properties draw:stroke="none" draw:fill="bitmap" draw:fill-image-name="Bitmap_20_68" style:repeat="stretch" draw:textarea-horizontal-align="center" draw:textarea-vertical-align="middle" loext:decorative="false"/>
    </style:style>
    <style:style style:name="gr144" style:family="graphic" style:parent-style-name="standard">
      <style:graphic-properties draw:stroke="solid" draw:stroke-dash="Dash_20_Dot_20_4" svg:stroke-width="0.026cm" svg:stroke-color="#000000" draw:stroke-linejoin="miter" svg:stroke-linecap="butt" draw:fill="none" draw:fill-color="#ffffff" draw:textarea-horizontal-align="center" draw:textarea-vertical-align="middle" fo:padding-top="0.138cm" fo:padding-bottom="0.138cm" fo:padding-left="0.263cm" fo:padding-right="0.263cm" loext:decorative="false"/>
    </style:style>
    <style:style style:name="gr145" style:family="graphic" style:parent-style-name="standard">
      <style:graphic-properties draw:stroke="none" draw:fill="bitmap" draw:fill-image-name="Bitmap_20_69" style:repeat="stretch" draw:textarea-horizontal-align="center" draw:textarea-vertical-align="middle" loext:decorative="false"/>
    </style:style>
    <style:style style:name="gr146" style:family="graphic" style:parent-style-name="standard">
      <style:graphic-properties draw:stroke="none" draw:fill="bitmap" draw:fill-image-name="Bitmap_20_70" style:repeat="stretch" draw:textarea-horizontal-align="center" draw:textarea-vertical-align="middle" loext:decorative="false"/>
    </style:style>
    <style:style style:name="gr147" style:family="graphic" style:parent-style-name="standard">
      <style:graphic-properties draw:stroke="none" draw:fill="bitmap" draw:fill-image-name="Bitmap_20_71" style:repeat="stretch" draw:textarea-horizontal-align="center" draw:textarea-vertical-align="middle" loext:decorative="false"/>
    </style:style>
    <style:style style:name="gr148" style:family="graphic" style:parent-style-name="standard">
      <style:graphic-properties draw:stroke="none" draw:fill="bitmap" draw:fill-image-name="Bitmap_20_72" style:repeat="stretch" draw:textarea-horizontal-align="center" draw:textarea-vertical-align="middle" loext:decorative="false"/>
    </style:style>
    <style:style style:name="gr149" style:family="graphic" style:parent-style-name="standard">
      <style:graphic-properties draw:stroke="none" draw:fill="bitmap" draw:fill-image-name="Bitmap_20_73" style:repeat="stretch" draw:textarea-horizontal-align="center" draw:textarea-vertical-align="middle" loext:decorative="false"/>
    </style:style>
    <style:style style:name="gr150" style:family="graphic" style:parent-style-name="standard">
      <style:graphic-properties draw:stroke="none" draw:fill="bitmap" draw:fill-image-name="Bitmap_20_74" style:repeat="stretch" draw:textarea-horizontal-align="center" draw:textarea-vertical-align="middle" loext:decorative="false"/>
    </style:style>
    <style:style style:name="gr151" style:family="graphic" style:parent-style-name="standard">
      <style:graphic-properties draw:stroke="solid" draw:stroke-dash="Dash_20_Dot_20_3" svg:stroke-width="0.06cm" svg:stroke-color="#000000" draw:stroke-linejoin="round" svg:stroke-linecap="round" draw:textarea-horizontal-align="center" draw:textarea-vertical-align="middle" fo:padding-top="0.155cm" fo:padding-bottom="0.155cm" fo:padding-left="0.28cm" fo:padding-right="0.28cm" loext:decorative="false"/>
    </style:style>
    <style:style style:name="gr152" style:family="graphic" style:parent-style-name="standard">
      <style:graphic-properties draw:stroke="solid" draw:stroke-dash="Dash_20_Dot_20_5" svg:stroke-width="0.06cm" svg:stroke-color="#000000" draw:stroke-linejoin="round" svg:stroke-linecap="round" draw:textarea-horizontal-align="center" draw:textarea-vertical-align="middle" fo:padding-top="0.155cm" fo:padding-bottom="0.155cm" fo:padding-left="0.28cm" fo:padding-right="0.28cm" loext:decorative="false"/>
    </style:style>
    <style:style style:name="gr153" style:family="graphic" style:parent-style-name="standard">
      <style:graphic-properties draw:stroke="solid" draw:stroke-dash="Dash_20_Dot_20_3" svg:stroke-width="0.105cm" svg:stroke-color="#000000" draw:stroke-linejoin="round" svg:stroke-linecap="butt" draw:textarea-horizontal-align="center" draw:textarea-vertical-align="middle" fo:padding-top="0.177cm" fo:padding-bottom="0.177cm" fo:padding-left="0.302cm" fo:padding-right="0.302cm" loext:decorative="false"/>
    </style:style>
    <style:style style:name="gr154" style:family="graphic" style:parent-style-name="standard">
      <style:graphic-properties draw:stroke="solid" draw:stroke-dash="Dash_20_Dot_20_3" svg:stroke-width="0.098cm" svg:stroke-color="#000000" draw:stroke-linejoin="round" svg:stroke-linecap="butt" draw:textarea-horizontal-align="center" draw:textarea-vertical-align="middle" fo:padding-top="0.174cm" fo:padding-bottom="0.174cm" fo:padding-left="0.299cm" fo:padding-right="0.299cm" loext:decorative="false"/>
    </style:style>
    <style:style style:name="gr155" style:family="graphic" style:parent-style-name="standard">
      <style:graphic-properties draw:stroke="solid" draw:stroke-dash="Dash_20_Dot_20_3" svg:stroke-width="0.124cm" svg:stroke-color="#000000" draw:stroke-linejoin="round" svg:stroke-linecap="butt" draw:textarea-horizontal-align="center" draw:textarea-vertical-align="middle" fo:padding-top="0.187cm" fo:padding-bottom="0.187cm" fo:padding-left="0.312cm" fo:padding-right="0.312cm" loext:decorative="false"/>
    </style:style>
    <style:style style:name="gr156" style:family="graphic" style:parent-style-name="standard">
      <style:graphic-properties draw:stroke="solid" draw:stroke-dash="Dash_20_Dot_20_3" svg:stroke-width="0.06cm" svg:stroke-color="#ff0000" draw:stroke-linejoin="round" svg:stroke-linecap="round" draw:textarea-horizontal-align="center" draw:textarea-vertical-align="middle" fo:padding-top="0.155cm" fo:padding-bottom="0.155cm" fo:padding-left="0.28cm" fo:padding-right="0.28cm" loext:decorative="false"/>
    </style:style>
    <style:style style:name="gr157" style:family="graphic" style:parent-style-name="standard">
      <style:graphic-properties draw:stroke="solid" draw:stroke-dash="Dash_20_Dot_20_3" svg:stroke-width="0.06cm" svg:stroke-color="#00ff00" draw:stroke-linejoin="round" svg:stroke-linecap="round" draw:textarea-horizontal-align="center" draw:textarea-vertical-align="middle" fo:padding-top="0.155cm" fo:padding-bottom="0.155cm" fo:padding-left="0.28cm" fo:padding-right="0.28cm" loext:decorative="false"/>
    </style:style>
    <style:style style:name="gr158" style:family="graphic" style:parent-style-name="standard">
      <style:graphic-properties draw:stroke="solid" draw:stroke-dash="Dash_20_Dot_20_3" svg:stroke-width="0.06cm" svg:stroke-color="#0000ff" draw:stroke-linejoin="round" svg:stroke-linecap="round" draw:textarea-horizontal-align="center" draw:textarea-vertical-align="middle" fo:padding-top="0.155cm" fo:padding-bottom="0.155cm" fo:padding-left="0.28cm" fo:padding-right="0.28cm" loext:decorative="false"/>
    </style:style>
    <style:style style:name="gr159" style:family="graphic" style:parent-style-name="standard">
      <style:graphic-properties draw:stroke="none" draw:fill="none" draw:fill-color="#ffffff" draw:textarea-horizontal-align="left" draw:auto-grow-width="true" fo:min-height="0.395cm" fo:min-width="0.154cm" fo:padding-top="0cm" fo:padding-bottom="0cm" fo:padding-left="0cm" fo:padding-right="0cm" loext:decorative="false"/>
      <style:paragraph-properties style:writing-mode="lr-tb"/>
    </style:style>
    <style:style style:name="gr160" style:family="graphic" style:parent-style-name="standard">
      <style:graphic-properties draw:stroke="none" draw:fill="none" draw:fill-color="#ffffff" draw:textarea-horizontal-align="left" draw:auto-grow-width="true" fo:min-height="0.395cm" fo:min-width="0.138cm" fo:padding-top="0cm" fo:padding-bottom="0cm" fo:padding-left="0cm" fo:padding-right="0cm" loext:decorative="false"/>
      <style:paragraph-properties style:writing-mode="lr-tb"/>
    </style:style>
    <style:style style:name="gr161" style:family="graphic" style:parent-style-name="standard">
      <style:graphic-properties draw:stroke="none" draw:fill="none" draw:fill-color="#ffffff" draw:textarea-horizontal-align="left" draw:auto-grow-width="true" fo:min-height="0.395cm" fo:min-width="0.142cm" fo:padding-top="0cm" fo:padding-bottom="0cm" fo:padding-left="0cm" fo:padding-right="0cm" loext:decorative="false"/>
      <style:paragraph-properties style:writing-mode="lr-tb"/>
    </style:style>
    <style:style style:name="gr162" style:family="graphic" style:parent-style-name="standard">
      <style:graphic-properties draw:stroke="none" draw:fill="bitmap" draw:fill-image-name="Bitmap_20_75" style:repeat="stretch" draw:textarea-horizontal-align="center" draw:textarea-vertical-align="middle" loext:decorative="false"/>
    </style:style>
    <style:style style:name="gr163" style:family="graphic" style:parent-style-name="standard">
      <style:graphic-properties draw:stroke="none" draw:fill="bitmap" draw:fill-image-name="Bitmap_20_76" style:repeat="stretch" draw:textarea-horizontal-align="center" draw:textarea-vertical-align="middle" loext:decorative="false"/>
    </style:style>
    <style:style style:name="gr164" style:family="graphic" style:parent-style-name="standard">
      <style:graphic-properties draw:stroke="solid" draw:stroke-dash="Dash_20_Dot_20_4" svg:stroke-width="0.026cm" svg:stroke-color="#000000" draw:stroke-linejoin="miter" svg:stroke-linecap="butt" draw:textarea-horizontal-align="center" draw:textarea-vertical-align="middle" fo:padding-top="0.138cm" fo:padding-bottom="0.138cm" fo:padding-left="0.263cm" fo:padding-right="0.263cm" loext:decorative="fals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858585"/>
      <style:paragraph-properties fo:text-align="center"/>
    </style:style>
    <style:style style:name="P5" style:family="paragraph">
      <loext:graphic-properties draw:fill="none" draw:fill-color="#858585"/>
      <style:paragraph-properties fo:text-align="center"/>
    </style:style>
    <style:style style:name="P6" style:family="paragraph">
      <loext:graphic-properties draw:fill="bitmap" draw:fill-image-name="Bitmap_20_1" style:repeat="stretch"/>
      <style:paragraph-properties fo:text-align="center"/>
    </style:style>
    <style:style style:name="P7" style:family="paragraph">
      <loext:graphic-properties draw:fill="bitmap" draw:fill-image-name="Bitmap_20_2" style:repeat="stretch"/>
      <style:paragraph-properties fo:text-align="center"/>
    </style:style>
    <style:style style:name="P8" style:family="paragraph">
      <loext:graphic-properties draw:fill="bitmap" draw:fill-image-name="Bitmap_20_3" style:repeat="stretch"/>
      <style:paragraph-properties fo:text-align="center"/>
    </style:style>
    <style:style style:name="P9" style:family="paragraph">
      <loext:graphic-properties draw:fill="bitmap" draw:fill-image-name="Bitmap_20_4" style:repeat="stretch"/>
      <style:paragraph-properties fo:text-align="center"/>
    </style:style>
    <style:style style:name="P10" style:family="paragraph">
      <loext:graphic-properties draw:fill="bitmap" draw:fill-image-name="Bitmap_20_5" style:repeat="stretch"/>
      <style:paragraph-properties fo:text-align="center"/>
    </style:style>
    <style:style style:name="P11" style:family="paragraph">
      <loext:graphic-properties draw:fill="bitmap" draw:fill-image-name="Bitmap_20_6" style:repeat="stretch"/>
      <style:paragraph-properties fo:text-align="center"/>
    </style:style>
    <style:style style:name="P12" style:family="paragraph">
      <loext:graphic-properties draw:fill="bitmap" draw:fill-image-name="Bitmap_20_7" style:repeat="stretch"/>
      <style:paragraph-properties fo:text-align="center"/>
    </style:style>
    <style:style style:name="P13" style:family="paragraph">
      <loext:graphic-properties draw:fill="bitmap" draw:fill-image-name="Bitmap_20_8" style:repeat="stretch"/>
      <style:paragraph-properties fo:text-align="center"/>
    </style:style>
    <style:style style:name="P14" style:family="paragraph">
      <loext:graphic-properties draw:fill="bitmap" draw:fill-image-name="Bitmap_20_9" style:repeat="stretch"/>
      <style:paragraph-properties fo:text-align="center"/>
    </style:style>
    <style:style style:name="P15" style:family="paragraph">
      <loext:graphic-properties draw:fill="bitmap" draw:fill-image-name="Bitmap_20_10" style:repeat="stretch"/>
      <style:paragraph-properties fo:text-align="center"/>
    </style:style>
    <style:style style:name="P16" style:family="paragraph">
      <loext:graphic-properties draw:fill="solid" draw:fill-color="#99ff33"/>
      <style:paragraph-properties fo:text-align="center"/>
    </style:style>
    <style:style style:name="P17" style:family="paragraph">
      <loext:graphic-properties draw:fill="none" draw:fill-color="#99ff33"/>
      <style:paragraph-properties fo:text-align="center"/>
    </style:style>
    <style:style style:name="P18" style:family="paragraph">
      <loext:graphic-properties draw:fill="solid" draw:fill-color="#3399ff"/>
      <style:paragraph-properties fo:text-align="center"/>
    </style:style>
    <style:style style:name="P19" style:family="paragraph">
      <loext:graphic-properties draw:fill="none" draw:fill-color="#3399ff"/>
      <style:paragraph-properties fo:text-align="center"/>
    </style:style>
    <style:style style:name="P20" style:family="paragraph">
      <loext:graphic-properties draw:fill="solid" draw:fill-color="#ff9933"/>
      <style:paragraph-properties fo:text-align="center"/>
    </style:style>
    <style:style style:name="P21" style:family="paragraph">
      <loext:graphic-properties draw:fill="none" draw:fill-color="#ff9933"/>
      <style:paragraph-properties fo:text-align="center"/>
    </style:style>
    <style:style style:name="P22" style:family="paragraph">
      <loext:graphic-properties draw:fill="bitmap" draw:fill-image-name="Bitmap_20_11" style:repeat="stretch"/>
      <style:paragraph-properties fo:text-align="center"/>
    </style:style>
    <style:style style:name="P23" style:family="paragraph">
      <loext:graphic-properties draw:fill="bitmap" draw:fill-image-name="Bitmap_20_12" style:repeat="stretch"/>
      <style:paragraph-properties fo:text-align="center"/>
    </style:style>
    <style:style style:name="P24" style:family="paragraph">
      <loext:graphic-properties draw:fill="bitmap" draw:fill-image-name="Bitmap_20_13" style:repeat="stretch"/>
      <style:paragraph-properties fo:text-align="center"/>
    </style:style>
    <style:style style:name="P25" style:family="paragraph">
      <loext:graphic-properties draw:fill="bitmap" draw:fill-image-name="Bitmap_20_14" style:repeat="stretch"/>
      <style:paragraph-properties fo:text-align="center"/>
    </style:style>
    <style:style style:name="P26" style:family="paragraph">
      <loext:graphic-properties draw:fill="bitmap" draw:fill-image-name="Bitmap_20_15" style:repeat="stretch"/>
      <style:paragraph-properties fo:text-align="center"/>
    </style:style>
    <style:style style:name="P27" style:family="paragraph">
      <loext:graphic-properties draw:fill="bitmap" draw:fill-image-name="Bitmap_20_16" style:repeat="stretch"/>
      <style:paragraph-properties fo:text-align="center"/>
    </style:style>
    <style:style style:name="P28" style:family="paragraph">
      <loext:graphic-properties draw:fill="solid" draw:fill-color="#e8d289"/>
      <style:paragraph-properties fo:text-align="center"/>
    </style:style>
    <style:style style:name="P29" style:family="paragraph">
      <loext:graphic-properties draw:fill="none" draw:fill-color="#e8d289"/>
      <style:paragraph-properties fo:text-align="center"/>
    </style:style>
    <style:style style:name="P30" style:family="paragraph">
      <loext:graphic-properties draw:fill="solid" draw:fill-color="#f89e97"/>
      <style:paragraph-properties fo:text-align="center"/>
    </style:style>
    <style:style style:name="P31" style:family="paragraph">
      <loext:graphic-properties draw:fill="none" draw:fill-color="#f89e97"/>
      <style:paragraph-properties fo:text-align="center"/>
    </style:style>
    <style:style style:name="P32" style:family="paragraph">
      <loext:graphic-properties draw:fill="solid" draw:fill-color="#92a0fc"/>
      <style:paragraph-properties fo:text-align="center"/>
    </style:style>
    <style:style style:name="P33" style:family="paragraph">
      <loext:graphic-properties draw:fill="none" draw:fill-color="#92a0fc"/>
      <style:paragraph-properties fo:text-align="center"/>
    </style:style>
    <style:style style:name="P34" style:family="paragraph">
      <loext:graphic-properties draw:fill="bitmap" draw:fill-image-name="Bitmap_20_17" style:repeat="stretch"/>
      <style:paragraph-properties fo:text-align="center"/>
    </style:style>
    <style:style style:name="P35" style:family="paragraph">
      <loext:graphic-properties draw:fill="bitmap" draw:fill-image-name="Bitmap_20_18" style:repeat="stretch"/>
      <style:paragraph-properties fo:text-align="center"/>
    </style:style>
    <style:style style:name="P36" style:family="paragraph">
      <loext:graphic-properties draw:fill="solid" draw:fill-color="#f8cecc"/>
      <style:paragraph-properties fo:text-align="center"/>
    </style:style>
    <style:style style:name="P37" style:family="paragraph">
      <loext:graphic-properties draw:fill="none" draw:fill-color="#f8cecc"/>
      <style:paragraph-properties fo:text-align="center"/>
    </style:style>
    <style:style style:name="P38" style:family="paragraph">
      <loext:graphic-properties draw:fill="solid" draw:fill-color="#333333"/>
      <style:paragraph-properties fo:text-align="center"/>
    </style:style>
    <style:style style:name="P39" style:family="paragraph">
      <loext:graphic-properties draw:fill="none" draw:fill-color="#333333"/>
      <style:paragraph-properties fo:text-align="center"/>
    </style:style>
    <style:style style:name="P40" style:family="paragraph">
      <loext:graphic-properties draw:fill="solid" draw:fill-color="#ff0800"/>
      <style:paragraph-properties fo:text-align="center"/>
    </style:style>
    <style:style style:name="P41" style:family="paragraph">
      <loext:graphic-properties draw:fill="bitmap" draw:fill-image-name="Bitmap_20_19" style:repeat="stretch"/>
      <style:paragraph-properties fo:text-align="center"/>
    </style:style>
    <style:style style:name="P42" style:family="paragraph">
      <loext:graphic-properties draw:fill="bitmap" draw:fill-image-name="Bitmap_20_20" style:repeat="stretch"/>
      <style:paragraph-properties fo:text-align="center"/>
    </style:style>
    <style:style style:name="P43" style:family="paragraph">
      <loext:graphic-properties draw:fill="bitmap" draw:fill-image-name="Bitmap_20_21" style:repeat="stretch"/>
      <style:paragraph-properties fo:text-align="center"/>
    </style:style>
    <style:style style:name="P44" style:family="paragraph">
      <loext:graphic-properties draw:fill="bitmap" draw:fill-image-name="Bitmap_20_22" style:repeat="stretch"/>
      <style:paragraph-properties fo:text-align="center"/>
    </style:style>
    <style:style style:name="P45" style:family="paragraph">
      <loext:graphic-properties draw:fill="bitmap" draw:fill-image-name="Bitmap_20_23" style:repeat="stretch"/>
      <style:paragraph-properties fo:text-align="center"/>
    </style:style>
    <style:style style:name="P46" style:family="paragraph">
      <loext:graphic-properties draw:fill="bitmap" draw:fill-image-name="Bitmap_20_24" style:repeat="stretch"/>
      <style:paragraph-properties fo:text-align="center"/>
    </style:style>
    <style:style style:name="P47" style:family="paragraph">
      <loext:graphic-properties draw:fill="bitmap" draw:fill-image-name="Bitmap_20_25" style:repeat="stretch"/>
      <style:paragraph-properties fo:text-align="center"/>
    </style:style>
    <style:style style:name="P48" style:family="paragraph">
      <loext:graphic-properties draw:fill="bitmap" draw:fill-image-name="Bitmap_20_26" style:repeat="stretch"/>
      <style:paragraph-properties fo:text-align="center"/>
    </style:style>
    <style:style style:name="P49" style:family="paragraph">
      <loext:graphic-properties draw:fill="bitmap" draw:fill-image-name="Bitmap_20_27" style:repeat="stretch"/>
      <style:paragraph-properties fo:text-align="center"/>
    </style:style>
    <style:style style:name="P50" style:family="paragraph">
      <loext:graphic-properties draw:fill="bitmap" draw:fill-image-name="Bitmap_20_28" style:repeat="stretch"/>
      <style:paragraph-properties fo:text-align="center"/>
    </style:style>
    <style:style style:name="P51" style:family="paragraph">
      <loext:graphic-properties draw:fill="bitmap" draw:fill-image-name="Bitmap_20_29" style:repeat="stretch"/>
      <style:paragraph-properties fo:text-align="center"/>
    </style:style>
    <style:style style:name="P52" style:family="paragraph">
      <loext:graphic-properties draw:fill="bitmap" draw:fill-image-name="Bitmap_20_30" style:repeat="stretch"/>
      <style:paragraph-properties fo:text-align="center"/>
    </style:style>
    <style:style style:name="P53" style:family="paragraph">
      <loext:graphic-properties draw:fill="bitmap" draw:fill-image-name="Bitmap_20_31" style:repeat="stretch"/>
      <style:paragraph-properties fo:text-align="center"/>
    </style:style>
    <style:style style:name="P54" style:family="paragraph">
      <loext:graphic-properties draw:fill="bitmap" draw:fill-image-name="Bitmap_20_32" style:repeat="stretch"/>
      <style:paragraph-properties fo:text-align="center"/>
    </style:style>
    <style:style style:name="P55" style:family="paragraph">
      <loext:graphic-properties draw:fill="bitmap" draw:fill-image-name="Bitmap_20_33" style:repeat="stretch"/>
      <style:paragraph-properties fo:text-align="center"/>
    </style:style>
    <style:style style:name="P56" style:family="paragraph">
      <loext:graphic-properties draw:fill="bitmap" draw:fill-image-name="Bitmap_20_34" style:repeat="stretch"/>
      <style:paragraph-properties fo:text-align="center"/>
    </style:style>
    <style:style style:name="P57" style:family="paragraph">
      <loext:graphic-properties draw:fill="bitmap" draw:fill-image-name="Bitmap_20_35" style:repeat="stretch"/>
      <style:paragraph-properties fo:text-align="center"/>
    </style:style>
    <style:style style:name="P58" style:family="paragraph">
      <loext:graphic-properties draw:fill="bitmap" draw:fill-image-name="Bitmap_20_36" style:repeat="stretch"/>
      <style:paragraph-properties fo:text-align="center"/>
    </style:style>
    <style:style style:name="P59" style:family="paragraph">
      <loext:graphic-properties draw:fill="bitmap" draw:fill-image-name="Bitmap_20_37" style:repeat="stretch"/>
      <style:paragraph-properties fo:text-align="center"/>
    </style:style>
    <style:style style:name="P60" style:family="paragraph">
      <loext:graphic-properties draw:fill="bitmap" draw:fill-image-name="Bitmap_20_38" style:repeat="stretch"/>
      <style:paragraph-properties fo:text-align="center"/>
    </style:style>
    <style:style style:name="P61" style:family="paragraph">
      <loext:graphic-properties draw:fill="bitmap" draw:fill-image-name="Bitmap_20_39" style:repeat="stretch"/>
      <style:paragraph-properties fo:text-align="center"/>
    </style:style>
    <style:style style:name="P62" style:family="paragraph">
      <loext:graphic-properties draw:fill="bitmap" draw:fill-image-name="Bitmap_20_40" style:repeat="stretch"/>
      <style:paragraph-properties fo:text-align="center"/>
    </style:style>
    <style:style style:name="P63" style:family="paragraph">
      <loext:graphic-properties draw:fill="bitmap" draw:fill-image-name="Bitmap_20_41" style:repeat="stretch"/>
      <style:paragraph-properties fo:text-align="center"/>
    </style:style>
    <style:style style:name="P64" style:family="paragraph">
      <loext:graphic-properties draw:fill="bitmap" draw:fill-image-name="Bitmap_20_42" style:repeat="stretch"/>
      <style:paragraph-properties fo:text-align="center"/>
    </style:style>
    <style:style style:name="P65" style:family="paragraph">
      <loext:graphic-properties draw:fill="bitmap" draw:fill-image-name="Bitmap_20_43" style:repeat="stretch"/>
      <style:paragraph-properties fo:text-align="center"/>
    </style:style>
    <style:style style:name="P66" style:family="paragraph">
      <loext:graphic-properties draw:fill="bitmap" draw:fill-image-name="Bitmap_20_44" style:repeat="stretch"/>
      <style:paragraph-properties fo:text-align="center"/>
    </style:style>
    <style:style style:name="P67" style:family="paragraph">
      <loext:graphic-properties draw:fill="bitmap" draw:fill-image-name="Bitmap_20_45" style:repeat="stretch"/>
      <style:paragraph-properties fo:text-align="center"/>
    </style:style>
    <style:style style:name="P68" style:family="paragraph">
      <loext:graphic-properties draw:fill="bitmap" draw:fill-image-name="Bitmap_20_46" style:repeat="stretch"/>
      <style:paragraph-properties fo:text-align="center"/>
    </style:style>
    <style:style style:name="P69" style:family="paragraph">
      <loext:graphic-properties draw:fill="bitmap" draw:fill-image-name="Bitmap_20_47" style:repeat="stretch"/>
      <style:paragraph-properties fo:text-align="center"/>
    </style:style>
    <style:style style:name="P70" style:family="paragraph">
      <loext:graphic-properties draw:fill="bitmap" draw:fill-image-name="Bitmap_20_48" style:repeat="stretch"/>
      <style:paragraph-properties fo:text-align="center"/>
    </style:style>
    <style:style style:name="P71" style:family="paragraph">
      <loext:graphic-properties draw:fill="bitmap" draw:fill-image-name="Bitmap_20_49" style:repeat="stretch"/>
      <style:paragraph-properties fo:text-align="center"/>
    </style:style>
    <style:style style:name="P72" style:family="paragraph">
      <loext:graphic-properties draw:fill="bitmap" draw:fill-image-name="Bitmap_20_50" style:repeat="stretch"/>
      <style:paragraph-properties fo:text-align="center"/>
    </style:style>
    <style:style style:name="P73" style:family="paragraph">
      <loext:graphic-properties draw:fill="bitmap" draw:fill-image-name="Bitmap_20_51" style:repeat="stretch"/>
      <style:paragraph-properties fo:text-align="center"/>
    </style:style>
    <style:style style:name="P74" style:family="paragraph">
      <loext:graphic-properties draw:fill="bitmap" draw:fill-image-name="Bitmap_20_52" style:repeat="stretch"/>
      <style:paragraph-properties fo:text-align="center"/>
    </style:style>
    <style:style style:name="P75" style:family="paragraph">
      <loext:graphic-properties draw:fill="bitmap" draw:fill-image-name="Bitmap_20_53" style:repeat="stretch"/>
      <style:paragraph-properties fo:text-align="center"/>
    </style:style>
    <style:style style:name="P76" style:family="paragraph">
      <loext:graphic-properties draw:fill="bitmap" draw:fill-image-name="Bitmap_20_54" style:repeat="stretch"/>
      <style:paragraph-properties fo:text-align="center"/>
    </style:style>
    <style:style style:name="P77" style:family="paragraph">
      <loext:graphic-properties draw:fill="bitmap" draw:fill-image-name="Bitmap_20_55" style:repeat="stretch"/>
      <style:paragraph-properties fo:text-align="center"/>
    </style:style>
    <style:style style:name="P78" style:family="paragraph">
      <loext:graphic-properties draw:fill="bitmap" draw:fill-image-name="Bitmap_20_56" style:repeat="stretch"/>
      <style:paragraph-properties fo:text-align="center"/>
    </style:style>
    <style:style style:name="P79" style:family="paragraph">
      <loext:graphic-properties draw:fill="solid" draw:fill-color="#000000"/>
      <style:paragraph-properties fo:text-align="center"/>
    </style:style>
    <style:style style:name="P80" style:family="paragraph">
      <loext:graphic-properties draw:fill="solid" draw:fill-color="#ffe16a"/>
      <style:paragraph-properties fo:text-align="center"/>
    </style:style>
    <style:style style:name="P81" style:family="paragraph">
      <loext:graphic-properties draw:fill="none" draw:fill-color="#ffe16a"/>
      <style:paragraph-properties fo:text-align="center"/>
    </style:style>
    <style:style style:name="P82" style:family="paragraph">
      <loext:graphic-properties draw:fill="solid" draw:fill-color="#1a1a1a"/>
      <style:paragraph-properties fo:text-align="center"/>
    </style:style>
    <style:style style:name="P83" style:family="paragraph">
      <loext:graphic-properties draw:fill="none" draw:fill-color="#1a1a1a"/>
      <style:paragraph-properties fo:text-align="center"/>
    </style:style>
    <style:style style:name="P84" style:family="paragraph">
      <loext:graphic-properties draw:fill="solid" draw:fill-color="#ffe680"/>
      <style:paragraph-properties fo:text-align="center"/>
    </style:style>
    <style:style style:name="P85" style:family="paragraph">
      <loext:graphic-properties draw:fill="none" draw:fill-color="#ffe680"/>
      <style:paragraph-properties fo:text-align="center"/>
    </style:style>
    <style:style style:name="P86" style:family="paragraph">
      <loext:graphic-properties draw:fill="solid" draw:fill-color="#ffcc00"/>
      <style:paragraph-properties fo:text-align="center"/>
    </style:style>
    <style:style style:name="P87" style:family="paragraph">
      <loext:graphic-properties draw:fill="none" draw:fill-color="#ffcc00"/>
      <style:paragraph-properties fo:text-align="center"/>
    </style:style>
    <style:style style:name="P88" style:family="paragraph">
      <loext:graphic-properties draw:fill="solid" draw:fill-color="#ffdf5e"/>
      <style:paragraph-properties fo:text-align="center"/>
    </style:style>
    <style:style style:name="P89" style:family="paragraph">
      <loext:graphic-properties draw:fill="none" draw:fill-color="#ffdf5e"/>
      <style:paragraph-properties fo:text-align="center"/>
    </style:style>
    <style:style style:name="P90" style:family="paragraph">
      <loext:graphic-properties draw:fill="none" draw:fill-color="#000000"/>
      <style:paragraph-properties fo:text-align="center"/>
    </style:style>
    <style:style style:name="P91" style:family="paragraph">
      <loext:graphic-properties draw:fill="solid" draw:fill-color="#ffda44"/>
      <style:paragraph-properties fo:text-align="center"/>
    </style:style>
    <style:style style:name="P92" style:family="paragraph">
      <loext:graphic-properties draw:fill="none" draw:fill-color="#ffda44"/>
      <style:paragraph-properties fo:text-align="center"/>
    </style:style>
    <style:style style:name="P93" style:family="paragraph">
      <loext:graphic-properties draw:fill="solid" draw:fill-color="#fac800"/>
      <style:paragraph-properties fo:text-align="center"/>
    </style:style>
    <style:style style:name="P94" style:family="paragraph">
      <loext:graphic-properties draw:fill="none" draw:fill-color="#fac800"/>
      <style:paragraph-properties fo:text-align="center"/>
    </style:style>
    <style:style style:name="P95" style:family="paragraph">
      <loext:graphic-properties draw:fill="solid" draw:fill-color="#c19b00"/>
      <style:paragraph-properties fo:text-align="center"/>
    </style:style>
    <style:style style:name="P96" style:family="paragraph">
      <loext:graphic-properties draw:fill="none" draw:fill-color="#c19b00"/>
      <style:paragraph-properties fo:text-align="center"/>
    </style:style>
    <style:style style:name="P97" style:family="paragraph">
      <loext:graphic-properties draw:fill="solid" draw:fill-color="#ffd42a"/>
      <style:paragraph-properties fo:text-align="center"/>
    </style:style>
    <style:style style:name="P98" style:family="paragraph">
      <loext:graphic-properties draw:fill="solid" draw:fill-color="#b3b3b3"/>
      <style:paragraph-properties fo:text-align="center"/>
    </style:style>
    <style:style style:name="P99" style:family="paragraph">
      <loext:graphic-properties draw:fill="none" draw:fill-color="#ffd42a"/>
      <style:paragraph-properties fo:text-align="center"/>
    </style:style>
    <style:style style:name="P100" style:family="paragraph">
      <loext:graphic-properties draw:fill="solid" draw:fill-color="#999999"/>
      <style:paragraph-properties fo:text-align="center"/>
    </style:style>
    <style:style style:name="P101" style:family="paragraph">
      <loext:graphic-properties draw:fill="none" draw:fill-color="#999999"/>
      <style:paragraph-properties fo:text-align="center"/>
    </style:style>
    <style:style style:name="P102" style:family="paragraph">
      <loext:graphic-properties draw:fill="bitmap" draw:fill-image-name="Bitmap_20_57" style:repeat="stretch"/>
      <style:paragraph-properties fo:text-align="center"/>
    </style:style>
    <style:style style:name="P103" style:family="paragraph">
      <loext:graphic-properties draw:fill="solid" draw:fill-color="#0c0c0c"/>
      <style:paragraph-properties fo:text-align="center"/>
    </style:style>
    <style:style style:name="P104" style:family="paragraph">
      <loext:graphic-properties draw:fill="solid" draw:fill-color="#171717"/>
      <style:paragraph-properties fo:text-align="center"/>
    </style:style>
    <style:style style:name="P105" style:family="paragraph">
      <loext:graphic-properties draw:fill="solid" draw:fill-color="#232323"/>
      <style:paragraph-properties fo:text-align="center"/>
    </style:style>
    <style:style style:name="P106" style:family="paragraph">
      <loext:graphic-properties draw:fill="solid" draw:fill-color="#2f2f2f"/>
      <style:paragraph-properties fo:text-align="center"/>
    </style:style>
    <style:style style:name="P107" style:family="paragraph">
      <loext:graphic-properties draw:fill="solid" draw:fill-color="#3a3a3a"/>
      <style:paragraph-properties fo:text-align="center"/>
    </style:style>
    <style:style style:name="P108" style:family="paragraph">
      <loext:graphic-properties draw:fill="solid" draw:fill-color="#464646"/>
      <style:paragraph-properties fo:text-align="center"/>
    </style:style>
    <style:style style:name="P109" style:family="paragraph">
      <loext:graphic-properties draw:fill="solid" draw:fill-color="#515151"/>
      <style:paragraph-properties fo:text-align="center"/>
    </style:style>
    <style:style style:name="P110" style:family="paragraph">
      <loext:graphic-properties draw:fill="solid" draw:fill-color="#5d5d5d"/>
      <style:paragraph-properties fo:text-align="center"/>
    </style:style>
    <style:style style:name="P111" style:family="paragraph">
      <loext:graphic-properties draw:fill="solid" draw:fill-color="#696969"/>
      <style:paragraph-properties fo:text-align="center"/>
    </style:style>
    <style:style style:name="P112" style:family="paragraph">
      <loext:graphic-properties draw:fill="solid" draw:fill-color="#747474"/>
      <style:paragraph-properties fo:text-align="center"/>
    </style:style>
    <style:style style:name="P113" style:family="paragraph">
      <loext:graphic-properties draw:fill="bitmap" draw:fill-image-name="Bitmap_20_58" style:repeat="stretch"/>
      <style:paragraph-properties fo:text-align="center"/>
    </style:style>
    <style:style style:name="P114" style:family="paragraph">
      <loext:graphic-properties draw:fill="bitmap" draw:fill-image-name="Bitmap_20_59" style:repeat="stretch"/>
      <style:paragraph-properties fo:text-align="center"/>
    </style:style>
    <style:style style:name="P115" style:family="paragraph">
      <loext:graphic-properties draw:fill="bitmap" draw:fill-image-name="Bitmap_20_60" style:repeat="stretch"/>
      <style:paragraph-properties fo:text-align="center"/>
    </style:style>
    <style:style style:name="P116" style:family="paragraph">
      <loext:graphic-properties draw:fill="bitmap" draw:fill-image-name="Bitmap_20_61" style:repeat="stretch"/>
      <style:paragraph-properties fo:text-align="center"/>
    </style:style>
    <style:style style:name="P117" style:family="paragraph">
      <loext:graphic-properties draw:fill="bitmap" draw:fill-image-name="Bitmap_20_62" style:repeat="stretch"/>
      <style:paragraph-properties fo:text-align="center"/>
    </style:style>
    <style:style style:name="P118" style:family="paragraph">
      <loext:graphic-properties draw:fill="bitmap" draw:fill-image-name="Bitmap_20_63" style:repeat="stretch"/>
      <style:paragraph-properties fo:text-align="center"/>
    </style:style>
    <style:style style:name="P119" style:family="paragraph">
      <loext:graphic-properties draw:fill="bitmap" draw:fill-image-name="Bitmap_20_64" style:repeat="stretch"/>
      <style:paragraph-properties fo:text-align="center"/>
    </style:style>
    <style:style style:name="P120" style:family="paragraph">
      <loext:graphic-properties draw:fill="bitmap" draw:fill-image-name="Bitmap_20_65" style:repeat="stretch"/>
      <style:paragraph-properties fo:text-align="center"/>
    </style:style>
    <style:style style:name="P121" style:family="paragraph">
      <loext:graphic-properties draw:fill="bitmap" draw:fill-image-name="Bitmap_20_66" style:repeat="stretch"/>
      <style:paragraph-properties fo:text-align="center"/>
    </style:style>
    <style:style style:name="P122" style:family="paragraph">
      <loext:graphic-properties draw:fill="bitmap" draw:fill-image-name="Bitmap_20_67" style:repeat="stretch"/>
      <style:paragraph-properties fo:text-align="center"/>
    </style:style>
    <style:style style:name="P123" style:family="paragraph">
      <loext:graphic-properties draw:fill="bitmap" draw:fill-image-name="Bitmap_20_68" style:repeat="stretch"/>
      <style:paragraph-properties fo:text-align="center"/>
    </style:style>
    <style:style style:name="P124" style:family="paragraph">
      <loext:graphic-properties draw:fill="bitmap" draw:fill-image-name="Bitmap_20_69" style:repeat="stretch"/>
      <style:paragraph-properties fo:text-align="center"/>
    </style:style>
    <style:style style:name="P125" style:family="paragraph">
      <loext:graphic-properties draw:fill="bitmap" draw:fill-image-name="Bitmap_20_70" style:repeat="stretch"/>
      <style:paragraph-properties fo:text-align="center"/>
    </style:style>
    <style:style style:name="P126" style:family="paragraph">
      <loext:graphic-properties draw:fill="bitmap" draw:fill-image-name="Bitmap_20_71" style:repeat="stretch"/>
      <style:paragraph-properties fo:text-align="center"/>
    </style:style>
    <style:style style:name="P127" style:family="paragraph">
      <loext:graphic-properties draw:fill="bitmap" draw:fill-image-name="Bitmap_20_72" style:repeat="stretch"/>
      <style:paragraph-properties fo:text-align="center"/>
    </style:style>
    <style:style style:name="P128" style:family="paragraph">
      <loext:graphic-properties draw:fill="bitmap" draw:fill-image-name="Bitmap_20_73" style:repeat="stretch"/>
      <style:paragraph-properties fo:text-align="center"/>
    </style:style>
    <style:style style:name="P129" style:family="paragraph">
      <loext:graphic-properties draw:fill="bitmap" draw:fill-image-name="Bitmap_20_74" style:repeat="stretch"/>
      <style:paragraph-properties fo:text-align="center"/>
    </style:style>
    <style:style style:name="P130" style:family="paragraph">
      <style:text-properties fo:color="#000000" loext:opacity="100%" style:text-outline="false" style:text-line-through-style="none" style:text-line-through-type="none" style:font-name="'Archivo Narrow'" fo:font-size="11.5pt" fo:font-style="normal" fo:text-shadow="none" style:text-underline-style="none" fo:font-weight="normal" style:text-underline-mode="continuous" style:text-overline-mode="continuous" style:text-line-through-mode="continuous" style:font-name-asian="'Archivo Narrow'" style:font-size-asian="11.5pt" style:font-name-complex="'Archivo Narrow'" style:font-size-complex="11.5pt" style:text-scale="100%" style:text-overline-style="none" style:text-overline-color="font-color"/>
    </style:style>
    <style:style style:name="P131" style:family="paragraph">
      <loext:graphic-properties draw:fill="none" draw:fill-color="#ffffff"/>
      <style:text-properties fo:color="#000000" loext:opacity="100%" style:text-outline="false" style:text-line-through-style="none" style:text-line-through-type="none" style:font-name="'Archivo Narrow'" fo:font-size="11.5pt" fo:font-style="normal" fo:text-shadow="none" style:text-underline-style="none" fo:font-weight="normal" style:text-underline-mode="continuous" style:text-overline-mode="continuous" style:text-line-through-mode="continuous" style:font-name-asian="'Archivo Narrow'" style:font-size-asian="11.5pt" style:font-name-complex="'Archivo Narrow'" style:font-size-complex="11.5pt" style:text-scale="100%" style:text-overline-style="none" style:text-overline-color="font-color"/>
    </style:style>
    <style:style style:name="P132" style:family="paragraph">
      <loext:graphic-properties draw:fill="bitmap" draw:fill-image-name="Bitmap_20_75" style:repeat="stretch"/>
      <style:paragraph-properties fo:text-align="center"/>
    </style:style>
    <style:style style:name="P133" style:family="paragraph">
      <loext:graphic-properties draw:fill="bitmap" draw:fill-image-name="Bitmap_20_76" style:repeat="stretch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polygon draw:style-name="gr1" draw:text-style-name="P1" draw:layer="layout" svg:width="76.74cm" svg:height="53.774cm" svg:x="0.013cm" svg:y="0.013cm" svg:viewBox="0 0 76741 53775" draw:points="0,0 76741,0 76741,53775 0,53775">
          <text:p/>
        </draw:polygon>
        <draw:path draw:style-name="gr2" draw:text-style-name="P2" draw:layer="layout" svg:width="11.159cm" svg:height="18.872cm" svg:x="3.273cm" svg:y="12.881cm" svg:viewBox="0 0 11160 18873" svg:d="M0 209l162-209 10895 8419c69 53 103 122 103 209v7024c0 73-26 135-78 187l-2771 2772 196 196-645 66 66-646 196 197 2771-2772v-7024z">
          <text:p/>
        </draw:path>
        <draw:polyline draw:style-name="gr3" draw:text-style-name="P3" draw:layer="layout" svg:width="0.644cm" svg:height="0.645cm" svg:x="11.135cm" svg:y="31.107cm" svg:viewBox="0 0 645 646" draw:points="449,384 645,580 0,646 66,0 262,197">
          <text:p/>
        </draw:polyline>
        <draw:polygon draw:style-name="gr4" draw:text-style-name="P4" draw:layer="layout" svg:width="76.198cm" svg:height="2.116cm" svg:x="0.542cm" svg:y="0.013cm" svg:viewBox="0 0 76199 2117" draw:points="0,0 76199,0 76199,2117 0,2117">
          <text:p/>
        </draw:polygon>
        <draw:polygon draw:style-name="gr5" draw:text-style-name="P5" draw:layer="layout" svg:width="76.198cm" svg:height="2.116cm" svg:x="0.542cm" svg:y="0.013cm" svg:viewBox="0 0 76199 2117" draw:points="0,0 76199,0 76199,2117 0,2117">
          <text:p/>
        </draw:polygon>
        <draw:polygon draw:style-name="gr6" draw:text-style-name="P6" draw:layer="layout" svg:width="76.144cm" svg:height="1.408cm" svg:x="0.556cm" svg:y="0.489cm" svg:viewBox="0 0 76145 1409" draw:points="0,0 76145,0 76145,1409 0,1409">
          <text:p/>
        </draw:polygon>
        <draw:polygon draw:style-name="gr7" draw:text-style-name="P1" draw:layer="layout" svg:width="12.698cm" svg:height="14.022cm" svg:x="17.476cm" svg:y="5.305cm" svg:viewBox="0 0 12699 14023" draw:points="0,0 12699,0 12699,14023 0,14023">
          <text:p/>
        </draw:polygon>
        <draw:polygon draw:style-name="gr8" draw:text-style-name="P2" draw:layer="layout" svg:width="12.698cm" svg:height="14.022cm" svg:x="17.476cm" svg:y="5.305cm" svg:viewBox="0 0 12699 14023" draw:points="0,0 12699,0 12699,14023 0,14023">
          <text:p/>
        </draw:polygon>
        <draw:polygon draw:style-name="gr9" draw:text-style-name="P7" draw:layer="layout" svg:width="4.894cm" svg:height="0.846cm" svg:x="21.378cm" svg:y="5.45cm" svg:viewBox="0 0 4895 847" draw:points="0,0 4895,0 4895,847 0,847">
          <text:p/>
        </draw:polygon>
        <draw:polygon draw:style-name="gr7" draw:text-style-name="P1" draw:layer="layout" svg:width="2.733cm" svg:height="1.057cm" svg:x="18.181cm" svg:y="6.628cm" svg:viewBox="0 0 2734 1058" draw:points="0,0 2734,0 2734,1058 0,1058">
          <text:p/>
        </draw:polygon>
        <draw:polygon draw:style-name="gr10" draw:text-style-name="P2" draw:layer="layout" svg:width="2.733cm" svg:height="1.057cm" svg:x="18.181cm" svg:y="6.628cm" svg:viewBox="0 0 2734 1058" draw:points="0,0 2734,0 2734,1058 0,1058">
          <text:p/>
        </draw:polygon>
        <draw:polygon draw:style-name="gr11" draw:text-style-name="P8" draw:layer="layout" svg:width="2.671cm" svg:height="0.448cm" svg:x="18.203cm" svg:y="6.972cm" svg:viewBox="0 0 2672 449" draw:points="0,0 2672,0 2672,449 0,449">
          <text:p/>
        </draw:polygon>
        <draw:polygon draw:style-name="gr7" draw:text-style-name="P1" draw:layer="layout" svg:width="8.289cm" svg:height="1.308cm" svg:x="21.18cm" svg:y="6.628cm" svg:viewBox="0 0 8290 1309" draw:points="0,0 8290,0 8290,1309 0,1309">
          <text:p/>
        </draw:polygon>
        <draw:polygon draw:style-name="gr12" draw:text-style-name="P9" draw:layer="layout" svg:width="8.227cm" svg:height="1.216cm" svg:x="21.193cm" svg:y="6.72cm" svg:viewBox="0 0 8228 1217" draw:points="0,0 8228,0 8228,1217 0,1217">
          <text:p/>
        </draw:polygon>
        <draw:polygon draw:style-name="gr7" draw:text-style-name="P1" draw:layer="layout" svg:width="5.291cm" svg:height="1.931cm" svg:x="18.181cm" svg:y="8.056cm" svg:viewBox="0 0 5292 1932" draw:points="0,0 5292,0 5292,1932 0,1932">
          <text:p/>
        </draw:polygon>
        <draw:polygon draw:style-name="gr8" draw:text-style-name="P2" draw:layer="layout" svg:width="5.291cm" svg:height="1.931cm" svg:x="18.181cm" svg:y="8.056cm" svg:viewBox="0 0 5292 1932" draw:points="0,0 5292,0 5292,1932 0,1932">
          <text:p/>
        </draw:polygon>
        <draw:polygon draw:style-name="gr13" draw:text-style-name="P10" draw:layer="layout" svg:width="5.238cm" svg:height="1.216cm" svg:x="18.203cm" svg:y="8.467cm" svg:viewBox="0 0 5239 1217" draw:points="0,0 5239,0 5239,1217 0,1217">
          <text:p/>
        </draw:polygon>
        <draw:polygon draw:style-name="gr7" draw:text-style-name="P1" draw:layer="layout" svg:width="5.291cm" svg:height="1.931cm" svg:x="24.178cm" svg:y="8.056cm" svg:viewBox="0 0 5292 1932" draw:points="0,0 5292,0 5292,1932 0,1932">
          <text:p/>
        </draw:polygon>
        <draw:polygon draw:style-name="gr8" draw:text-style-name="P2" draw:layer="layout" svg:width="5.291cm" svg:height="1.931cm" svg:x="24.178cm" svg:y="8.056cm" svg:viewBox="0 0 5292 1932" draw:points="0,0 5292,0 5292,1932 0,1932">
          <text:p/>
        </draw:polygon>
        <draw:polygon draw:style-name="gr14" draw:text-style-name="P11" draw:layer="layout" svg:width="5.237cm" svg:height="1.613cm" svg:x="24.183cm" svg:y="8.268cm" svg:viewBox="0 0 5238 1614" draw:points="0,0 5238,0 5238,1614 0,1614">
          <text:p/>
        </draw:polygon>
        <draw:polygon draw:style-name="gr7" draw:text-style-name="P1" draw:layer="layout" svg:width="11.288cm" svg:height="2.645cm" svg:x="18.181cm" svg:y="10.332cm" svg:viewBox="0 0 11289 2646" draw:points="0,0 11289,0 11289,2646 0,2646">
          <text:p/>
        </draw:polygon>
        <draw:polygon draw:style-name="gr8" draw:text-style-name="P2" draw:layer="layout" svg:width="11.288cm" svg:height="2.645cm" svg:x="18.181cm" svg:y="10.332cm" svg:viewBox="0 0 11289 2646" draw:points="0,0 11289,0 11289,2646 0,2646">
          <text:p/>
        </draw:polygon>
        <draw:polygon draw:style-name="gr15" draw:text-style-name="P12" draw:layer="layout" svg:width="11.244cm" svg:height="1.613cm" svg:x="18.203cm" svg:y="10.887cm" svg:viewBox="0 0 11245 1614" draw:points="0,0 11245,0 11245,1614 0,1614">
          <text:p/>
        </draw:polygon>
        <draw:polygon draw:style-name="gr7" draw:text-style-name="P1" draw:layer="layout" svg:width="11.288cm" svg:height="2.645cm" svg:x="18.181cm" svg:y="13.242cm" svg:viewBox="0 0 11289 2646" draw:points="0,0 11289,0 11289,2646 0,2646">
          <text:p/>
        </draw:polygon>
        <draw:polygon draw:style-name="gr8" draw:text-style-name="P2" draw:layer="layout" svg:width="11.288cm" svg:height="2.645cm" svg:x="18.181cm" svg:y="13.242cm" svg:viewBox="0 0 11289 2646" draw:points="0,0 11289,0 11289,2646 0,2646">
          <text:p/>
        </draw:polygon>
        <draw:polygon draw:style-name="gr16" draw:text-style-name="P13" draw:layer="layout" svg:width="11.244cm" svg:height="1.983cm" svg:x="18.203cm" svg:y="13.613cm" svg:viewBox="0 0 11245 1984" draw:points="0,0 11245,0 11245,1984 0,1984">
          <text:p/>
        </draw:polygon>
        <draw:polygon draw:style-name="gr7" draw:text-style-name="P1" draw:layer="layout" svg:width="11.288cm" svg:height="2.644cm" svg:x="18.181cm" svg:y="16.153cm" svg:viewBox="0 0 11289 2645" draw:points="0,0 11289,0 11289,2645 0,2645">
          <text:p/>
        </draw:polygon>
        <draw:polygon draw:style-name="gr8" draw:text-style-name="P2" draw:layer="layout" svg:width="11.288cm" svg:height="2.644cm" svg:x="18.181cm" svg:y="16.153cm" svg:viewBox="0 0 11289 2645" draw:points="0,0 11289,0 11289,2645 0,2645">
          <text:p/>
        </draw:polygon>
        <draw:polygon draw:style-name="gr17" draw:text-style-name="P14" draw:layer="layout" svg:width="11.244cm" svg:height="1.216cm" svg:x="18.203cm" svg:y="16.907cm" svg:viewBox="0 0 11245 1217" draw:points="0,0 11245,0 11245,1217 0,1217">
          <text:p/>
        </draw:polygon>
        <draw:polygon draw:style-name="gr7" draw:text-style-name="P1" draw:layer="layout" svg:width="3.174cm" svg:height="1.586cm" svg:x="14.301cm" svg:y="9.803cm" svg:viewBox="0 0 3175 1587" draw:points="926,476 2249,476 2249,0 3175,793 2249,1587 2249,1111 926,1111 926,1587 0,793 926,0">
          <text:p/>
        </draw:polygon>
        <draw:polygon draw:style-name="gr8" draw:text-style-name="P2" draw:layer="layout" svg:width="3.174cm" svg:height="1.586cm" svg:x="14.301cm" svg:y="9.803cm" svg:viewBox="0 0 3175 1587" draw:points="926,476 2249,476 2249,0 3175,793 2249,1587 2249,1111 926,1111 926,1587 0,793 926,0">
          <text:p/>
        </draw:polygon>
        <draw:polygon draw:style-name="gr7" draw:text-style-name="P1" draw:layer="layout" svg:width="3.174cm" svg:height="1.586cm" svg:x="30.175cm" svg:y="9.803cm" svg:viewBox="0 0 3175 1587" draw:points="927,476 2249,476 2249,0 3175,793 2249,1587 2249,1111 927,1111 927,1587 0,793 927,0">
          <text:p/>
        </draw:polygon>
        <draw:polygon draw:style-name="gr8" draw:text-style-name="P2" draw:layer="layout" svg:width="3.174cm" svg:height="1.586cm" svg:x="30.175cm" svg:y="9.803cm" svg:viewBox="0 0 3175 1587" draw:points="927,476 2249,476 2249,0 3175,793 2249,1587 2249,1111 927,1111 927,1587 0,793 927,0">
          <text:p/>
        </draw:polygon>
        <draw:polygon draw:style-name="gr18" draw:text-style-name="P15" draw:layer="layout" svg:width="9.312cm" svg:height="2.38cm" svg:x="4.895cm" svg:y="21.709cm" svg:viewBox="0 0 9313 2381" draw:points="0,0 9313,0 9313,2381 0,2381">
          <text:p/>
        </draw:polygon>
        <draw:polygon draw:style-name="gr19" draw:text-style-name="P16" draw:layer="layout" svg:width="2.116cm" svg:height="1.058cm" svg:x="2.13cm" svg:y="24.751cm" svg:viewBox="0 0 2117 1059" draw:points="1058,0 2117,530 1058,1059 0,530">
          <text:p/>
        </draw:polygon>
        <draw:polygon draw:style-name="gr20" draw:text-style-name="P17" draw:layer="layout" svg:width="2.116cm" svg:height="1.058cm" svg:x="2.13cm" svg:y="24.751cm" svg:viewBox="0 0 2117 1059" draw:points="1058,0 2117,530 1058,1059 0,530">
          <text:p/>
        </draw:polygon>
        <draw:polygon draw:style-name="gr21" draw:text-style-name="P18" draw:layer="layout" svg:width="2.116cm" svg:height="1.057cm" svg:x="2.13cm" svg:y="23.958cm" svg:viewBox="0 0 2117 1058" draw:points="1058,0 2117,529 1058,1058 0,529">
          <text:p/>
        </draw:polygon>
        <draw:polygon draw:style-name="gr22" draw:text-style-name="P19" draw:layer="layout" svg:width="2.116cm" svg:height="1.057cm" svg:x="2.13cm" svg:y="23.958cm" svg:viewBox="0 0 2117 1058" draw:points="1058,0 2117,529 1058,1058 0,529">
          <text:p/>
        </draw:polygon>
        <draw:polygon draw:style-name="gr23" draw:text-style-name="P20" draw:layer="layout" svg:width="2.116cm" svg:height="1.057cm" svg:x="2.13cm" svg:y="23.164cm" svg:viewBox="0 0 2117 1058" draw:points="1058,0 2117,529 1058,1058 0,529">
          <text:p/>
        </draw:polygon>
        <draw:polygon draw:style-name="gr24" draw:text-style-name="P21" draw:layer="layout" svg:width="2.116cm" svg:height="1.057cm" svg:x="2.13cm" svg:y="23.164cm" svg:viewBox="0 0 2117 1058" draw:points="1058,0 2117,529 1058,1058 0,529">
          <text:p/>
        </draw:polygon>
        <draw:polygon draw:style-name="gr25" draw:text-style-name="P22" draw:layer="layout" svg:width="2.592cm" svg:height="0.449cm" svg:x="0.026cm" svg:y="25.095cm" svg:viewBox="0 0 2593 450" draw:points="0,0 2593,0 2593,450 0,450">
          <text:p/>
        </draw:polygon>
        <draw:polygon draw:style-name="gr26" draw:text-style-name="P23" draw:layer="layout" svg:width="2.592cm" svg:height="0.448cm" svg:x="0.026cm" svg:y="24.302cm" svg:viewBox="0 0 2593 449" draw:points="0,0 2593,0 2593,449 0,449">
          <text:p/>
        </draw:polygon>
        <draw:polygon draw:style-name="gr27" draw:text-style-name="P24" draw:layer="layout" svg:width="2.592cm" svg:height="0.449cm" svg:x="0.026cm" svg:y="23.508cm" svg:viewBox="0 0 2593 450" draw:points="0,0 2593,0 2593,450 0,450">
          <text:p/>
        </draw:polygon>
        <draw:polygon draw:style-name="gr28" draw:text-style-name="P25" draw:layer="layout" svg:width="9.312cm" svg:height="2.38cm" svg:x="4.895cm" svg:y="16.682cm" svg:viewBox="0 0 9313 2381" draw:points="0,0 9313,0 9313,2381 0,2381">
          <text:p/>
        </draw:polygon>
        <draw:polygon draw:style-name="gr29" draw:text-style-name="P26" draw:layer="layout" svg:width="8.148cm" svg:height="6.242cm" svg:x="4.789cm" svg:y="22.952cm" svg:viewBox="0 0 8149 6243" draw:points="0,0 8149,0 8149,6243 0,6243">
          <text:p/>
        </draw:polygon>
        <draw:polygon draw:style-name="gr30" draw:text-style-name="P27" draw:layer="layout" svg:width="8.413cm" svg:height="1.613cm" svg:x="4.815cm" svg:y="18.19cm" svg:viewBox="0 0 8414 1614" draw:points="0,0 8414,0 8414,1614 0,1614">
          <text:p/>
        </draw:polygon>
        <draw:path draw:style-name="gr31" draw:text-style-name="P28" draw:layer="layout" svg:width="1.586cm" svg:height="2.115cm" svg:x="1.204cm" svg:y="18.005cm" svg:viewBox="0 0 1587 2116" svg:d="M0 397c0-220 355-397 794-397 210 0 412 41 561 116 149 74 232 175 232 281v1322c0 219-355 397-793 397-439 0-794-178-794-397z">
          <text:p/>
        </draw:path>
        <draw:path draw:style-name="gr32" draw:text-style-name="P29" draw:layer="layout" svg:width="1.586cm" svg:height="2.115cm" svg:x="1.204cm" svg:y="18.005cm" svg:viewBox="0 0 1587 2116" svg:d="M0 397c0-220 355-397 794-397 210 0 412 41 561 116 149 74 232 175 232 281v1322c0 219-355 397-793 397-439 0-794-178-794-397z">
          <text:p/>
        </draw:path>
        <draw:path draw:style-name="gr33" draw:text-style-name="P3" draw:layer="layout" svg:width="1.586cm" svg:height="0.395cm" svg:x="1.204cm" svg:y="18.402cm" svg:viewBox="0 0 1587 396" svg:d="M1587 0c0 219-355 396-793 396-439 0-794-177-794-396">
          <text:p/>
        </draw:path>
        <draw:polygon draw:style-name="gr34" draw:text-style-name="P30" draw:layer="layout" svg:width="1.851cm" svg:height="2.116cm" svg:x="2.13cm" svg:y="18.798cm" svg:viewBox="0 0 1852 2117" draw:points="926,0 1852,445 1852,1672 926,2117 0,1672 0,445">
          <text:p/>
        </draw:polygon>
        <draw:polygon draw:style-name="gr35" draw:text-style-name="P31" draw:layer="layout" svg:width="1.851cm" svg:height="2.116cm" svg:x="2.13cm" svg:y="18.798cm" svg:viewBox="0 0 1852 2117" draw:points="926,0 1852,445 1852,1672 926,2117 0,1672 0,445">
          <text:p/>
        </draw:polygon>
        <draw:polyline draw:style-name="gr36" draw:text-style-name="P3" draw:layer="layout" svg:width="1.851cm" svg:height="0.444cm" svg:x="2.13cm" svg:y="19.243cm" svg:viewBox="0 0 1852 445" draw:points="0,0 926,445 1852,0">
          <text:p/>
        </draw:polyline>
        <draw:line draw:style-name="gr36" draw:text-style-name="P3" draw:layer="layout" svg:x1="3.056cm" svg:y1="19.688cm" svg:x2="3.056cm" svg:y2="20.915cm">
          <text:p/>
        </draw:line>
        <draw:path draw:style-name="gr37" draw:text-style-name="P32" draw:layer="layout" svg:width="1.586cm" svg:height="1.586cm" svg:x="0.807cm" svg:y="19.328cm" svg:viewBox="0 0 1587 1587" svg:d="M1587 793c0 140-36 276-106 397s-170 221-290 291c-121 69-258 106-397 106-140 0-276-37-397-106-121-70-222-170-291-291-70-121-106-257-106-397 0-139 37-276 106-397 70-120 170-220 291-290s257-106 397-106c139 0 276 36 397 106 120 70 220 170 290 290 70 121 106 258 106 397z">
          <text:p/>
        </draw:path>
        <draw:path draw:style-name="gr38" draw:text-style-name="P33" draw:layer="layout" svg:width="1.586cm" svg:height="1.586cm" svg:x="0.807cm" svg:y="19.328cm" svg:viewBox="0 0 1587 1587" svg:d="M1587 793c0 139-36 276-106 397s-170 221-290 291c-121 69-258 106-397 106-140 0-276-37-397-106-121-70-222-170-291-291-70-121-106-257-106-397 0-139 37-276 106-397 70-120 170-220 291-290s257-106 397-106c139 0 276 36 397 106 120 70 220 169 290 290 70 120 106 257 106 397z">
          <text:p/>
        </draw:path>
        <draw:polygon draw:style-name="gr39" draw:text-style-name="P34" draw:layer="layout" svg:width="8.148cm" svg:height="0.859cm" svg:x="40.533cm" svg:y="19.076cm" svg:viewBox="0 0 8149 860" draw:points="0,0 8149,0 8149,860 0,860">
          <text:p/>
        </draw:polygon>
        <draw:polygon draw:style-name="gr40" draw:text-style-name="P35" draw:layer="layout" svg:width="9.735cm" svg:height="8.068cm" svg:x="40.533cm" svg:y="20.306cm" svg:viewBox="0 0 9736 8069" draw:points="0,0 9736,0 9736,8069 0,8069">
          <text:p/>
        </draw:polygon>
        <draw:path draw:style-name="gr41" draw:text-style-name="P36" draw:layer="layout" svg:width="3.174cm" svg:height="3.174cm" svg:x="36.261cm" svg:y="20.121cm" svg:viewBox="0 0 3175 3175" svg:d="M1587 3175h1112c263 0 476-213 476-476v-2222c0-264-213-477-476-477h-2223c-263 0-476 213-476 477v2222c0 263 213 476 476 476z">
          <text:p/>
        </draw:path>
        <draw:path draw:style-name="gr42" draw:text-style-name="P37" draw:layer="layout" svg:width="3.174cm" svg:height="3.174cm" svg:x="36.261cm" svg:y="20.121cm" svg:viewBox="0 0 3175 3175" svg:d="M1587 3175h1112c263 0 476-213 476-476v-2222c0-264-213-477-476-477h-2223c-263 0-476 213-476 477v2222c0 263 213 476 476 476z">
          <text:p/>
        </draw:path>
        <draw:path draw:style-name="gr43" draw:text-style-name="P1" draw:layer="layout" svg:width="3.174cm" svg:height="3.174cm" svg:x="36.261cm" svg:y="20.121cm" svg:viewBox="0 0 3175 3175" svg:d="M1587 3175h1207c210 0 381-170 381-381v-2413c0-210-171-381-381-381h-2413c-211 0-381 171-381 381v2413c0 211 170 381 381 381z">
          <text:p/>
        </draw:path>
        <draw:path draw:style-name="gr44" draw:text-style-name="P2" draw:layer="layout" svg:width="3.174cm" svg:height="3.174cm" svg:x="36.261cm" svg:y="20.121cm" svg:viewBox="0 0 3175 3175" svg:d="M1587 3175h1207c210 0 381-170 381-381v-2413c0-210-171-381-381-381h-2413c-211 0-381 171-381 381v2413c0 211 170 381 381 381z">
          <text:p/>
        </draw:path>
        <draw:polygon draw:style-name="gr45" draw:text-style-name="P38" draw:layer="layout" svg:width="0.793cm" svg:height="0.793cm" svg:x="36.525cm" svg:y="20.386cm" svg:viewBox="0 0 794 794" draw:points="0,0 794,0 794,264 265,264 265,794 0,794">
          <text:p/>
        </draw:polygon>
        <draw:polygon draw:style-name="gr46" draw:text-style-name="P39" draw:layer="layout" svg:width="0.793cm" svg:height="0.793cm" svg:x="36.525cm" svg:y="20.386cm" svg:viewBox="0 0 794 794" draw:points="0,0 794,0 794,264 265,264 265,794 0,794">
          <text:p/>
        </draw:polygon>
        <draw:polygon draw:style-name="gr47" draw:text-style-name="P38" draw:layer="layout" svg:width="0.792cm" svg:height="0.793cm" svg:x="38.378cm" svg:y="20.386cm" svg:viewBox="0 0 793 794" draw:points="793,0 793,794 529,794 529,264 0,264 0,0">
          <text:p/>
        </draw:polygon>
        <draw:polygon draw:style-name="gr46" draw:text-style-name="P39" draw:layer="layout" svg:width="0.792cm" svg:height="0.793cm" svg:x="38.378cm" svg:y="20.386cm" svg:viewBox="0 0 793 794" draw:points="793,0 793,794 529,794 529,264 0,264 0,0">
          <text:p/>
        </draw:polygon>
        <draw:polygon draw:style-name="gr47" draw:text-style-name="P38" draw:layer="layout" svg:width="0.792cm" svg:height="0.793cm" svg:x="38.378cm" svg:y="22.238cm" svg:viewBox="0 0 793 794" draw:points="793,794 0,794 0,529 529,529 529,0 793,0">
          <text:p/>
        </draw:polygon>
        <draw:polygon draw:style-name="gr46" draw:text-style-name="P39" draw:layer="layout" svg:width="0.792cm" svg:height="0.793cm" svg:x="38.378cm" svg:y="22.238cm" svg:viewBox="0 0 793 794" draw:points="793,794 0,794 0,529 529,529 529,0 793,0">
          <text:p/>
        </draw:polygon>
        <draw:polygon draw:style-name="gr47" draw:text-style-name="P38" draw:layer="layout" svg:width="0.793cm" svg:height="0.793cm" svg:x="36.525cm" svg:y="22.238cm" svg:viewBox="0 0 794 794" draw:points="0,794 0,0 265,0 265,529 794,529 794,794">
          <text:p/>
        </draw:polygon>
        <draw:polygon draw:style-name="gr46" draw:text-style-name="P39" draw:layer="layout" svg:width="0.793cm" svg:height="0.793cm" svg:x="36.525cm" svg:y="22.238cm" svg:viewBox="0 0 794 794" draw:points="0,794 0,0 265,0 265,529 794,529 794,794">
          <text:p/>
        </draw:polygon>
        <draw:polygon draw:style-name="gr19" draw:text-style-name="P16" draw:layer="layout" svg:width="2.116cm" svg:height="1.057cm" svg:x="36.79cm" svg:y="21.18cm" svg:viewBox="0 0 2117 1058" draw:points="1058,0 2117,529 1058,1058 0,529">
          <text:p/>
        </draw:polygon>
        <draw:polygon draw:style-name="gr20" draw:text-style-name="P17" draw:layer="layout" svg:width="2.116cm" svg:height="1.057cm" svg:x="36.79cm" svg:y="21.18cm" svg:viewBox="0 0 2117 1058" draw:points="1058,0 2117,529 1058,1058 0,529">
          <text:p/>
        </draw:polygon>
        <draw:polygon draw:style-name="gr48" draw:text-style-name="P40" draw:layer="layout" svg:width="3.174cm" svg:height="3.174cm" svg:x="36.261cm" svg:y="20.121cm" svg:viewBox="0 0 3175 3175" draw:points="0,1561 1561,1561 1561,0 1614,0 1614,1561 3175,1561 3175,1614 1614,1614 1614,3175 1561,3175 1561,1614 0,1614">
          <text:p/>
        </draw:polygon>
        <draw:polygon draw:style-name="gr7" draw:text-style-name="P1" draw:layer="layout" svg:width="13.758cm" svg:height="10.582cm" svg:x="0.542cm" svg:y="5.305cm" svg:viewBox="0 0 13759 10583" draw:points="0,0 13759,0 13759,10583 0,10583">
          <text:p/>
        </draw:polygon>
        <draw:polygon draw:style-name="gr8" draw:text-style-name="P2" draw:layer="layout" svg:width="13.758cm" svg:height="10.582cm" svg:x="0.542cm" svg:y="5.305cm" svg:viewBox="0 0 13759 10583" draw:points="0,0 13759,0 13759,10583 0,10583">
          <text:p/>
        </draw:polygon>
        <draw:polygon draw:style-name="gr7" draw:text-style-name="P1" draw:layer="layout" svg:width="3.174cm" svg:height="1.057cm" svg:x="1.072cm" svg:y="9.803cm" svg:viewBox="0 0 3175 1058" draw:points="0,0 3175,0 3175,1058 0,1058">
          <text:p/>
        </draw:polygon>
        <draw:polygon draw:style-name="gr8" draw:text-style-name="P2" draw:layer="layout" svg:width="3.174cm" svg:height="1.057cm" svg:x="1.072cm" svg:y="9.803cm" svg:viewBox="0 0 3175 1058" draw:points="0,0 3175,0 3175,1058 0,1058">
          <text:p/>
        </draw:polygon>
        <draw:polygon draw:style-name="gr49" draw:text-style-name="P41" draw:layer="layout" svg:width="3.121cm" svg:height="0.448cm" svg:x="1.085cm" svg:y="10.147cm" svg:viewBox="0 0 3122 449" draw:points="0,0 3122,0 3122,449 0,449">
          <text:p/>
        </draw:polygon>
        <draw:polygon draw:style-name="gr50" draw:text-style-name="P42" draw:layer="layout" svg:width="4.391cm" svg:height="0.925cm" svg:x="5.08cm" svg:y="5.45cm" svg:viewBox="0 0 4392 926" draw:points="0,0 4392,0 4392,926 0,926">
          <text:p/>
        </draw:polygon>
        <draw:polygon draw:style-name="gr7" draw:text-style-name="P1" draw:layer="layout" svg:width="2.909cm" svg:height="1.058cm" svg:x="1.204cm" svg:y="11.919cm" svg:viewBox="0 0 2910 1059" draw:points="0,0 2910,0 2910,1059 0,1059">
          <text:p/>
        </draw:polygon>
        <draw:polygon draw:style-name="gr8" draw:text-style-name="P2" draw:layer="layout" svg:width="2.909cm" svg:height="1.058cm" svg:x="1.204cm" svg:y="11.919cm" svg:viewBox="0 0 2910 1059" draw:points="0,0 2910,0 2910,1059 0,1059">
          <text:p/>
        </draw:polygon>
        <draw:polygon draw:style-name="gr51" draw:text-style-name="P43" draw:layer="layout" svg:width="2.857cm" svg:height="0.449cm" svg:x="1.217cm" svg:y="12.263cm" svg:viewBox="0 0 2858 450" draw:points="0,0 2858,0 2858,450 0,450">
          <text:p/>
        </draw:polygon>
        <draw:line draw:style-name="gr52" draw:text-style-name="P3" draw:layer="layout" svg:x1="2.712cm" svg:y1="10.861cm" svg:x2="2.712cm" svg:y2="11.919cm">
          <text:p/>
        </draw:line>
        <draw:line draw:style-name="gr52" draw:text-style-name="P3" draw:layer="layout" svg:x1="2.606cm" svg:y1="11.919cm" svg:x2="2.606cm" svg:y2="10.861cm">
          <text:p/>
        </draw:line>
        <draw:polygon draw:style-name="gr7" draw:text-style-name="P1" draw:layer="layout" svg:width="3.174cm" svg:height="1.057cm" svg:x="5.834cm" svg:y="6.628cm" svg:viewBox="0 0 3175 1058" draw:points="0,0 3175,0 3175,1058 0,1058">
          <text:p/>
        </draw:polygon>
        <draw:polygon draw:style-name="gr8" draw:text-style-name="P2" draw:layer="layout" svg:width="3.174cm" svg:height="1.057cm" svg:x="5.834cm" svg:y="6.628cm" svg:viewBox="0 0 3175 1058" draw:points="0,0 3175,0 3175,1058 0,1058">
          <text:p/>
        </draw:polygon>
        <draw:polygon draw:style-name="gr53" draw:text-style-name="P44" draw:layer="layout" svg:width="3.121cm" svg:height="0.448cm" svg:x="5.847cm" svg:y="6.972cm" svg:viewBox="0 0 3122 449" draw:points="0,0 3122,0 3122,449 0,449">
          <text:p/>
        </draw:polygon>
        <draw:path draw:style-name="gr3" draw:text-style-name="P3" draw:layer="layout" svg:width="3.115cm" svg:height="2.645cm" svg:x="4.306cm" svg:y="7.686cm" svg:viewBox="0 0 3116 2646" svg:d="M3116 0v2381c0 177-89 265-265 265h-2851">
          <text:p/>
        </draw:path>
        <draw:polyline draw:style-name="gr3" draw:text-style-name="P3" draw:layer="layout" svg:width="0.343cm" svg:height="0.343cm" svg:x="4.276cm" svg:y="10.16cm" svg:viewBox="0 0 344 344" draw:points="344,0 0,172 344,344">
          <text:p/>
        </draw:polyline>
        <draw:polyline draw:style-name="gr3" draw:text-style-name="P3" draw:layer="layout" svg:width="1.586cm" svg:height="2.909cm" svg:x="6.099cm" svg:y="10.332cm" svg:viewBox="0 0 1587 2910" draw:points="1587,2910 13,2910 0,0">
          <text:p/>
        </draw:polyline>
        <draw:polygon draw:style-name="gr54" draw:text-style-name="P45" draw:layer="layout" svg:width="1.005cm" svg:height="0.449cm" svg:x="6.376cm" svg:y="10.411cm" svg:viewBox="0 0 1006 450" draw:points="0,0 1006,0 1006,450 0,450">
          <text:p/>
        </draw:polygon>
        <draw:polygon draw:style-name="gr7" draw:text-style-name="P1" draw:layer="layout" svg:width="6.084cm" svg:height="4.232cm" svg:x="7.686cm" svg:y="11.126cm" svg:viewBox="0 0 6085 4233" draw:points="0,0 6085,0 6085,4233 0,4233">
          <text:p/>
        </draw:polygon>
        <draw:polygon draw:style-name="gr8" draw:text-style-name="P2" draw:layer="layout" svg:width="6.084cm" svg:height="4.232cm" svg:x="7.686cm" svg:y="11.126cm" svg:viewBox="0 0 6085 4233" draw:points="0,0 6085,0 6085,4233 0,4233">
          <text:p/>
        </draw:polygon>
        <draw:polygon draw:style-name="gr7" draw:text-style-name="P1" draw:layer="layout" svg:width="2.38cm" svg:height="1.058cm" svg:x="8.215cm" svg:y="12.448cm" svg:viewBox="0 0 2381 1059" draw:points="0,0 2381,0 2381,1059 0,1059">
          <text:p/>
        </draw:polygon>
        <draw:polygon draw:style-name="gr8" draw:text-style-name="P2" draw:layer="layout" svg:width="2.38cm" svg:height="1.058cm" svg:x="8.215cm" svg:y="12.448cm" svg:viewBox="0 0 2381 1059" draw:points="0,0 2381,0 2381,1059 0,1059">
          <text:p/>
        </draw:polygon>
        <draw:polygon draw:style-name="gr55" draw:text-style-name="P46" draw:layer="layout" svg:width="2.328cm" svg:height="0.449cm" svg:x="8.228cm" svg:y="12.792cm" svg:viewBox="0 0 2329 450" draw:points="0,0 2329,0 2329,450 0,450">
          <text:p/>
        </draw:polygon>
        <draw:polygon draw:style-name="gr7" draw:text-style-name="P1" draw:layer="layout" svg:width="2.38cm" svg:height="1.058cm" svg:x="10.861cm" svg:y="12.448cm" svg:viewBox="0 0 2381 1059" draw:points="0,0 2381,0 2381,1059 0,1059">
          <text:p/>
        </draw:polygon>
        <draw:polygon draw:style-name="gr8" draw:text-style-name="P2" draw:layer="layout" svg:width="2.38cm" svg:height="1.058cm" svg:x="10.861cm" svg:y="12.448cm" svg:viewBox="0 0 2381 1059" draw:points="0,0 2381,0 2381,1059 0,1059">
          <text:p/>
        </draw:polygon>
        <draw:polygon draw:style-name="gr56" draw:text-style-name="P47" draw:layer="layout" svg:width="2.328cm" svg:height="0.449cm" svg:x="10.874cm" svg:y="12.792cm" svg:viewBox="0 0 2329 450" draw:points="0,0 2329,0 2329,450 0,450">
          <text:p/>
        </draw:polygon>
        <draw:polygon draw:style-name="gr7" draw:text-style-name="P1" draw:layer="layout" svg:width="2.38cm" svg:height="1.058cm" svg:x="8.215cm" svg:y="13.771cm" svg:viewBox="0 0 2381 1059" draw:points="0,0 2381,0 2381,1059 0,1059">
          <text:p/>
        </draw:polygon>
        <draw:polygon draw:style-name="gr8" draw:text-style-name="P2" draw:layer="layout" svg:width="2.38cm" svg:height="1.058cm" svg:x="8.215cm" svg:y="13.771cm" svg:viewBox="0 0 2381 1059" draw:points="0,0 2381,0 2381,1059 0,1059">
          <text:p/>
        </draw:polygon>
        <draw:polygon draw:style-name="gr57" draw:text-style-name="P48" draw:layer="layout" svg:width="2.328cm" svg:height="0.449cm" svg:x="8.228cm" svg:y="14.115cm" svg:viewBox="0 0 2329 450" draw:points="0,0 2329,0 2329,450 0,450">
          <text:p/>
        </draw:polygon>
        <draw:polygon draw:style-name="gr7" draw:text-style-name="P1" draw:layer="layout" svg:width="2.38cm" svg:height="1.058cm" svg:x="10.861cm" svg:y="13.771cm" svg:viewBox="0 0 2381 1059" draw:points="0,0 2381,0 2381,1059 0,1059">
          <text:p/>
        </draw:polygon>
        <draw:polygon draw:style-name="gr8" draw:text-style-name="P2" draw:layer="layout" svg:width="2.38cm" svg:height="1.058cm" svg:x="10.861cm" svg:y="13.771cm" svg:viewBox="0 0 2381 1059" draw:points="0,0 2381,0 2381,1059 0,1059">
          <text:p/>
        </draw:polygon>
        <draw:polygon draw:style-name="gr58" draw:text-style-name="P49" draw:layer="layout" svg:width="2.328cm" svg:height="0.449cm" svg:x="10.874cm" svg:y="14.115cm" svg:viewBox="0 0 2329 450" draw:points="0,0 2329,0 2329,450 0,450">
          <text:p/>
        </draw:polygon>
        <draw:polygon draw:style-name="gr59" draw:text-style-name="P50" draw:layer="layout" svg:width="2.724cm" svg:height="0.448cm" svg:x="9.366cm" svg:y="11.47cm" svg:viewBox="0 0 2725 449" draw:points="0,0 2725,0 2725,449 0,449">
          <text:p/>
        </draw:polygon>
        <draw:polygon draw:style-name="gr7" draw:text-style-name="P1" draw:layer="layout" svg:width="3.174cm" svg:height="1.322cm" svg:x="5.834cm" svg:y="8.215cm" svg:viewBox="0 0 3175 1323" draw:points="0,0 3175,0 3175,1323 0,1323">
          <text:p/>
        </draw:polygon>
        <draw:polygon draw:style-name="gr8" draw:text-style-name="P2" draw:layer="layout" svg:width="3.174cm" svg:height="1.322cm" svg:x="5.834cm" svg:y="8.215cm" svg:viewBox="0 0 3175 1323" draw:points="0,0 3175,0 3175,1323 0,1323">
          <text:p/>
        </draw:polygon>
        <draw:polygon draw:style-name="gr60" draw:text-style-name="P51" draw:layer="layout" svg:width="3.121cm" svg:height="0.449cm" svg:x="5.847cm" svg:y="8.691cm" svg:viewBox="0 0 3122 450" draw:points="0,0 3122,0 3122,450 0,450">
          <text:p/>
        </draw:polygon>
        <draw:polygon draw:style-name="gr7" draw:text-style-name="P1" draw:layer="layout" svg:width="20.107cm" svg:height="12.699cm" svg:x="56.633cm" svg:y="5.305cm" svg:viewBox="0 0 20108 12700" draw:points="0,0 20108,0 20108,12700 0,12700">
          <text:p/>
        </draw:polygon>
        <draw:polygon draw:style-name="gr8" draw:text-style-name="P2" draw:layer="layout" svg:width="20.107cm" svg:height="12.699cm" svg:x="56.633cm" svg:y="5.305cm" svg:viewBox="0 0 20108 12700" draw:points="0,0 20108,0 20108,12700 0,12700">
          <text:p/>
        </draw:polygon>
        <draw:polygon draw:style-name="gr61" draw:text-style-name="P52" draw:layer="layout" svg:width="5.237cm" svg:height="0.846cm" svg:x="65.642cm" svg:y="5.45cm" svg:viewBox="0 0 5238 847" draw:points="0,0 5238,0 5238,847 0,847">
          <text:p/>
        </draw:polygon>
        <draw:polygon draw:style-name="gr7" draw:text-style-name="P1" draw:layer="layout" svg:width="3.174cm" svg:height="1.058cm" svg:x="64.57cm" svg:y="7.421cm" svg:viewBox="0 0 3175 1059" draw:points="0,0 3175,0 3175,1059 0,1059">
          <text:p/>
        </draw:polygon>
        <draw:polygon draw:style-name="gr8" draw:text-style-name="P2" draw:layer="layout" svg:width="3.174cm" svg:height="1.058cm" svg:x="64.57cm" svg:y="7.421cm" svg:viewBox="0 0 3175 1059" draw:points="0,0 3175,0 3175,1059 0,1059">
          <text:p/>
        </draw:polygon>
        <draw:polygon draw:style-name="gr62" draw:text-style-name="P53" draw:layer="layout" svg:width="3.121cm" svg:height="0.449cm" svg:x="64.583cm" svg:y="7.765cm" svg:viewBox="0 0 3122 450" draw:points="0,0 3122,0 3122,450 0,450">
          <text:p/>
        </draw:polygon>
        <draw:polygon draw:style-name="gr7" draw:text-style-name="P1" draw:layer="layout" svg:width="3.174cm" svg:height="1.587cm" svg:x="53.458cm" svg:y="9.538cm" svg:viewBox="0 0 3175 1588" draw:points="926,476 2249,476 2249,0 3175,794 2249,1588 2249,1111 926,1111 926,1588 0,794 926,0">
          <text:p/>
        </draw:polygon>
        <draw:polygon draw:style-name="gr8" draw:text-style-name="P2" draw:layer="layout" svg:width="3.174cm" svg:height="1.587cm" svg:x="53.458cm" svg:y="9.538cm" svg:viewBox="0 0 3175 1588" draw:points="926,476 2249,476 2249,0 3175,794 2249,1588 2249,1111 926,1111 926,1588 0,794 926,0">
          <text:p/>
        </draw:polygon>
        <draw:polygon draw:style-name="gr7" draw:text-style-name="P1" draw:layer="layout" svg:width="20.108cm" svg:height="12.699cm" svg:x="33.35cm" svg:y="5.305cm" svg:viewBox="0 0 20109 12700" draw:points="0,0 20109,0 20109,12700 0,12700">
          <text:p/>
        </draw:polygon>
        <draw:polygon draw:style-name="gr8" draw:text-style-name="P2" draw:layer="layout" svg:width="20.108cm" svg:height="12.699cm" svg:x="33.35cm" svg:y="5.305cm" svg:viewBox="0 0 20109 12700" draw:points="0,0 20109,0 20109,12700 0,12700">
          <text:p/>
        </draw:polygon>
        <draw:polygon draw:style-name="gr63" draw:text-style-name="P54" draw:layer="layout" svg:width="20.053cm" svg:height="0.448cm" svg:x="33.364cm" svg:y="11.47cm" svg:viewBox="0 0 20054 449" draw:points="0,0 20054,0 20054,449 0,449">
          <text:p/>
        </draw:polygon>
        <draw:polygon draw:style-name="gr64" draw:text-style-name="P55" draw:layer="layout" svg:width="2.592cm" svg:height="0.846cm" svg:x="42.094cm" svg:y="5.45cm" svg:viewBox="0 0 2593 847" draw:points="0,0 2593,0 2593,847 0,847">
          <text:p/>
        </draw:polygon>
        <draw:polygon draw:style-name="gr7" draw:text-style-name="P1" draw:layer="layout" svg:width="3.174cm" svg:height="1.058cm" svg:x="42.345cm" svg:y="8.215cm" svg:viewBox="0 0 3175 1059" draw:points="0,0 3175,0 3175,1059 0,1059">
          <text:p/>
        </draw:polygon>
        <draw:polygon draw:style-name="gr8" draw:text-style-name="P2" draw:layer="layout" svg:width="3.174cm" svg:height="1.058cm" svg:x="42.345cm" svg:y="8.215cm" svg:viewBox="0 0 3175 1059" draw:points="0,0 3175,0 3175,1059 0,1059">
          <text:p/>
        </draw:polygon>
        <draw:polygon draw:style-name="gr53" draw:text-style-name="P44" draw:layer="layout" svg:width="3.122cm" svg:height="0.449cm" svg:x="42.358cm" svg:y="8.559cm" svg:viewBox="0 0 3123 450" draw:points="0,0 3123,0 3123,450 0,450">
          <text:p/>
        </draw:polygon>
        <draw:polygon draw:style-name="gr7" draw:text-style-name="P1" draw:layer="layout" svg:width="3.174cm" svg:height="1.057cm" svg:x="42.345cm" svg:y="9.538cm" svg:viewBox="0 0 3175 1058" draw:points="0,0 3175,0 3175,1058 0,1058">
          <text:p/>
        </draw:polygon>
        <draw:polygon draw:style-name="gr8" draw:text-style-name="P2" draw:layer="layout" svg:width="3.174cm" svg:height="1.057cm" svg:x="42.345cm" svg:y="9.538cm" svg:viewBox="0 0 3175 1058" draw:points="0,0 3175,0 3175,1058 0,1058">
          <text:p/>
        </draw:polygon>
        <draw:polygon draw:style-name="gr65" draw:text-style-name="P56" draw:layer="layout" svg:width="3.122cm" svg:height="0.449cm" svg:x="42.358cm" svg:y="9.882cm" svg:viewBox="0 0 3123 450" draw:points="0,0 3123,0 3123,450 0,450">
          <text:p/>
        </draw:polygon>
        <draw:polygon draw:style-name="gr66" draw:text-style-name="P57" draw:layer="layout" svg:width="7.09cm" svg:height="0.449cm" svg:x="45.824cm" svg:y="8.559cm" svg:viewBox="0 0 7091 450" draw:points="0,0 7091,0 7091,450 0,450">
          <text:p/>
        </draw:polygon>
        <draw:path draw:style-name="gr7" draw:text-style-name="P1" draw:layer="layout" svg:width="6.349cm" svg:height="1.322cm" svg:x="34.144cm" svg:y="15.544cm" svg:viewBox="0 0 6350 1323" svg:d="M3175 1323h2990c102 0 185-83 185-185v-953c0-102-83-185-185-185h-5980c-102 0-185 83-185 185v953c0 102 83 185 185 185z">
          <text:p/>
        </draw:path>
        <draw:path draw:style-name="gr67" draw:text-style-name="P2" draw:layer="layout" svg:width="6.349cm" svg:height="1.322cm" svg:x="34.144cm" svg:y="15.544cm" svg:viewBox="0 0 6350 1323" svg:d="M3175 1323h2990c102 0 185-83 185-185v-953c0-102-83-185-185-185h-5980c-102 0-185 83-185 185v953c0 102 83 185 185 185z">
          <text:p/>
        </draw:path>
        <draw:polygon draw:style-name="gr68" draw:text-style-name="P58" draw:layer="layout" svg:width="6.295cm" svg:height="0.846cm" svg:x="34.157cm" svg:y="15.822cm" svg:viewBox="0 0 6296 847" draw:points="0,0 6296,0 6296,847 0,847">
          <text:p/>
        </draw:polygon>
        <draw:polygon draw:style-name="gr7" draw:text-style-name="P1" draw:layer="layout" svg:width="3.174cm" svg:height="1.057cm" svg:x="45.785cm" svg:y="10.861cm" svg:viewBox="0 0 3175 1058" draw:points="0,0 3175,0 3175,1058 0,1058">
          <text:p/>
        </draw:polygon>
        <draw:polygon draw:style-name="gr8" draw:text-style-name="P2" draw:layer="layout" svg:width="3.174cm" svg:height="1.057cm" svg:x="45.785cm" svg:y="10.861cm" svg:viewBox="0 0 3175 1058" draw:points="0,0 3175,0 3175,1058 0,1058">
          <text:p/>
        </draw:polygon>
        <draw:polygon draw:style-name="gr69" draw:text-style-name="P59" draw:layer="layout" svg:width="3.121cm" svg:height="0.449cm" svg:x="45.798cm" svg:y="11.205cm" svg:viewBox="0 0 3122 450" draw:points="0,0 3122,0 3122,450 0,450">
          <text:p/>
        </draw:polygon>
        <draw:polygon draw:style-name="gr7" draw:text-style-name="P1" draw:layer="layout" svg:width="3.174cm" svg:height="1.057cm" svg:x="45.785cm" svg:y="12.184cm" svg:viewBox="0 0 3175 1058" draw:points="0,0 3175,0 3175,1058 0,1058">
          <text:p/>
        </draw:polygon>
        <draw:polygon draw:style-name="gr8" draw:text-style-name="P2" draw:layer="layout" svg:width="3.174cm" svg:height="1.057cm" svg:x="45.785cm" svg:y="12.184cm" svg:viewBox="0 0 3175 1058" draw:points="0,0 3175,0 3175,1058 0,1058">
          <text:p/>
        </draw:polygon>
        <draw:polygon draw:style-name="gr62" draw:text-style-name="P53" draw:layer="layout" svg:width="3.121cm" svg:height="0.449cm" svg:x="45.798cm" svg:y="12.528cm" svg:viewBox="0 0 3122 450" draw:points="0,0 3122,0 3122,450 0,450">
          <text:p/>
        </draw:polygon>
        <draw:path draw:style-name="gr7" draw:text-style-name="P1" draw:layer="layout" svg:width="6.349cm" svg:height="1.058cm" svg:x="34.144cm" svg:y="8.215cm" svg:viewBox="0 0 6350 1059" svg:d="M3175 1059h2990c102 0 185-83 185-186v-688c0-102-83-185-185-185h-5980c-102 0-185 83-185 185v688c0 103 83 186 185 186z">
          <text:p/>
        </draw:path>
        <draw:path draw:style-name="gr67" draw:text-style-name="P2" draw:layer="layout" svg:width="6.349cm" svg:height="1.058cm" svg:x="34.144cm" svg:y="8.215cm" svg:viewBox="0 0 6350 1059" svg:d="M3175 1059h2990c102 0 185-83 185-186v-688c0-102-83-185-185-185h-5980c-102 0-185 83-185 185v688c0 103 83 186 185 186z">
          <text:p/>
        </draw:path>
        <draw:polygon draw:style-name="gr70" draw:text-style-name="P60" draw:layer="layout" svg:width="6.295cm" svg:height="0.845cm" svg:x="34.157cm" svg:y="8.361cm" svg:viewBox="0 0 6296 846" draw:points="0,0 6296,0 6296,846 0,846">
          <text:p/>
        </draw:polygon>
        <draw:path draw:style-name="gr7" draw:text-style-name="P1" draw:layer="layout" svg:width="6.349cm" svg:height="1.057cm" svg:x="34.144cm" svg:y="12.634cm" svg:viewBox="0 0 6350 1058" svg:d="M3175 1058h2990c102 0 185-83 185-185v-688c0-102-83-185-185-185h-5980c-102 0-185 83-185 185v688c0 102 83 185 185 185z">
          <text:p/>
        </draw:path>
        <draw:path draw:style-name="gr67" draw:text-style-name="P2" draw:layer="layout" svg:width="6.349cm" svg:height="1.057cm" svg:x="34.144cm" svg:y="12.634cm" svg:viewBox="0 0 6350 1058" svg:d="M3175 1058h2990c102 0 185-83 185-185v-688c0-102-83-185-185-185h-5980c-102 0-185 83-185 185v688c0 102 83 185 185 185z">
          <text:p/>
        </draw:path>
        <draw:polygon draw:style-name="gr71" draw:text-style-name="P61" draw:layer="layout" svg:width="6.295cm" svg:height="0.846cm" svg:x="34.157cm" svg:y="12.779cm" svg:viewBox="0 0 6296 847" draw:points="0,0 6296,0 6296,847 0,847">
          <text:p/>
        </draw:polygon>
        <draw:path draw:style-name="gr7" draw:text-style-name="P1" draw:layer="layout" svg:width="6.349cm" svg:height="1.321cm" svg:x="34.144cm" svg:y="13.957cm" svg:viewBox="0 0 6350 1322" svg:d="M3175 1322h2990c102 0 185-82 185-185v-952c0-103-83-185-185-185h-5980c-102 0-185 82-185 185v952c0 103 83 185 185 185z">
          <text:p/>
        </draw:path>
        <draw:path draw:style-name="gr67" draw:text-style-name="P2" draw:layer="layout" svg:width="6.349cm" svg:height="1.321cm" svg:x="34.144cm" svg:y="13.957cm" svg:viewBox="0 0 6350 1322" svg:d="M3175 1322h2990c102 0 185-82 185-185v-952c0-103-83-185-185-185h-5980c-102 0-185 82-185 185v952c0 103 83 185 185 185z">
          <text:p/>
        </draw:path>
        <draw:polygon draw:style-name="gr72" draw:text-style-name="P62" draw:layer="layout" svg:width="6.295cm" svg:height="0.846cm" svg:x="34.157cm" svg:y="14.234cm" svg:viewBox="0 0 6296 847" draw:points="0,0 6296,0 6296,847 0,847">
          <text:p/>
        </draw:polygon>
        <draw:path draw:style-name="gr7" draw:text-style-name="P1" draw:layer="layout" svg:width="6.349cm" svg:height="1.057cm" svg:x="34.144cm" svg:y="9.538cm" svg:viewBox="0 0 6350 1058" svg:d="M3175 1058h2990c102 0 185-83 185-185v-688c0-102-83-185-185-185h-5980c-102 0-185 83-185 185v688c0 102 83 185 185 185z">
          <text:p/>
        </draw:path>
        <draw:path draw:style-name="gr73" draw:text-style-name="P2" draw:layer="layout" svg:width="6.349cm" svg:height="1.057cm" svg:x="34.144cm" svg:y="9.538cm" svg:viewBox="0 0 6350 1058" svg:d="M3175 1058h2990c102 0 185-83 185-185v-688c0-102-83-185-185-185h-5980c-102 0-185 83-185 185v688c0 102 83 185 185 185z">
          <text:p/>
        </draw:path>
        <draw:polygon draw:style-name="gr74" draw:text-style-name="P63" draw:layer="layout" svg:width="6.295cm" svg:height="0.845cm" svg:x="34.157cm" svg:y="9.684cm" svg:viewBox="0 0 6296 846" draw:points="0,0 6296,0 6296,846 0,846">
          <text:p/>
        </draw:polygon>
        <draw:polygon draw:style-name="gr7" draw:text-style-name="P1" draw:layer="layout" svg:width="6.878cm" svg:height="1.586cm" svg:x="33.88cm" svg:y="10.861cm" svg:viewBox="0 0 6879 1587" draw:points="3439,0 6879,794 3439,1587 0,794">
          <text:p/>
        </draw:polygon>
        <draw:polygon draw:style-name="gr75" draw:text-style-name="P2" draw:layer="layout" svg:width="6.878cm" svg:height="1.586cm" svg:x="33.88cm" svg:y="10.861cm" svg:viewBox="0 0 6879 1587" draw:points="3439,0 6879,794 3439,1587 0,794">
          <text:p/>
        </draw:polygon>
        <draw:polygon draw:style-name="gr76" draw:text-style-name="P64" draw:layer="layout" svg:width="6.824cm" svg:height="1.216cm" svg:x="33.893cm" svg:y="11.086cm" svg:viewBox="0 0 6825 1217" draw:points="0,0 6825,0 6825,1217 0,1217">
          <text:p/>
        </draw:polygon>
        <draw:polygon draw:style-name="gr77" draw:text-style-name="P1" draw:layer="layout" svg:width="3.174cm" svg:height="1.136cm" svg:x="42.345cm" svg:y="13.507cm" svg:viewBox="0 0 3175 1137" draw:points="0,0 3175,0 3175,1137 0,1137">
          <text:p/>
        </draw:polygon>
        <draw:polygon draw:style-name="gr8" draw:text-style-name="P2" draw:layer="layout" svg:width="3.174cm" svg:height="1.136cm" svg:x="42.345cm" svg:y="13.507cm" svg:viewBox="0 0 3175 1137" draw:points="0,0 3175,0 3175,1137 0,1137">
          <text:p/>
        </draw:polygon>
        <draw:polygon draw:style-name="gr78" draw:text-style-name="P65" draw:layer="layout" svg:width="3.122cm" svg:height="0.448cm" svg:x="42.358cm" svg:y="13.904cm" svg:viewBox="0 0 3123 449" draw:points="0,0 3123,0 3123,449 0,449">
          <text:p/>
        </draw:polygon>
        <draw:polygon draw:style-name="gr79" draw:text-style-name="P66" draw:layer="layout" svg:width="6.561cm" svg:height="0.846cm" svg:x="45.798cm" svg:y="13.705cm" svg:viewBox="0 0 6562 847" draw:points="0,0 6562,0 6562,847 0,847">
          <text:p/>
        </draw:polygon>
        <draw:polygon draw:style-name="gr23" draw:text-style-name="P20" draw:layer="layout" svg:width="3.438cm" svg:height="1.851cm" svg:x="42.081cm" svg:y="11.126cm" svg:viewBox="0 0 3439 1852" draw:points="1719,0 3439,926 1719,1852 0,926">
          <text:p/>
        </draw:polygon>
        <draw:polygon draw:style-name="gr24" draw:text-style-name="P21" draw:layer="layout" svg:width="3.438cm" svg:height="1.851cm" svg:x="42.081cm" svg:y="11.126cm" svg:viewBox="0 0 3439 1852" draw:points="1719,0 3439,926 1719,1852 0,926">
          <text:p/>
        </draw:polygon>
        <draw:polygon draw:style-name="gr80" draw:text-style-name="P67" draw:layer="layout" svg:width="1.798cm" svg:height="0.991cm" svg:x="42.888cm" svg:y="11.602cm" svg:viewBox="0 0 1799 992" draw:points="0,0 1799,0 1799,992 0,992">
          <text:p/>
        </draw:polygon>
        <draw:polygon draw:style-name="gr7" draw:text-style-name="P1" draw:layer="layout" svg:width="3.174cm" svg:height="1.137cm" svg:x="42.345cm" svg:y="15.094cm" svg:viewBox="0 0 3175 1138" draw:points="0,0 3175,0 3175,1138 0,1138">
          <text:p/>
        </draw:polygon>
        <draw:polygon draw:style-name="gr8" draw:text-style-name="P2" draw:layer="layout" svg:width="3.174cm" svg:height="1.137cm" svg:x="42.345cm" svg:y="15.094cm" svg:viewBox="0 0 3175 1138" draw:points="0,0 3175,0 3175,1138 0,1138">
          <text:p/>
        </draw:polygon>
        <draw:polygon draw:style-name="gr81" draw:text-style-name="P68" draw:layer="layout" svg:width="3.122cm" svg:height="0.449cm" svg:x="42.358cm" svg:y="15.491cm" svg:viewBox="0 0 3123 450" draw:points="0,0 3123,0 3123,450 0,450">
          <text:p/>
        </draw:polygon>
        <draw:polygon draw:style-name="gr82" draw:text-style-name="P69" draw:layer="layout" svg:width="6.561cm" svg:height="0.845cm" svg:x="45.798cm" svg:y="15.293cm" svg:viewBox="0 0 6562 846" draw:points="0,0 6562,0 6562,846 0,846">
          <text:p/>
        </draw:polygon>
        <draw:polygon draw:style-name="gr83" draw:text-style-name="P70" draw:layer="layout" svg:width="6.826cm" svg:height="0.845cm" svg:x="45.824cm" svg:y="9.684cm" svg:viewBox="0 0 6827 846" draw:points="0,0 6827,0 6827,846 0,846">
          <text:p/>
        </draw:polygon>
        <draw:polygon draw:style-name="gr84" draw:text-style-name="P71" draw:layer="layout" svg:width="3.517cm" svg:height="0.541cm" svg:x="45.6cm" svg:y="6.932cm" svg:viewBox="0 0 3518 542" draw:points="0,0 3518,0 3518,542 0,542">
          <text:p/>
        </draw:polygon>
        <draw:polygon draw:style-name="gr85" draw:text-style-name="P72" draw:layer="layout" svg:width="2.485cm" svg:height="0.541cm" svg:x="36.062cm" svg:y="6.932cm" svg:viewBox="0 0 2486 542" draw:points="0,0 2486,0 2486,542 0,542">
          <text:p/>
        </draw:polygon>
        <draw:line draw:style-name="gr3" draw:text-style-name="P3" draw:layer="layout" svg:x1="41.533cm" svg:y1="16.925cm" svg:x2="41.388cm" svg:y2="6.702cm">
          <text:p/>
        </draw:line>
        <draw:polygon draw:style-name="gr86" draw:text-style-name="P73" draw:layer="layout" svg:width="0.131cm" svg:height="0.541cm" svg:x="41.393cm" svg:y="11.589cm" svg:viewBox="0 0 132 542" draw:points="0,0 132,0 132,542 0,542">
          <text:p/>
        </draw:polygon>
        <draw:polygon draw:style-name="gr7" draw:text-style-name="P1" draw:layer="layout" svg:width="3.174cm" svg:height="1.057cm" svg:x="62.453cm" svg:y="12.713cm" svg:viewBox="0 0 3175 1058" draw:points="0,0 3175,0 3175,1058 0,1058">
          <text:p/>
        </draw:polygon>
        <draw:polygon draw:style-name="gr8" draw:text-style-name="P2" draw:layer="layout" svg:width="3.174cm" svg:height="1.057cm" svg:x="62.453cm" svg:y="12.713cm" svg:viewBox="0 0 3175 1058" draw:points="0,0 3175,0 3175,1058 0,1058">
          <text:p/>
        </draw:polygon>
        <draw:polygon draw:style-name="gr87" draw:text-style-name="P74" draw:layer="layout" svg:width="3.121cm" svg:height="0.845cm" svg:x="62.467cm" svg:y="12.859cm" svg:viewBox="0 0 3122 846" draw:points="0,0 3122,0 3122,846 0,846">
          <text:p/>
        </draw:polygon>
        <draw:polygon draw:style-name="gr7" draw:text-style-name="P1" draw:layer="layout" svg:width="3.174cm" svg:height="1.057cm" svg:x="66.422cm" svg:y="12.713cm" svg:viewBox="0 0 3175 1058" draw:points="0,0 3175,0 3175,1058 0,1058">
          <text:p/>
        </draw:polygon>
        <draw:polygon draw:style-name="gr8" draw:text-style-name="P2" draw:layer="layout" svg:width="3.174cm" svg:height="1.057cm" svg:x="66.422cm" svg:y="12.713cm" svg:viewBox="0 0 3175 1058" draw:points="0,0 3175,0 3175,1058 0,1058">
          <text:p/>
        </draw:polygon>
        <draw:polygon draw:style-name="gr88" draw:text-style-name="P75" draw:layer="layout" svg:width="3.121cm" svg:height="0.449cm" svg:x="66.435cm" svg:y="13.057cm" svg:viewBox="0 0 3122 450" draw:points="0,0 3122,0 3122,450 0,450">
          <text:p/>
        </draw:polygon>
        <draw:polygon draw:style-name="gr7" draw:text-style-name="P1" draw:layer="layout" svg:width="3.174cm" svg:height="1.057cm" svg:x="64.57cm" svg:y="9.538cm" svg:viewBox="0 0 3175 1058" draw:points="0,0 3175,0 3175,1058 0,1058">
          <text:p/>
        </draw:polygon>
        <draw:polygon draw:style-name="gr8" draw:text-style-name="P2" draw:layer="layout" svg:width="3.174cm" svg:height="1.057cm" svg:x="64.57cm" svg:y="9.538cm" svg:viewBox="0 0 3175 1058" draw:points="0,0 3175,0 3175,1058 0,1058">
          <text:p/>
        </draw:polygon>
        <draw:polygon draw:style-name="gr89" draw:text-style-name="P76" draw:layer="layout" svg:width="3.121cm" svg:height="0.449cm" svg:x="64.583cm" svg:y="9.882cm" svg:viewBox="0 0 3122 450" draw:points="0,0 3122,0 3122,450 0,450">
          <text:p/>
        </draw:polygon>
        <draw:polygon draw:style-name="gr7" draw:text-style-name="P1" draw:layer="layout" svg:width="3.174cm" svg:height="1.057cm" svg:x="64.57cm" svg:y="11.126cm" svg:viewBox="0 0 3175 1058" draw:points="0,0 3175,0 3175,1058 0,1058">
          <text:p/>
        </draw:polygon>
        <draw:polygon draw:style-name="gr8" draw:text-style-name="P2" draw:layer="layout" svg:width="3.174cm" svg:height="1.057cm" svg:x="64.57cm" svg:y="11.126cm" svg:viewBox="0 0 3175 1058" draw:points="0,0 3175,0 3175,1058 0,1058">
          <text:p/>
        </draw:polygon>
        <draw:polygon draw:style-name="gr90" draw:text-style-name="P77" draw:layer="layout" svg:width="3.121cm" svg:height="0.448cm" svg:x="64.583cm" svg:y="11.47cm" svg:viewBox="0 0 3122 449" draw:points="0,0 3122,0 3122,449 0,449">
          <text:p/>
        </draw:polygon>
        <draw:polygon draw:style-name="gr7" draw:text-style-name="P1" draw:layer="layout" svg:width="76.198cm" svg:height="1.587cm" svg:x="0.542cm" svg:y="2.659cm" svg:viewBox="0 0 76199 1588" draw:points="0,0 76199,0 76199,1588 0,1588">
          <text:p/>
        </draw:polygon>
        <draw:polygon draw:style-name="gr8" draw:text-style-name="P2" draw:layer="layout" svg:width="76.198cm" svg:height="1.587cm" svg:x="0.542cm" svg:y="2.659cm" svg:viewBox="0 0 76199 1588" draw:points="0,0 76199,0 76199,1588 0,1588">
          <text:p/>
        </draw:polygon>
        <draw:polygon draw:style-name="gr91" draw:text-style-name="P78" draw:layer="layout" svg:width="76.145cm" svg:height="1.149cm" svg:x="0.582cm" svg:y="2.977cm" svg:viewBox="0 0 76146 1150" draw:points="0,0 76146,0 76146,1150 0,1150">
          <text:p/>
        </draw:polygon>
        <draw:path draw:style-name="gr92" draw:text-style-name="P79" draw:layer="layout" svg:width="0.876cm" svg:height="0.658cm" svg:x="1.176cm" svg:y="44.319cm" svg:viewBox="0 0 877 659" svg:d="M133 373c-5 3-10 6-16 10-23 16-45 38-64 63s-33 52-42 78c-7 21-11 41-11 59 0 5 1 10 1 15 3 22 12 39 26 49 14 11 33 15 54 11 17-2 34-9 52-19l611-352c5-4 10-7 16-11 23-16 45-37 64-62 18-24 33-52 42-79 7-21 11-40 11-58 0-6-1-11-1-16-3-21-12-38-26-49-14-10-33-14-54-11-17 3-34 9-52 19z">
          <text:p/>
        </draw:path>
        <draw:polygon draw:style-name="gr93" draw:text-style-name="P80" draw:layer="layout" svg:width="0.124cm" svg:height="0.069cm" svg:x="2.132cm" svg:y="44.473cm" svg:viewBox="0 0 125 70" draw:points="99,70 125,65 12,0 0,13">
          <text:p/>
        </draw:polygon>
        <draw:polygon draw:style-name="gr94" draw:text-style-name="P81" draw:layer="layout" svg:width="0.124cm" svg:height="0.069cm" svg:x="2.132cm" svg:y="44.473cm" svg:viewBox="0 0 125 70" draw:points="99,70 125,65 12,0 0,13">
          <text:p/>
        </draw:polygon>
        <draw:polygon draw:style-name="gr93" draw:text-style-name="P80" draw:layer="layout" svg:width="0.124cm" svg:height="0.076cm" svg:x="2.138cm" svg:y="44.401cm" svg:viewBox="0 0 125 77" draw:points="99,77 125,65 11,0 0,20">
          <text:p/>
        </draw:polygon>
        <draw:polygon draw:style-name="gr94" draw:text-style-name="P81" draw:layer="layout" svg:width="0.124cm" svg:height="0.076cm" svg:x="2.138cm" svg:y="44.401cm" svg:viewBox="0 0 125 77" draw:points="99,77 125,65 11,0 0,20">
          <text:p/>
        </draw:polygon>
        <draw:polygon draw:style-name="gr93" draw:text-style-name="P80" draw:layer="layout" svg:width="0.115cm" svg:height="0.081cm" svg:x="2.115cm" svg:y="44.337cm" svg:viewBox="0 0 116 82" draw:points="99,82 116,66 3,0 0,25">
          <text:p/>
        </draw:polygon>
        <draw:polygon draw:style-name="gr94" draw:text-style-name="P81" draw:layer="layout" svg:width="0.115cm" svg:height="0.081cm" svg:x="2.115cm" svg:y="44.337cm" svg:viewBox="0 0 116 82" draw:points="99,82 116,66 3,0 0,25">
          <text:p/>
        </draw:polygon>
        <draw:polygon draw:style-name="gr93" draw:text-style-name="P80" draw:layer="layout" svg:width="0.197cm" svg:height="0.13cm" svg:x="1.988cm" svg:y="44.247cm" svg:viewBox="0 0 198 131" draw:points="184,131 198,107 14,0 0,25">
          <text:p/>
        </draw:polygon>
        <draw:polygon draw:style-name="gr94" draw:text-style-name="P81" draw:layer="layout" svg:width="0.197cm" svg:height="0.13cm" svg:x="1.988cm" svg:y="44.247cm" svg:viewBox="0 0 198 131" draw:points="184,131 198,107 14,0 0,25">
          <text:p/>
        </draw:polygon>
        <draw:polygon draw:style-name="gr95" draw:text-style-name="P82" draw:layer="layout" svg:width="0.234cm" svg:height="0.193cm" svg:x="2.002cm" svg:y="44.313cm" svg:viewBox="0 0 235 194" draw:points="235,194 227,130 0,0 9,63">
          <text:p/>
        </draw:polygon>
        <draw:polygon draw:style-name="gr96" draw:text-style-name="P83" draw:layer="layout" svg:width="0.234cm" svg:height="0.193cm" svg:x="2.002cm" svg:y="44.313cm" svg:viewBox="0 0 235 194" draw:points="235,194 227,130 0,0 9,63">
          <text:p/>
        </draw:polygon>
        <draw:polygon draw:style-name="gr95" draw:text-style-name="P82" draw:layer="layout" svg:width="0.254cm" svg:height="0.178cm" svg:x="1.974cm" svg:y="44.264cm" svg:viewBox="0 0 255 179" draw:points="255,179 226,130 0,0 28,49">
          <text:p/>
        </draw:polygon>
        <draw:polygon draw:style-name="gr96" draw:text-style-name="P83" draw:layer="layout" svg:width="0.254cm" svg:height="0.178cm" svg:x="1.974cm" svg:y="44.264cm" svg:viewBox="0 0 255 179" draw:points="255,179 226,130 0,0 28,49">
          <text:p/>
        </draw:polygon>
        <draw:polygon draw:style-name="gr95" draw:text-style-name="P82" draw:layer="layout" svg:width="0.254cm" svg:height="0.182cm" svg:x="1.974cm" svg:y="44.44cm" svg:viewBox="0 0 255 183" draw:points="0,52 28,0 255,131 226,183">
          <text:p/>
        </draw:polygon>
        <draw:polygon draw:style-name="gr97" draw:text-style-name="P83" draw:layer="layout" svg:width="0.254cm" svg:height="0.182cm" svg:x="1.974cm" svg:y="44.44cm" svg:viewBox="0 0 255 183" draw:points="0,52 28,0 255,131 226,183">
          <text:p/>
        </draw:polygon>
        <draw:polygon draw:style-name="gr95" draw:text-style-name="P82" draw:layer="layout" svg:width="0.234cm" svg:height="0.194cm" svg:x="2.002cm" svg:y="44.376cm" svg:viewBox="0 0 235 195" draw:points="0,64 9,0 235,131 227,195">
          <text:p/>
        </draw:polygon>
        <draw:polygon draw:style-name="gr97" draw:text-style-name="P83" draw:layer="layout" svg:width="0.234cm" svg:height="0.194cm" svg:x="2.002cm" svg:y="44.376cm" svg:viewBox="0 0 235 195" draw:points="0,64 9,0 235,131 227,195">
          <text:p/>
        </draw:polygon>
        <draw:polygon draw:style-name="gr95" draw:text-style-name="P82" draw:layer="layout" svg:width="0.933cm" svg:height="0.538cm" svg:x="1.224cm" svg:y="44.533cm" svg:viewBox="0 0 934 539" draw:points="227,539 934,131 708,0 0,409">
          <text:p/>
        </draw:polygon>
        <draw:polygon draw:style-name="gr97" draw:text-style-name="P83" draw:layer="layout" svg:width="0.933cm" svg:height="0.538cm" svg:x="1.224cm" svg:y="44.533cm" svg:viewBox="0 0 934 539" draw:points="227,539 934,131 708,0 0,409">
          <text:p/>
        </draw:polygon>
        <draw:polygon draw:style-name="gr98" draw:text-style-name="P84" draw:layer="layout" svg:width="0.31cm" svg:height="0.179cm" svg:x="1.762cm" svg:y="44.288cm" svg:viewBox="0 0 311 180" draw:points="85,0 0,49 226,180 311,131">
          <text:p/>
        </draw:polygon>
        <draw:polygon draw:style-name="gr99" draw:text-style-name="P85" draw:layer="layout" svg:width="0.31cm" svg:height="0.179cm" svg:x="1.762cm" svg:y="44.288cm" svg:viewBox="0 0 311 180" draw:points="85,0 0,49 226,180 311,131">
          <text:p/>
        </draw:polygon>
        <draw:polygon draw:style-name="gr100" draw:text-style-name="P86" draw:layer="layout" svg:width="0.225cm" svg:height="0.162cm" svg:x="1.801cm" svg:y="44.28cm" svg:viewBox="0 0 226 163" draw:points="226,163 226,130 0,0 0,32">
          <text:p/>
        </draw:polygon>
        <draw:polygon draw:style-name="gr101" draw:text-style-name="P87" draw:layer="layout" svg:width="0.225cm" svg:height="0.162cm" svg:x="1.801cm" svg:y="44.28cm" svg:viewBox="0 0 226 163" draw:points="226,163 226,130 0,0 0,32">
          <text:p/>
        </draw:polygon>
        <draw:polygon draw:style-name="gr98" draw:text-style-name="P84" draw:layer="layout" svg:width="0.31cm" svg:height="0.179cm" svg:x="1.847cm" svg:y="44.239cm" svg:viewBox="0 0 311 180" draw:points="85,0 0,49 226,180 311,131">
          <text:p/>
        </draw:polygon>
        <draw:polygon draw:style-name="gr99" draw:text-style-name="P85" draw:layer="layout" svg:width="0.31cm" svg:height="0.179cm" svg:x="1.847cm" svg:y="44.239cm" svg:viewBox="0 0 311 180" draw:points="85,0 0,49 226,180 311,131">
          <text:p/>
        </draw:polygon>
        <draw:polygon draw:style-name="gr100" draw:text-style-name="P86" draw:layer="layout" svg:width="0.225cm" svg:height="0.162cm" svg:x="1.886cm" svg:y="44.231cm" svg:viewBox="0 0 226 163" draw:points="226,163 226,130 0,0 0,32">
          <text:p/>
        </draw:polygon>
        <draw:polygon draw:style-name="gr101" draw:text-style-name="P87" draw:layer="layout" svg:width="0.225cm" svg:height="0.162cm" svg:x="1.886cm" svg:y="44.231cm" svg:viewBox="0 0 226 163" draw:points="226,163 226,130 0,0 0,32">
          <text:p/>
        </draw:polygon>
        <draw:polygon draw:style-name="gr98" draw:text-style-name="P84" draw:layer="layout" svg:width="0.31cm" svg:height="0.179cm" svg:x="1.677cm" svg:y="44.337cm" svg:viewBox="0 0 311 180" draw:points="85,0 0,49 226,180 311,131">
          <text:p/>
        </draw:polygon>
        <draw:polygon draw:style-name="gr99" draw:text-style-name="P85" draw:layer="layout" svg:width="0.31cm" svg:height="0.179cm" svg:x="1.677cm" svg:y="44.337cm" svg:viewBox="0 0 311 180" draw:points="85,0 0,49 226,180 311,131">
          <text:p/>
        </draw:polygon>
        <draw:polygon draw:style-name="gr100" draw:text-style-name="P86" draw:layer="layout" svg:width="0.225cm" svg:height="0.162cm" svg:x="1.716cm" svg:y="44.329cm" svg:viewBox="0 0 226 163" draw:points="226,163 226,130 0,0 0,32">
          <text:p/>
        </draw:polygon>
        <draw:polygon draw:style-name="gr101" draw:text-style-name="P87" draw:layer="layout" svg:width="0.225cm" svg:height="0.162cm" svg:x="1.716cm" svg:y="44.329cm" svg:viewBox="0 0 226 163" draw:points="226,163 226,130 0,0 0,32">
          <text:p/>
        </draw:polygon>
        <draw:polygon draw:style-name="gr98" draw:text-style-name="P84" draw:layer="layout" svg:width="0.31cm" svg:height="0.179cm" svg:x="1.592cm" svg:y="44.386cm" svg:viewBox="0 0 311 180" draw:points="85,0 0,49 226,180 311,131">
          <text:p/>
        </draw:polygon>
        <draw:polygon draw:style-name="gr99" draw:text-style-name="P85" draw:layer="layout" svg:width="0.31cm" svg:height="0.179cm" svg:x="1.592cm" svg:y="44.386cm" svg:viewBox="0 0 311 180" draw:points="85,0 0,49 226,180 311,131">
          <text:p/>
        </draw:polygon>
        <draw:polygon draw:style-name="gr100" draw:text-style-name="P86" draw:layer="layout" svg:width="0.226cm" svg:height="0.162cm" svg:x="1.631cm" svg:y="44.378cm" svg:viewBox="0 0 227 163" draw:points="227,163 227,130 0,0 0,32">
          <text:p/>
        </draw:polygon>
        <draw:polygon draw:style-name="gr101" draw:text-style-name="P87" draw:layer="layout" svg:width="0.226cm" svg:height="0.162cm" svg:x="1.631cm" svg:y="44.378cm" svg:viewBox="0 0 227 163" draw:points="227,163 227,130 0,0 0,32">
          <text:p/>
        </draw:polygon>
        <draw:polygon draw:style-name="gr98" draw:text-style-name="P84" draw:layer="layout" svg:width="0.31cm" svg:height="0.179cm" svg:x="1.507cm" svg:y="44.435cm" svg:viewBox="0 0 311 180" draw:points="85,0 0,49 227,180 311,131">
          <text:p/>
        </draw:polygon>
        <draw:polygon draw:style-name="gr99" draw:text-style-name="P85" draw:layer="layout" svg:width="0.31cm" svg:height="0.179cm" svg:x="1.507cm" svg:y="44.435cm" svg:viewBox="0 0 311 180" draw:points="85,0 0,49 227,180 311,131">
          <text:p/>
        </draw:polygon>
        <draw:polygon draw:style-name="gr100" draw:text-style-name="P86" draw:layer="layout" svg:width="0.226cm" svg:height="0.162cm" svg:x="1.546cm" svg:y="44.427cm" svg:viewBox="0 0 227 163" draw:points="227,163 227,130 0,0 0,32">
          <text:p/>
        </draw:polygon>
        <draw:polygon draw:style-name="gr101" draw:text-style-name="P87" draw:layer="layout" svg:width="0.226cm" svg:height="0.162cm" svg:x="1.546cm" svg:y="44.427cm" svg:viewBox="0 0 227 163" draw:points="227,163 227,130 0,0 0,32">
          <text:p/>
        </draw:polygon>
        <draw:polygon draw:style-name="gr98" draw:text-style-name="P84" draw:layer="layout" svg:width="0.311cm" svg:height="0.179cm" svg:x="1.422cm" svg:y="44.484cm" svg:viewBox="0 0 312 180" draw:points="85,0 0,49 227,180 312,131">
          <text:p/>
        </draw:polygon>
        <draw:polygon draw:style-name="gr99" draw:text-style-name="P85" draw:layer="layout" svg:width="0.311cm" svg:height="0.179cm" svg:x="1.422cm" svg:y="44.484cm" svg:viewBox="0 0 312 180" draw:points="85,0 0,49 227,180 312,131">
          <text:p/>
        </draw:polygon>
        <draw:polygon draw:style-name="gr100" draw:text-style-name="P86" draw:layer="layout" svg:width="0.225cm" svg:height="0.162cm" svg:x="1.462cm" svg:y="44.476cm" svg:viewBox="0 0 226 163" draw:points="226,163 226,130 0,0 0,32">
          <text:p/>
        </draw:polygon>
        <draw:polygon draw:style-name="gr101" draw:text-style-name="P87" draw:layer="layout" svg:width="0.225cm" svg:height="0.162cm" svg:x="1.462cm" svg:y="44.476cm" svg:viewBox="0 0 226 163" draw:points="226,163 226,130 0,0 0,32">
          <text:p/>
        </draw:polygon>
        <draw:polygon draw:style-name="gr98" draw:text-style-name="P84" draw:layer="layout" svg:width="0.31cm" svg:height="0.179cm" svg:x="1.338cm" svg:y="44.533cm" svg:viewBox="0 0 311 180" draw:points="84,0 0,49 226,180 311,131">
          <text:p/>
        </draw:polygon>
        <draw:polygon draw:style-name="gr99" draw:text-style-name="P85" draw:layer="layout" svg:width="0.31cm" svg:height="0.179cm" svg:x="1.338cm" svg:y="44.533cm" svg:viewBox="0 0 311 180" draw:points="84,0 0,49 226,180 311,131">
          <text:p/>
        </draw:polygon>
        <draw:polygon draw:style-name="gr100" draw:text-style-name="P86" draw:layer="layout" svg:width="0.225cm" svg:height="0.162cm" svg:x="1.377cm" svg:y="44.525cm" svg:viewBox="0 0 226 163" draw:points="226,163 226,130 0,0 0,32">
          <text:p/>
        </draw:polygon>
        <draw:polygon draw:style-name="gr101" draw:text-style-name="P87" draw:layer="layout" svg:width="0.225cm" svg:height="0.162cm" svg:x="1.377cm" svg:y="44.525cm" svg:viewBox="0 0 226 163" draw:points="226,163 226,130 0,0 0,32">
          <text:p/>
        </draw:polygon>
        <draw:polygon draw:style-name="gr98" draw:text-style-name="P84" draw:layer="layout" svg:width="0.31cm" svg:height="0.179cm" svg:x="1.253cm" svg:y="44.582cm" svg:viewBox="0 0 311 180" draw:points="85,0 0,49 226,180 311,131">
          <text:p/>
        </draw:polygon>
        <draw:polygon draw:style-name="gr99" draw:text-style-name="P85" draw:layer="layout" svg:width="0.31cm" svg:height="0.179cm" svg:x="1.253cm" svg:y="44.582cm" svg:viewBox="0 0 311 180" draw:points="85,0 0,49 226,180 311,131">
          <text:p/>
        </draw:polygon>
        <draw:polygon draw:style-name="gr100" draw:text-style-name="P86" draw:layer="layout" svg:width="0.225cm" svg:height="0.162cm" svg:x="1.292cm" svg:y="44.574cm" svg:viewBox="0 0 226 163" draw:points="226,163 226,130 0,0 0,32">
          <text:p/>
        </draw:polygon>
        <draw:polygon draw:style-name="gr101" draw:text-style-name="P87" draw:layer="layout" svg:width="0.225cm" svg:height="0.162cm" svg:x="1.292cm" svg:y="44.574cm" svg:viewBox="0 0 226 163" draw:points="226,163 226,130 0,0 0,32">
          <text:p/>
        </draw:polygon>
        <draw:polygon draw:style-name="gr98" draw:text-style-name="P84" draw:layer="layout" svg:width="0.31cm" svg:height="0.179cm" svg:x="1.168cm" svg:y="44.631cm" svg:viewBox="0 0 311 180" draw:points="85,0 0,49 226,180 311,131">
          <text:p/>
        </draw:polygon>
        <draw:polygon draw:style-name="gr99" draw:text-style-name="P85" draw:layer="layout" svg:width="0.31cm" svg:height="0.179cm" svg:x="1.168cm" svg:y="44.631cm" svg:viewBox="0 0 311 180" draw:points="85,0 0,49 226,180 311,131">
          <text:p/>
        </draw:polygon>
        <draw:polygon draw:style-name="gr100" draw:text-style-name="P86" draw:layer="layout" svg:width="0.225cm" svg:height="0.162cm" svg:x="1.207cm" svg:y="44.623cm" svg:viewBox="0 0 226 163" draw:points="226,163 226,130 0,0 0,32">
          <text:p/>
        </draw:polygon>
        <draw:polygon draw:style-name="gr101" draw:text-style-name="P87" draw:layer="layout" svg:width="0.225cm" svg:height="0.162cm" svg:x="1.207cm" svg:y="44.623cm" svg:viewBox="0 0 226 163" draw:points="226,163 226,130 0,0 0,32">
          <text:p/>
        </draw:polygon>
        <draw:polygon draw:style-name="gr102" draw:text-style-name="P88" draw:layer="layout" svg:width="0.282cm" svg:height="0.195cm" svg:x="1.111cm" svg:y="44.68cm" svg:viewBox="0 0 283 196" draw:points="57,0 0,66 227,196 283,131">
          <text:p/>
        </draw:polygon>
        <draw:polygon draw:style-name="gr103" draw:text-style-name="P89" draw:layer="layout" svg:width="0.282cm" svg:height="0.195cm" svg:x="1.111cm" svg:y="44.68cm" svg:viewBox="0 0 283 196" draw:points="57,0 0,66 227,196 283,131">
          <text:p/>
        </draw:polygon>
        <draw:polygon draw:style-name="gr95" draw:text-style-name="P82" draw:layer="layout" svg:width="0.279cm" svg:height="0.138cm" svg:x="1.168cm" svg:y="44.942cm" svg:viewBox="0 0 280 139" draw:points="218,139 280,131 52,1 0,0">
          <text:p/>
        </draw:polygon>
        <draw:polygon draw:style-name="gr104" draw:text-style-name="P83" draw:layer="layout" svg:width="0.279cm" svg:height="0.138cm" svg:x="1.168cm" svg:y="44.942cm" svg:viewBox="0 0 280 139" draw:points="218,139 280,131 52,1 0,0">
          <text:p/>
        </draw:polygon>
        <draw:polygon draw:style-name="gr105" draw:text-style-name="P79" draw:layer="layout" svg:width="0.241cm" svg:height="0.123cm" svg:x="1.14cm" svg:y="44.958cm" svg:viewBox="0 0 242 124" draw:points="198,114 242,124 33,0 0,0">
          <text:p/>
        </draw:polygon>
        <draw:polygon draw:style-name="gr106" draw:text-style-name="P90" draw:layer="layout" svg:width="0.241cm" svg:height="0.123cm" svg:x="1.14cm" svg:y="44.958cm" svg:viewBox="0 0 242 124" draw:points="198,114 242,124 33,0 0,0">
          <text:p/>
        </draw:polygon>
        <draw:polygon draw:style-name="gr107" draw:text-style-name="P91" draw:layer="layout" svg:width="0.254cm" svg:height="0.211cm" svg:x="1.083cm" svg:y="44.746cm" svg:viewBox="0 0 255 212" draw:points="28,0 0,81 226,212 255,130">
          <text:p/>
        </draw:polygon>
        <draw:polygon draw:style-name="gr108" draw:text-style-name="P92" draw:layer="layout" svg:width="0.254cm" svg:height="0.211cm" svg:x="1.083cm" svg:y="44.746cm" svg:viewBox="0 0 255 212" draw:points="28,0 0,81 226,212 255,130">
          <text:p/>
        </draw:polygon>
        <draw:polygon draw:style-name="gr109" draw:text-style-name="P93" draw:layer="layout" svg:width="0.225cm" svg:height="0.195cm" svg:x="1.083cm" svg:y="44.827cm" svg:viewBox="0 0 226 196" draw:points="0,0 0,66 226,196 226,131">
          <text:p/>
        </draw:polygon>
        <draw:polygon draw:style-name="gr110" draw:text-style-name="P94" draw:layer="layout" svg:width="0.225cm" svg:height="0.195cm" svg:x="1.083cm" svg:y="44.827cm" svg:viewBox="0 0 226 196" draw:points="0,0 0,66 226,196 226,131">
          <text:p/>
        </draw:polygon>
        <draw:polygon draw:style-name="gr111" draw:text-style-name="P95" draw:layer="layout" svg:width="0.254cm" svg:height="0.178cm" svg:x="1.083cm" svg:y="44.893cm" svg:viewBox="0 0 255 179" draw:points="0,0 57,65 255,179 226,130">
          <text:p/>
        </draw:polygon>
        <draw:polygon draw:style-name="gr112" draw:text-style-name="P96" draw:layer="layout" svg:width="0.254cm" svg:height="0.178cm" svg:x="1.083cm" svg:y="44.893cm" svg:viewBox="0 0 255 179" draw:points="0,0 57,65 255,179 226,130">
          <text:p/>
        </draw:polygon>
        <draw:path draw:style-name="gr100" draw:text-style-name="P86" draw:layer="layout" svg:width="0.241cm" svg:height="0.16cm" svg:x="1.126cm" svg:y="44.683cm" svg:viewBox="0 0 242 161" svg:d="M16 29l226 132c0 0-14-32-20-32-6-1-222-129-222-129z">
          <text:p/>
        </draw:path>
        <draw:path draw:style-name="gr101" draw:text-style-name="P87" draw:layer="layout" svg:width="0.241cm" svg:height="0.16cm" svg:x="1.126cm" svg:y="44.683cm" svg:viewBox="0 0 242 161" svg:d="M16 29l226 132c0 0-14-32-20-32-6-1-222-129-222-129z">
          <text:p/>
        </draw:path>
        <draw:polygon draw:style-name="gr100" draw:text-style-name="P86" draw:layer="layout" svg:width="0.24cm" svg:height="0.125cm" svg:x="1.077cm" svg:y="44.785cm" svg:viewBox="0 0 241 126" draw:points="241,126 20,0 0,2 218,126">
          <text:p/>
        </draw:polygon>
        <draw:polygon draw:style-name="gr101" draw:text-style-name="P87" draw:layer="layout" svg:width="0.24cm" svg:height="0.125cm" svg:x="1.077cm" svg:y="44.785cm" svg:viewBox="0 0 241 126" draw:points="241,126 20,0 0,2 218,126">
          <text:p/>
        </draw:polygon>
        <draw:polygon draw:style-name="gr98" draw:text-style-name="P84" draw:layer="layout" svg:width="0.253cm" svg:height="0.146cm" svg:x="1.055cm" svg:y="44.86cm" svg:viewBox="0 0 254 147" draw:points="254,131 226,147 0,16 28,0">
          <text:p/>
        </draw:polygon>
        <draw:polygon draw:style-name="gr99" draw:text-style-name="P85" draw:layer="layout" svg:width="0.253cm" svg:height="0.146cm" svg:x="1.055cm" svg:y="44.86cm" svg:viewBox="0 0 254 147" draw:points="254,131 226,147 0,16 28,0">
          <text:p/>
        </draw:polygon>
        <draw:polygon draw:style-name="gr98" draw:text-style-name="P84" draw:layer="layout" svg:width="0.248cm" svg:height="0.155cm" svg:x="1.073cm" svg:y="44.918cm" svg:viewBox="0 0 249 156" draw:points="249,131 226,156 0,25 22,0">
          <text:p/>
        </draw:polygon>
        <draw:polygon draw:style-name="gr99" draw:text-style-name="P85" draw:layer="layout" svg:width="0.248cm" svg:height="0.155cm" svg:x="1.073cm" svg:y="44.918cm" svg:viewBox="0 0 249 156" draw:points="249,131 226,156 0,25 22,0">
          <text:p/>
        </draw:polygon>
        <draw:polygon draw:style-name="gr95" draw:text-style-name="P82" draw:layer="layout" svg:width="0.267cm" svg:height="0.171cm" svg:x="1.932cm" svg:y="44.492cm" svg:viewBox="0 0 268 172" draw:points="0,41 42,0 268,131 226,172">
          <text:p/>
        </draw:polygon>
        <draw:polygon draw:style-name="gr97" draw:text-style-name="P83" draw:layer="layout" svg:width="0.267cm" svg:height="0.171cm" svg:x="1.932cm" svg:y="44.492cm" svg:viewBox="0 0 268 172" draw:points="0,41 42,0 268,131 226,172">
          <text:p/>
        </draw:polygon>
        <draw:path draw:style-name="gr113" draw:text-style-name="P97" draw:layer="layout" svg:width="0.809cm" svg:height="0.599cm" svg:x="1.374cm" svg:y="44.438cm" svg:viewBox="0 0 810 600" svg:d="M114 352c-63 37-114 118-114 182 0 63 51 85 114 48l581-334c63-37 115-118 115-182 0-63-52-85-115-48z">
          <text:p/>
        </draw:path>
        <draw:path draw:style-name="gr92" draw:text-style-name="P79" draw:layer="layout" svg:width="0.395cm" svg:height="0.587cm" svg:x="1.932cm" svg:y="43.962cm" svg:viewBox="0 0 396 588" svg:d="M84 0l-84 441 311 147 85-409zM141 98l170 98-57 294-170-98z">
          <text:p/>
        </draw:path>
        <draw:polygon draw:style-name="gr114" draw:text-style-name="P90" draw:layer="layout" svg:width="0.395cm" svg:height="0.587cm" svg:x="1.932cm" svg:y="43.962cm" svg:viewBox="0 0 396 588" draw:points="84,0 0,441 311,588 396,179">
          <text:p/>
        </draw:polygon>
        <draw:polygon draw:style-name="gr114" draw:text-style-name="P90" draw:layer="layout" svg:width="0.226cm" svg:height="0.391cm" svg:x="2.016cm" svg:y="44.06cm" svg:viewBox="0 0 227 392" draw:points="57,0 227,98 170,392 0,294">
          <text:p/>
        </draw:polygon>
        <draw:polygon draw:style-name="gr115" draw:text-style-name="P98" draw:layer="layout" svg:width="0.338cm" svg:height="0.554cm" svg:x="1.96cm" svg:y="44.011cm" svg:viewBox="0 0 339 555" draw:points="254,555 339,147 85,0 0,408">
          <text:p/>
        </draw:polygon>
        <draw:polygon draw:style-name="gr98" draw:text-style-name="P84" draw:layer="layout" svg:width="0.791cm" svg:height="0.456cm" svg:x="1.394cm" svg:y="44.354cm" svg:viewBox="0 0 792 457" draw:points="622,0 198,245 142,212 0,294 283,457 424,375 368,343 792,98">
          <text:p/>
        </draw:polygon>
        <draw:polygon draw:style-name="gr116" draw:text-style-name="P85" draw:layer="layout" svg:width="0.791cm" svg:height="0.456cm" svg:x="1.394cm" svg:y="44.354cm" svg:viewBox="0 0 792 457" draw:points="622,0 198,245 142,212 0,294 283,457 424,375 368,343 792,98">
          <text:p/>
        </draw:polygon>
        <draw:polygon draw:style-name="gr92" draw:text-style-name="P79" draw:layer="layout" svg:width="0.31cm" svg:height="0.636cm" svg:x="1.366cm" svg:y="44.648cm" svg:viewBox="0 0 311 637" draw:points="311,163 283,637 0,473 28,0">
          <text:p/>
        </draw:polygon>
        <draw:polygon draw:style-name="gr114" draw:text-style-name="P90" draw:layer="layout" svg:width="0.31cm" svg:height="0.636cm" svg:x="1.366cm" svg:y="44.648cm" svg:viewBox="0 0 311 637" draw:points="311,163 283,637 0,473 28,0">
          <text:p/>
        </draw:polygon>
        <draw:polygon draw:style-name="gr113" draw:text-style-name="P97" draw:layer="layout" svg:width="1.017cm" svg:height="0.783cm" svg:x="1.649cm" svg:y="44.501cm" svg:viewBox="0 0 1018 784" draw:points="1018,0 594,245 594,49 169,294 169,228 169,228 28,310 0,784 594,441 1018,196 1018,130">
          <text:p/>
        </draw:polygon>
        <draw:polygon draw:style-name="gr117" draw:text-style-name="P99" draw:layer="layout" svg:width="1.017cm" svg:height="0.783cm" svg:x="1.649cm" svg:y="44.501cm" svg:viewBox="0 0 1018 784" draw:points="1018,0 594,245 594,49 169,294 169,228 169,228 28,310 0,784 594,441 1018,196 1018,130">
          <text:p/>
        </draw:polygon>
        <draw:path draw:style-name="gr92" draw:text-style-name="P79" draw:layer="layout" svg:width="0.875cm" svg:height="0.658cm" svg:x="1.813cm" svg:y="44.735cm" svg:viewBox="0 0 876 659" svg:d="M133 373c-6 3-11 6-16 10-24 16-45 39-64 63-19 25-34 52-43 78-7 21-10 41-10 59 0 5 0 10 1 15 2 22 11 38 25 49s33 14 55 11c16-2 34-9 52-19l610-353c5-3 11-6 16-10 23-16 45-38 64-63 19-24 33-51 42-78 7-21 11-41 11-58 0-6 0-11-1-16-3-22-12-38-26-49s-32-14-54-11c-16 2-34 9-52 19z">
          <text:p/>
        </draw:path>
        <draw:polygon draw:style-name="gr113" draw:text-style-name="P97" draw:layer="layout" svg:width="0.423cm" svg:height="0.276cm" svg:x="1.762cm" svg:y="44.452cm" svg:viewBox="0 0 424 277" draw:points="56,277 424,65 424,0 0,245">
          <text:p/>
        </draw:polygon>
        <draw:polygon draw:style-name="gr117" draw:text-style-name="P99" draw:layer="layout" svg:width="0.423cm" svg:height="0.276cm" svg:x="1.762cm" svg:y="44.452cm" svg:viewBox="0 0 424 277" draw:points="56,277 424,65 424,0 0,245">
          <text:p/>
        </draw:polygon>
        <draw:polygon draw:style-name="gr93" draw:text-style-name="P80" draw:layer="layout" svg:width="0.124cm" svg:height="0.07cm" svg:x="2.783cm" svg:y="44.848cm" svg:viewBox="0 0 125 71" draw:points="99,71 125,66 11,0 0,14">
          <text:p/>
        </draw:polygon>
        <draw:polygon draw:style-name="gr94" draw:text-style-name="P81" draw:layer="layout" svg:width="0.124cm" svg:height="0.07cm" svg:x="2.783cm" svg:y="44.848cm" svg:viewBox="0 0 125 71" draw:points="99,71 125,66 11,0 0,14">
          <text:p/>
        </draw:polygon>
        <draw:polygon draw:style-name="gr93" draw:text-style-name="P80" draw:layer="layout" svg:width="0.123cm" svg:height="0.075cm" svg:x="2.789cm" svg:y="44.777cm" svg:viewBox="0 0 124 76" draw:points="99,76 124,65 11,0 0,19">
          <text:p/>
        </draw:polygon>
        <draw:polygon draw:style-name="gr94" draw:text-style-name="P81" draw:layer="layout" svg:width="0.123cm" svg:height="0.075cm" svg:x="2.789cm" svg:y="44.777cm" svg:viewBox="0 0 124 76" draw:points="99,76 124,65 11,0 0,19">
          <text:p/>
        </draw:polygon>
        <draw:polygon draw:style-name="gr93" draw:text-style-name="P80" draw:layer="layout" svg:width="0.115cm" svg:height="0.081cm" svg:x="2.766cm" svg:y="44.713cm" svg:viewBox="0 0 116 82" draw:points="99,82 116,65 3,0 0,24">
          <text:p/>
        </draw:polygon>
        <draw:polygon draw:style-name="gr94" draw:text-style-name="P81" draw:layer="layout" svg:width="0.115cm" svg:height="0.081cm" svg:x="2.766cm" svg:y="44.713cm" svg:viewBox="0 0 116 82" draw:points="99,82 116,65 3,0 0,24">
          <text:p/>
        </draw:polygon>
        <draw:polygon draw:style-name="gr93" draw:text-style-name="P80" draw:layer="layout" svg:width="0.197cm" svg:height="0.13cm" svg:x="2.639cm" svg:y="44.623cm" svg:viewBox="0 0 198 131" draw:points="184,131 198,106 14,0 0,25">
          <text:p/>
        </draw:polygon>
        <draw:polygon draw:style-name="gr94" draw:text-style-name="P81" draw:layer="layout" svg:width="0.197cm" svg:height="0.13cm" svg:x="2.639cm" svg:y="44.623cm" svg:viewBox="0 0 198 131" draw:points="184,131 198,106 14,0 0,25">
          <text:p/>
        </draw:polygon>
        <draw:polygon draw:style-name="gr95" draw:text-style-name="P82" draw:layer="layout" svg:width="0.234cm" svg:height="0.194cm" svg:x="2.653cm" svg:y="44.688cm" svg:viewBox="0 0 235 195" draw:points="235,195 226,131 0,0 8,64">
          <text:p/>
        </draw:polygon>
        <draw:polygon draw:style-name="gr96" draw:text-style-name="P83" draw:layer="layout" svg:width="0.234cm" svg:height="0.194cm" svg:x="2.653cm" svg:y="44.688cm" svg:viewBox="0 0 235 195" draw:points="235,195 226,131 0,0 8,64">
          <text:p/>
        </draw:polygon>
        <draw:polygon draw:style-name="gr95" draw:text-style-name="P82" draw:layer="layout" svg:width="0.253cm" svg:height="0.179cm" svg:x="2.625cm" svg:y="44.639cm" svg:viewBox="0 0 254 180" draw:points="254,180 226,131 0,0 28,49">
          <text:p/>
        </draw:polygon>
        <draw:polygon draw:style-name="gr96" draw:text-style-name="P83" draw:layer="layout" svg:width="0.253cm" svg:height="0.179cm" svg:x="2.625cm" svg:y="44.639cm" svg:viewBox="0 0 254 180" draw:points="254,180 226,131 0,0 28,49">
          <text:p/>
        </draw:polygon>
        <draw:polygon draw:style-name="gr95" draw:text-style-name="P82" draw:layer="layout" svg:width="0.253cm" svg:height="0.182cm" svg:x="2.625cm" svg:y="44.816cm" svg:viewBox="0 0 254 183" draw:points="0,52 28,0 254,130 226,183">
          <text:p/>
        </draw:polygon>
        <draw:polygon draw:style-name="gr97" draw:text-style-name="P83" draw:layer="layout" svg:width="0.253cm" svg:height="0.182cm" svg:x="2.625cm" svg:y="44.816cm" svg:viewBox="0 0 254 183" draw:points="0,52 28,0 254,130 226,183">
          <text:p/>
        </draw:polygon>
        <draw:polygon draw:style-name="gr95" draw:text-style-name="P82" draw:layer="layout" svg:width="0.234cm" svg:height="0.193cm" svg:x="2.653cm" svg:y="44.752cm" svg:viewBox="0 0 235 194" draw:points="0,64 8,0 235,131 226,194">
          <text:p/>
        </draw:polygon>
        <draw:polygon draw:style-name="gr97" draw:text-style-name="P83" draw:layer="layout" svg:width="0.234cm" svg:height="0.193cm" svg:x="2.653cm" svg:y="44.752cm" svg:viewBox="0 0 235 194" draw:points="0,64 8,0 235,131 226,194">
          <text:p/>
        </draw:polygon>
        <draw:polygon draw:style-name="gr95" draw:text-style-name="P82" draw:layer="layout" svg:width="0.933cm" svg:height="0.538cm" svg:x="1.875cm" svg:y="44.909cm" svg:viewBox="0 0 934 539" draw:points="226,539 934,131 707,0 0,408">
          <text:p/>
        </draw:polygon>
        <draw:polygon draw:style-name="gr97" draw:text-style-name="P83" draw:layer="layout" svg:width="0.933cm" svg:height="0.538cm" svg:x="1.875cm" svg:y="44.909cm" svg:viewBox="0 0 934 539" draw:points="226,539 934,131 707,0 0,408">
          <text:p/>
        </draw:polygon>
        <draw:polygon draw:style-name="gr98" draw:text-style-name="P84" draw:layer="layout" svg:width="0.31cm" svg:height="0.179cm" svg:x="2.413cm" svg:y="44.664cm" svg:viewBox="0 0 311 180" draw:points="84,0 0,49 226,180 311,131">
          <text:p/>
        </draw:polygon>
        <draw:polygon draw:style-name="gr99" draw:text-style-name="P85" draw:layer="layout" svg:width="0.31cm" svg:height="0.179cm" svg:x="2.413cm" svg:y="44.664cm" svg:viewBox="0 0 311 180" draw:points="84,0 0,49 226,180 311,131">
          <text:p/>
        </draw:polygon>
        <draw:polygon draw:style-name="gr100" draw:text-style-name="P86" draw:layer="layout" svg:width="0.225cm" svg:height="0.163cm" svg:x="2.452cm" svg:y="44.655cm" svg:viewBox="0 0 226 164" draw:points="226,164 226,131 0,0 0,33">
          <text:p/>
        </draw:polygon>
        <draw:polygon draw:style-name="gr101" draw:text-style-name="P87" draw:layer="layout" svg:width="0.225cm" svg:height="0.163cm" svg:x="2.452cm" svg:y="44.655cm" svg:viewBox="0 0 226 164" draw:points="226,164 226,131 0,0 0,33">
          <text:p/>
        </draw:polygon>
        <draw:polygon draw:style-name="gr98" draw:text-style-name="P84" draw:layer="layout" svg:width="0.311cm" svg:height="0.179cm" svg:x="2.497cm" svg:y="44.615cm" svg:viewBox="0 0 312 180" draw:points="85,0 0,49 227,180 312,131">
          <text:p/>
        </draw:polygon>
        <draw:polygon draw:style-name="gr99" draw:text-style-name="P85" draw:layer="layout" svg:width="0.311cm" svg:height="0.179cm" svg:x="2.497cm" svg:y="44.615cm" svg:viewBox="0 0 312 180" draw:points="85,0 0,49 227,180 312,131">
          <text:p/>
        </draw:polygon>
        <draw:polygon draw:style-name="gr100" draw:text-style-name="P86" draw:layer="layout" svg:width="0.226cm" svg:height="0.163cm" svg:x="2.536cm" svg:y="44.606cm" svg:viewBox="0 0 227 164" draw:points="227,164 227,131 0,0 0,33">
          <text:p/>
        </draw:polygon>
        <draw:polygon draw:style-name="gr101" draw:text-style-name="P87" draw:layer="layout" svg:width="0.226cm" svg:height="0.163cm" svg:x="2.536cm" svg:y="44.606cm" svg:viewBox="0 0 227 164" draw:points="227,164 227,131 0,0 0,33">
          <text:p/>
        </draw:polygon>
        <draw:polygon draw:style-name="gr98" draw:text-style-name="P84" draw:layer="layout" svg:width="0.31cm" svg:height="0.179cm" svg:x="2.328cm" svg:y="44.713cm" svg:viewBox="0 0 311 180" draw:points="85,0 0,49 226,180 311,131">
          <text:p/>
        </draw:polygon>
        <draw:polygon draw:style-name="gr99" draw:text-style-name="P85" draw:layer="layout" svg:width="0.31cm" svg:height="0.179cm" svg:x="2.328cm" svg:y="44.713cm" svg:viewBox="0 0 311 180" draw:points="85,0 0,49 226,180 311,131">
          <text:p/>
        </draw:polygon>
        <draw:polygon draw:style-name="gr100" draw:text-style-name="P86" draw:layer="layout" svg:width="0.225cm" svg:height="0.163cm" svg:x="2.367cm" svg:y="44.704cm" svg:viewBox="0 0 226 164" draw:points="226,164 226,131 0,0 0,33">
          <text:p/>
        </draw:polygon>
        <draw:polygon draw:style-name="gr101" draw:text-style-name="P87" draw:layer="layout" svg:width="0.225cm" svg:height="0.163cm" svg:x="2.367cm" svg:y="44.704cm" svg:viewBox="0 0 226 164" draw:points="226,164 226,131 0,0 0,33">
          <text:p/>
        </draw:polygon>
        <draw:polygon draw:style-name="gr98" draw:text-style-name="P84" draw:layer="layout" svg:width="0.31cm" svg:height="0.179cm" svg:x="2.243cm" svg:y="44.762cm" svg:viewBox="0 0 311 180" draw:points="85,0 0,49 226,180 311,131">
          <text:p/>
        </draw:polygon>
        <draw:polygon draw:style-name="gr99" draw:text-style-name="P85" draw:layer="layout" svg:width="0.31cm" svg:height="0.179cm" svg:x="2.243cm" svg:y="44.762cm" svg:viewBox="0 0 311 180" draw:points="85,0 0,49 226,180 311,131">
          <text:p/>
        </draw:polygon>
        <draw:polygon draw:style-name="gr100" draw:text-style-name="P86" draw:layer="layout" svg:width="0.225cm" svg:height="0.163cm" svg:x="2.282cm" svg:y="44.753cm" svg:viewBox="0 0 226 164" draw:points="226,164 226,131 0,0 0,33">
          <text:p/>
        </draw:polygon>
        <draw:polygon draw:style-name="gr101" draw:text-style-name="P87" draw:layer="layout" svg:width="0.225cm" svg:height="0.163cm" svg:x="2.282cm" svg:y="44.753cm" svg:viewBox="0 0 226 164" draw:points="226,164 226,131 0,0 0,33">
          <text:p/>
        </draw:polygon>
        <draw:polygon draw:style-name="gr98" draw:text-style-name="P84" draw:layer="layout" svg:width="0.31cm" svg:height="0.179cm" svg:x="2.158cm" svg:y="44.811cm" svg:viewBox="0 0 311 180" draw:points="85,0 0,49 226,180 311,131">
          <text:p/>
        </draw:polygon>
        <draw:polygon draw:style-name="gr99" draw:text-style-name="P85" draw:layer="layout" svg:width="0.31cm" svg:height="0.179cm" svg:x="2.158cm" svg:y="44.811cm" svg:viewBox="0 0 311 180" draw:points="85,0 0,49 226,180 311,131">
          <text:p/>
        </draw:polygon>
        <draw:polygon draw:style-name="gr100" draw:text-style-name="P86" draw:layer="layout" svg:width="0.225cm" svg:height="0.163cm" svg:x="2.197cm" svg:y="44.802cm" svg:viewBox="0 0 226 164" draw:points="226,164 226,131 0,0 0,33">
          <text:p/>
        </draw:polygon>
        <draw:polygon draw:style-name="gr101" draw:text-style-name="P87" draw:layer="layout" svg:width="0.225cm" svg:height="0.163cm" svg:x="2.197cm" svg:y="44.802cm" svg:viewBox="0 0 226 164" draw:points="226,164 226,131 0,0 0,33">
          <text:p/>
        </draw:polygon>
        <draw:polygon draw:style-name="gr98" draw:text-style-name="P84" draw:layer="layout" svg:width="0.31cm" svg:height="0.179cm" svg:x="2.073cm" svg:y="44.86cm" svg:viewBox="0 0 311 180" draw:points="85,0 0,49 226,180 311,131">
          <text:p/>
        </draw:polygon>
        <draw:polygon draw:style-name="gr99" draw:text-style-name="P85" draw:layer="layout" svg:width="0.31cm" svg:height="0.179cm" svg:x="2.073cm" svg:y="44.86cm" svg:viewBox="0 0 311 180" draw:points="85,0 0,49 226,180 311,131">
          <text:p/>
        </draw:polygon>
        <draw:polygon draw:style-name="gr100" draw:text-style-name="P86" draw:layer="layout" svg:width="0.225cm" svg:height="0.163cm" svg:x="2.112cm" svg:y="44.851cm" svg:viewBox="0 0 226 164" draw:points="226,164 226,131 0,0 0,33">
          <text:p/>
        </draw:polygon>
        <draw:polygon draw:style-name="gr101" draw:text-style-name="P87" draw:layer="layout" svg:width="0.225cm" svg:height="0.163cm" svg:x="2.112cm" svg:y="44.851cm" svg:viewBox="0 0 226 164" draw:points="226,164 226,131 0,0 0,33">
          <text:p/>
        </draw:polygon>
        <draw:polygon draw:style-name="gr98" draw:text-style-name="P84" draw:layer="layout" svg:width="0.31cm" svg:height="0.179cm" svg:x="1.988cm" svg:y="44.909cm" svg:viewBox="0 0 311 180" draw:points="85,0 0,49 226,180 311,131">
          <text:p/>
        </draw:polygon>
        <draw:polygon draw:style-name="gr99" draw:text-style-name="P85" draw:layer="layout" svg:width="0.31cm" svg:height="0.179cm" svg:x="1.988cm" svg:y="44.909cm" svg:viewBox="0 0 311 180" draw:points="85,0 0,49 226,180 311,131">
          <text:p/>
        </draw:polygon>
        <draw:polygon draw:style-name="gr100" draw:text-style-name="P86" draw:layer="layout" svg:width="0.226cm" svg:height="0.163cm" svg:x="2.027cm" svg:y="44.9cm" svg:viewBox="0 0 227 164" draw:points="227,164 227,131 0,0 0,33">
          <text:p/>
        </draw:polygon>
        <draw:polygon draw:style-name="gr101" draw:text-style-name="P87" draw:layer="layout" svg:width="0.226cm" svg:height="0.163cm" svg:x="2.027cm" svg:y="44.9cm" svg:viewBox="0 0 227 164" draw:points="227,164 227,131 0,0 0,33">
          <text:p/>
        </draw:polygon>
        <draw:polygon draw:style-name="gr98" draw:text-style-name="P84" draw:layer="layout" svg:width="0.31cm" svg:height="0.179cm" svg:x="1.903cm" svg:y="44.958cm" svg:viewBox="0 0 311 180" draw:points="85,0 0,49 227,180 311,131">
          <text:p/>
        </draw:polygon>
        <draw:polygon draw:style-name="gr99" draw:text-style-name="P85" draw:layer="layout" svg:width="0.31cm" svg:height="0.179cm" svg:x="1.903cm" svg:y="44.958cm" svg:viewBox="0 0 311 180" draw:points="85,0 0,49 227,180 311,131">
          <text:p/>
        </draw:polygon>
        <draw:polygon draw:style-name="gr100" draw:text-style-name="P86" draw:layer="layout" svg:width="0.226cm" svg:height="0.163cm" svg:x="1.942cm" svg:y="44.949cm" svg:viewBox="0 0 227 164" draw:points="227,164 227,131 0,0 0,33">
          <text:p/>
        </draw:polygon>
        <draw:polygon draw:style-name="gr101" draw:text-style-name="P87" draw:layer="layout" svg:width="0.226cm" svg:height="0.163cm" svg:x="1.942cm" svg:y="44.949cm" svg:viewBox="0 0 227 164" draw:points="227,164 227,131 0,0 0,33">
          <text:p/>
        </draw:polygon>
        <draw:polygon draw:style-name="gr98" draw:text-style-name="P84" draw:layer="layout" svg:width="0.311cm" svg:height="0.179cm" svg:x="1.818cm" svg:y="45.007cm" svg:viewBox="0 0 312 180" draw:points="85,0 0,49 227,180 312,131">
          <text:p/>
        </draw:polygon>
        <draw:polygon draw:style-name="gr99" draw:text-style-name="P85" draw:layer="layout" svg:width="0.311cm" svg:height="0.179cm" svg:x="1.818cm" svg:y="45.007cm" svg:viewBox="0 0 312 180" draw:points="85,0 0,49 227,180 312,131">
          <text:p/>
        </draw:polygon>
        <draw:polygon draw:style-name="gr100" draw:text-style-name="P86" draw:layer="layout" svg:width="0.225cm" svg:height="0.163cm" svg:x="1.858cm" svg:y="44.998cm" svg:viewBox="0 0 226 164" draw:points="226,164 226,131 0,0 0,33">
          <text:p/>
        </draw:polygon>
        <draw:polygon draw:style-name="gr101" draw:text-style-name="P87" draw:layer="layout" svg:width="0.225cm" svg:height="0.163cm" svg:x="1.858cm" svg:y="44.998cm" svg:viewBox="0 0 226 164" draw:points="226,164 226,131 0,0 0,33">
          <text:p/>
        </draw:polygon>
        <draw:polygon draw:style-name="gr102" draw:text-style-name="P88" draw:layer="layout" svg:width="0.282cm" svg:height="0.195cm" svg:x="1.762cm" svg:y="45.056cm" svg:viewBox="0 0 283 196" draw:points="56,0 0,65 226,196 283,131">
          <text:p/>
        </draw:polygon>
        <draw:polygon draw:style-name="gr103" draw:text-style-name="P89" draw:layer="layout" svg:width="0.282cm" svg:height="0.195cm" svg:x="1.762cm" svg:y="45.056cm" svg:viewBox="0 0 283 196" draw:points="56,0 0,65 226,196 283,131">
          <text:p/>
        </draw:polygon>
        <draw:polygon draw:style-name="gr95" draw:text-style-name="P82" draw:layer="layout" svg:width="0.28cm" svg:height="0.139cm" svg:x="1.818cm" svg:y="45.317cm" svg:viewBox="0 0 281 140" draw:points="218,140 281,132 53,2 0,0">
          <text:p/>
        </draw:polygon>
        <draw:polygon draw:style-name="gr104" draw:text-style-name="P83" draw:layer="layout" svg:width="0.28cm" svg:height="0.139cm" svg:x="1.818cm" svg:y="45.317cm" svg:viewBox="0 0 281 140" draw:points="218,140 281,132 53,2 0,0">
          <text:p/>
        </draw:polygon>
        <draw:polygon draw:style-name="gr105" draw:text-style-name="P79" draw:layer="layout" svg:width="0.242cm" svg:height="0.123cm" svg:x="1.79cm" svg:y="45.334cm" svg:viewBox="0 0 243 124" draw:points="198,114 243,124 34,0 0,0">
          <text:p/>
        </draw:polygon>
        <draw:polygon draw:style-name="gr106" draw:text-style-name="P90" draw:layer="layout" svg:width="0.242cm" svg:height="0.123cm" svg:x="1.79cm" svg:y="45.334cm" svg:viewBox="0 0 243 124" draw:points="198,114 243,124 34,0 0,0">
          <text:p/>
        </draw:polygon>
        <draw:polygon draw:style-name="gr107" draw:text-style-name="P91" draw:layer="layout" svg:width="0.253cm" svg:height="0.212cm" svg:x="1.734cm" svg:y="45.121cm" svg:viewBox="0 0 254 213" draw:points="28,0 0,82 226,213 254,131">
          <text:p/>
        </draw:polygon>
        <draw:polygon draw:style-name="gr108" draw:text-style-name="P92" draw:layer="layout" svg:width="0.253cm" svg:height="0.212cm" svg:x="1.734cm" svg:y="45.121cm" svg:viewBox="0 0 254 213" draw:points="28,0 0,82 226,213 254,131">
          <text:p/>
        </draw:polygon>
        <draw:polygon draw:style-name="gr109" draw:text-style-name="P93" draw:layer="layout" svg:width="0.225cm" svg:height="0.195cm" svg:x="1.734cm" svg:y="45.203cm" svg:viewBox="0 0 226 196" draw:points="0,0 0,65 226,196 226,131">
          <text:p/>
        </draw:polygon>
        <draw:polygon draw:style-name="gr110" draw:text-style-name="P94" draw:layer="layout" svg:width="0.225cm" svg:height="0.195cm" svg:x="1.734cm" svg:y="45.203cm" svg:viewBox="0 0 226 196" draw:points="0,0 0,65 226,196 226,131">
          <text:p/>
        </draw:polygon>
        <draw:polygon draw:style-name="gr111" draw:text-style-name="P95" draw:layer="layout" svg:width="0.253cm" svg:height="0.179cm" svg:x="1.734cm" svg:y="45.268cm" svg:viewBox="0 0 254 180" draw:points="0,0 56,66 254,180 226,131">
          <text:p/>
        </draw:polygon>
        <draw:polygon draw:style-name="gr112" draw:text-style-name="P96" draw:layer="layout" svg:width="0.253cm" svg:height="0.179cm" svg:x="1.734cm" svg:y="45.268cm" svg:viewBox="0 0 254 180" draw:points="0,0 56,66 254,180 226,131">
          <text:p/>
        </draw:polygon>
        <draw:path draw:style-name="gr100" draw:text-style-name="P86" draw:layer="layout" svg:width="0.24cm" svg:height="0.159cm" svg:x="1.777cm" svg:y="45.059cm" svg:viewBox="0 0 241 160" svg:d="M15 28l226 132c0 0-13-31-19-32s-222-128-222-128z">
          <text:p/>
        </draw:path>
        <draw:path draw:style-name="gr101" draw:text-style-name="P87" draw:layer="layout" svg:width="0.24cm" svg:height="0.159cm" svg:x="1.777cm" svg:y="45.059cm" svg:viewBox="0 0 241 160" svg:d="M15 28l226 132c0 0-13-31-19-32s-222-128-222-128z">
          <text:p/>
        </draw:path>
        <draw:polygon draw:style-name="gr100" draw:text-style-name="P86" draw:layer="layout" svg:width="0.239cm" svg:height="0.125cm" svg:x="1.728cm" svg:y="45.161cm" svg:viewBox="0 0 240 126" draw:points="240,126 19,0 0,2 218,126">
          <text:p/>
        </draw:polygon>
        <draw:polygon draw:style-name="gr101" draw:text-style-name="P87" draw:layer="layout" svg:width="0.239cm" svg:height="0.125cm" svg:x="1.728cm" svg:y="45.161cm" svg:viewBox="0 0 240 126" draw:points="240,126 19,0 0,2 218,126">
          <text:p/>
        </draw:polygon>
        <draw:polygon draw:style-name="gr98" draw:text-style-name="P84" draw:layer="layout" svg:width="0.254cm" svg:height="0.146cm" svg:x="1.705cm" svg:y="45.236cm" svg:viewBox="0 0 255 147" draw:points="255,130 227,147 0,16 29,0">
          <text:p/>
        </draw:polygon>
        <draw:polygon draw:style-name="gr99" draw:text-style-name="P85" draw:layer="layout" svg:width="0.254cm" svg:height="0.146cm" svg:x="1.705cm" svg:y="45.236cm" svg:viewBox="0 0 255 147" draw:points="255,130 227,147 0,16 29,0">
          <text:p/>
        </draw:polygon>
        <draw:polygon draw:style-name="gr98" draw:text-style-name="P84" draw:layer="layout" svg:width="0.248cm" svg:height="0.154cm" svg:x="1.723cm" svg:y="45.294cm" svg:viewBox="0 0 249 155" draw:points="249,131 227,155 0,25 23,0">
          <text:p/>
        </draw:polygon>
        <draw:polygon draw:style-name="gr99" draw:text-style-name="P85" draw:layer="layout" svg:width="0.248cm" svg:height="0.154cm" svg:x="1.723cm" svg:y="45.294cm" svg:viewBox="0 0 249 155" draw:points="249,131 227,155 0,25 23,0">
          <text:p/>
        </draw:polygon>
        <draw:polygon draw:style-name="gr95" draw:text-style-name="P82" draw:layer="layout" svg:width="0.268cm" svg:height="0.171cm" svg:x="2.582cm" svg:y="44.868cm" svg:viewBox="0 0 269 172" draw:points="0,41 43,0 269,131 227,172">
          <text:p/>
        </draw:polygon>
        <draw:polygon draw:style-name="gr97" draw:text-style-name="P83" draw:layer="layout" svg:width="0.268cm" svg:height="0.171cm" svg:x="2.582cm" svg:y="44.868cm" svg:viewBox="0 0 269 172" draw:points="0,41 43,0 269,131 227,172">
          <text:p/>
        </draw:polygon>
        <draw:polygon draw:style-name="gr98" draw:text-style-name="P84" draw:layer="layout" svg:width="0.622cm" svg:height="0.211cm" svg:x="2.186cm" svg:y="44.599cm" svg:viewBox="0 0 623 212" draw:points="57,179 0,212 368,196 623,49 538,0">
          <text:p/>
        </draw:polygon>
        <draw:polygon draw:style-name="gr99" draw:text-style-name="P85" draw:layer="layout" svg:width="0.622cm" svg:height="0.211cm" svg:x="2.186cm" svg:y="44.599cm" svg:viewBox="0 0 623 212" draw:points="57,179 0,212 368,196 623,49 538,0">
          <text:p/>
        </draw:polygon>
        <draw:polygon draw:style-name="gr98" draw:text-style-name="P84" draw:layer="layout" svg:width="0.424cm" svg:height="0.277cm" svg:x="1.818cm" svg:y="44.517cm" svg:viewBox="0 0 425 278" draw:points="0,278 425,33 368,0 0,212">
          <text:p/>
        </draw:polygon>
        <draw:polygon draw:style-name="gr116" draw:text-style-name="P85" draw:layer="layout" svg:width="0.424cm" svg:height="0.277cm" svg:x="1.818cm" svg:y="44.517cm" svg:viewBox="0 0 425 278" draw:points="0,278 425,33 368,0 0,212">
          <text:p/>
        </draw:polygon>
        <draw:polygon draw:style-name="gr98" draw:text-style-name="P84" draw:layer="layout" svg:width="0.622cm" svg:height="0.211cm" svg:x="2.186cm" svg:y="44.566cm" svg:viewBox="0 0 623 212" draw:points="57,180 0,212 368,196 623,49 538,0">
          <text:p/>
        </draw:polygon>
        <draw:polygon draw:style-name="gr99" draw:text-style-name="P85" draw:layer="layout" svg:width="0.622cm" svg:height="0.211cm" svg:x="2.186cm" svg:y="44.566cm" svg:viewBox="0 0 623 212" draw:points="57,180 0,212 368,196 623,49 538,0">
          <text:p/>
        </draw:polygon>
        <draw:path draw:style-name="gr92" draw:text-style-name="P79" draw:layer="layout" svg:width="0.253cm" svg:height="0.604cm" svg:x="2.243cm" svg:y="44.141cm" svg:viewBox="0 0 254 605" svg:d="M85 0l-85 409v196l254-17v-588zM94 86h132v457l-198 13v-153z">
          <text:p/>
        </draw:path>
        <draw:polygon draw:style-name="gr114" draw:text-style-name="P90" draw:layer="layout" svg:width="0.253cm" svg:height="0.604cm" svg:x="2.243cm" svg:y="44.141cm" svg:viewBox="0 0 254 605" draw:points="85,0 0,409 0,605 254,588 254,0">
          <text:p/>
        </draw:polygon>
        <draw:polygon draw:style-name="gr114" draw:text-style-name="P90" draw:layer="layout" svg:width="0.197cm" svg:height="0.469cm" svg:x="2.271cm" svg:y="44.227cm" svg:viewBox="0 0 198 470" draw:points="66,0 198,0 198,457 0,470 0,317">
          <text:p/>
        </draw:polygon>
        <draw:polygon draw:style-name="gr113" draw:text-style-name="P97" draw:layer="layout" svg:width="0.226cm" svg:height="0.293cm" svg:x="2.497cm" svg:y="44.435cm" svg:viewBox="0 0 227 294" draw:points="0,294 227,164 227,0 0,131">
          <text:p/>
        </draw:polygon>
        <draw:polygon draw:style-name="gr117" draw:text-style-name="P99" draw:layer="layout" svg:width="0.226cm" svg:height="0.293cm" svg:x="2.497cm" svg:y="44.435cm" svg:viewBox="0 0 227 294" draw:points="0,294 227,164 227,0 0,131">
          <text:p/>
        </draw:polygon>
        <draw:polygon draw:style-name="gr118" draw:text-style-name="P100" draw:layer="layout" svg:width="0.226cm" svg:height="0.521cm" svg:x="2.255cm" svg:y="44.181cm" svg:viewBox="0 0 227 522" draw:points="76,0 0,353 0,522 227,508 227,0">
          <text:p/>
        </draw:polygon>
        <draw:polygon draw:style-name="gr92" draw:text-style-name="P79" draw:layer="layout" svg:width="0.226cm" svg:height="0.554cm" svg:x="2.497cm" svg:y="44.011cm" svg:viewBox="0 0 227 555" draw:points="0,555 0,130 227,0 227,424">
          <text:p/>
        </draw:polygon>
        <draw:polygon draw:style-name="gr118" draw:text-style-name="P100" draw:layer="layout" svg:width="0.19cm" svg:height="0.469cm" svg:x="2.515cm" svg:y="44.053cm" svg:viewBox="0 0 191 470" draw:points="0,470 0,111 191,0 191,360">
          <text:p/>
        </draw:polygon>
        <draw:polygon draw:style-name="gr119" draw:text-style-name="P101" draw:layer="layout" svg:width="0.19cm" svg:height="0.469cm" svg:x="2.515cm" svg:y="44.053cm" svg:viewBox="0 0 191 470" draw:points="0,470 0,111 191,0 191,360">
          <text:p/>
        </draw:polygon>
        <draw:polygon draw:style-name="gr113" draw:text-style-name="P97" draw:layer="layout" svg:width="0.622cm" svg:height="0.195cm" svg:x="2.186cm" svg:y="44.615cm" svg:viewBox="0 0 623 196" draw:points="623,33 623,0 368,147 0,163 0,196 368,180">
          <text:p/>
        </draw:polygon>
        <draw:polygon draw:style-name="gr120" draw:text-style-name="P99" draw:layer="layout" svg:width="0.622cm" svg:height="0.195cm" svg:x="2.186cm" svg:y="44.615cm" svg:viewBox="0 0 623 196" draw:points="623,33 623,0 368,147 0,163 0,196 368,180">
          <text:p/>
        </draw:polygon>
        <draw:path draw:style-name="gr113" draw:text-style-name="P97" draw:layer="layout" svg:width="0.81cm" svg:height="0.599cm" svg:x="2.028cm" svg:y="44.808cm" svg:viewBox="0 0 811 600" svg:d="M115 353c-63 36-115 118-115 181s52 85 115 48l581-334c63-37 115-118 115-181 0-64-52-86-115-49z">
          <text:p/>
        </draw:path>
        <draw:polygon draw:style-name="gr92" draw:text-style-name="P79" draw:layer="layout" svg:width="0.707cm" svg:height="0.407cm" svg:x="2.016cm" svg:y="43.733cm" svg:viewBox="0 0 708 408" draw:points="0,229 0,131 227,0 708,278 481,408 312,408">
          <text:p/>
        </draw:polygon>
        <draw:polygon draw:style-name="gr114" draw:text-style-name="P90" draw:layer="layout" svg:width="0.707cm" svg:height="0.407cm" svg:x="2.016cm" svg:y="43.733cm" svg:viewBox="0 0 708 408" draw:points="0,229 0,131 227,0 708,278 481,408 312,408">
          <text:p/>
        </draw:polygon>
        <draw:polygon draw:style-name="gr106" draw:text-style-name="P90" draw:layer="layout" svg:width="0.056cm" svg:height="0.064cm" svg:x="0.885cm" svg:y="45.036cm" svg:viewBox="0 0 57 65" draw:points="57,0 0,65 57,33">
          <text:p/>
        </draw:polygon>
        <draw:path draw:style-name="gr113" draw:text-style-name="P97" draw:layer="layout" svg:width="0.141cm" svg:height="0.44cm" svg:x="1.73cm" svg:y="45.202cm" svg:viewBox="0 0 142 441" svg:d="M142 0l-29 16c0 0 0 327-56 360l-57 65 57-33 85-49z">
          <text:p/>
        </draw:path>
        <draw:path draw:style-name="gr120" draw:text-style-name="P99" draw:layer="layout" svg:width="0.141cm" svg:height="0.44cm" svg:x="1.73cm" svg:y="45.202cm" svg:viewBox="0 0 142 441" svg:d="M142 0l-29 16c0 0 0 327-56 360l-57 65 57-33 85-49z">
          <text:p/>
        </draw:path>
        <draw:path draw:style-name="gr121" draw:text-style-name="P102" draw:layer="layout" svg:width="1.017cm" svg:height="0.946cm" svg:x="0.825cm" svg:y="44.696cm" svg:viewBox="0 0 1018 947" svg:d="M113 0l905 523c0 0 0 326-56 359l-57 65-905-522 57-66c56-32 56-359 56-359z">
          <text:p/>
        </draw:path>
        <draw:path draw:style-name="gr120" draw:text-style-name="P99" draw:layer="layout" svg:width="1.017cm" svg:height="0.946cm" svg:x="0.825cm" svg:y="44.696cm" svg:viewBox="0 0 1018 947" svg:d="M113 0c0 0 0 326-56 359l-57 65 905 523 57-65c56-33 56-360 56-360z">
          <text:p/>
        </draw:path>
        <draw:polygon draw:style-name="gr98" draw:text-style-name="P84" draw:layer="layout" svg:width="0.933cm" svg:height="0.538cm" svg:x="0.938cm" svg:y="44.679cm" svg:viewBox="0 0 934 539" draw:points="905,539 0,17 28,0 934,523">
          <text:p/>
        </draw:polygon>
        <draw:polygon draw:style-name="gr116" draw:text-style-name="P85" draw:layer="layout" svg:width="0.933cm" svg:height="0.538cm" svg:x="0.938cm" svg:y="44.679cm" svg:viewBox="0 0 934 539" draw:points="905,539 0,17 28,0 934,523">
          <text:p/>
        </draw:polygon>
        <draw:polygon draw:style-name="gr98" draw:text-style-name="P84" draw:layer="layout" svg:width="0.848cm" svg:height="0.489cm" svg:x="1.818cm" svg:y="44.974cm" svg:viewBox="0 0 849 490" draw:points="849,17 29,490 0,474 821,0">
          <text:p/>
        </draw:polygon>
        <draw:polygon draw:style-name="gr99" draw:text-style-name="P85" draw:layer="layout" svg:width="0.848cm" svg:height="0.489cm" svg:x="1.818cm" svg:y="44.974cm" svg:viewBox="0 0 849 490" draw:points="849,17 29,490 0,474 821,0">
          <text:p/>
        </draw:polygon>
        <draw:polygon draw:style-name="gr113" draw:text-style-name="P97" draw:layer="layout" svg:width="0.819cm" svg:height="0.538cm" svg:x="1.847cm" svg:y="44.991cm" svg:viewBox="0 0 820 539" draw:points="820,0 820,65 0,539 0,473">
          <text:p/>
        </draw:polygon>
        <draw:polygon draw:style-name="gr120" draw:text-style-name="P99" draw:layer="layout" svg:width="0.819cm" svg:height="0.538cm" svg:x="1.847cm" svg:y="44.991cm" svg:viewBox="0 0 820 539" draw:points="820,0 820,65 0,539 0,473">
          <text:p/>
        </draw:polygon>
        <draw:polygon draw:style-name="gr109" draw:text-style-name="P93" draw:layer="layout" svg:width="0.028cm" svg:height="0.081cm" svg:x="1.818cm" svg:y="45.448cm" svg:viewBox="0 0 29 82" draw:points="0,0 0,65 29,82 29,16">
          <text:p/>
        </draw:polygon>
        <draw:polygon draw:style-name="gr110" draw:text-style-name="P94" draw:layer="layout" svg:width="0.028cm" svg:height="0.081cm" svg:x="1.818cm" svg:y="45.448cm" svg:viewBox="0 0 29 82" draw:points="0,0 0,65 29,82 29,16">
          <text:p/>
        </draw:polygon>
        <draw:path draw:style-name="gr92" draw:text-style-name="P79" draw:layer="layout" svg:width="0.112cm" svg:height="0.079cm" svg:x="1.708cm" svg:y="44.543cm" svg:viewBox="0 0 113 80" svg:d="M106 0c4 4 6 9 6 14 0 6-2 12-7 17s-12 9-21 12-18 4-28 4c-10 0-20-1-28-4-9-3-16-7-21-12-4-4-6-8-7-13v30c0 5 2 11 7 16s12 9 21 12 18 4 28 4c10 0 20-1 29-4s15-7 20-12 8-11 8-16v-33c0-5-2-11-7-15z">
          <text:p/>
        </draw:path>
        <draw:path draw:style-name="gr118" draw:text-style-name="P100" draw:layer="layout" svg:width="0.112cm" svg:height="0.064cm" svg:x="1.707cm" svg:y="44.525cm" svg:viewBox="0 0 113 65" svg:d="M113 32c0 6-2 12-7 17s-12 9-21 12-18 4-28 4-19-1-28-4-16-7-21-12-8-11-8-17c0-5 3-11 8-16s12-9 21-12 18-4 28-4 19 1 28 4 16 7 21 12 7 11 7 16z">
          <text:p/>
        </draw:path>
        <draw:path draw:style-name="gr92" draw:text-style-name="P79" draw:layer="layout" svg:width="0.015cm" svg:height="0.375cm" svg:x="1.776cm" svg:y="44.197cm" svg:viewBox="0 0 16 376" svg:d="M16 47v314c0 0-1 12-16 15v-376z">
          <text:p/>
        </draw:path>
        <draw:path draw:style-name="gr122" draw:text-style-name="P103" draw:layer="layout" svg:width="0.02cm" svg:height="0.397cm" svg:x="1.769cm" svg:y="44.177cm" svg:viewBox="0 0 21 398" svg:d="M21 61v326c-3 5-8 10-21 11v-398z">
          <text:p/>
        </draw:path>
        <draw:path draw:style-name="gr123" draw:text-style-name="P104" draw:layer="layout" svg:width="0.02cm" svg:height="0.413cm" svg:x="1.761cm" svg:y="44.161cm" svg:viewBox="0 0 21 414" svg:d="M3 2l18 52v357c-4 2-10 3-18 3-1 0-2 0-3 0v-414c2 1 3 2 3 2z">
          <text:p/>
        </draw:path>
        <draw:path draw:style-name="gr124" draw:text-style-name="P105" draw:layer="layout" svg:width="0.02cm" svg:height="0.416cm" svg:x="1.753cm" svg:y="44.157cm" svg:viewBox="0 0 21 417" svg:d="M11 5l10 29v383c-3 0-6 0-10 0s-8 0-11-1v-416c6 2 11 5 11 5z">
          <text:p/>
        </draw:path>
        <draw:path draw:style-name="gr125" draw:text-style-name="P106" draw:layer="layout" svg:width="0.02cm" svg:height="0.418cm" svg:x="1.746cm" svg:y="44.156cm" svg:viewBox="0 0 21 419" svg:d="M18 6l3 9v404c-1 0-2 0-3 0-8 0-14-2-18-4v-415c10 1 18 6 18 6z">
          <text:p/>
        </draw:path>
        <draw:path draw:style-name="gr126" draw:text-style-name="P107" draw:layer="layout" svg:width="0.02cm" svg:height="0.418cm" svg:x="1.738cm" svg:y="44.156cm" svg:viewBox="0 0 21 419" svg:d="M21 4v415c-12-1-18-6-21-10v-409c8-1 16 2 21 4z">
          <text:p/>
        </draw:path>
        <draw:path draw:style-name="gr127" draw:text-style-name="P108" draw:layer="layout" svg:width="0.02cm" svg:height="0.417cm" svg:x="1.73cm" svg:y="44.156cm" svg:viewBox="0 0 21 418" svg:d="M6 403v-315l-6-13v-73c7-3 15-2 21-1v417c-15-5-15-15-15-15z">
          <text:p/>
        </draw:path>
        <draw:path draw:style-name="gr128" draw:text-style-name="P109" draw:layer="layout" svg:width="0.02cm" svg:height="0.413cm" svg:x="1.722cm" svg:y="44.156cm" svg:viewBox="0 0 21 414" svg:d="M14 403v-315l-14-31v-50c6-6 14-7 21-7v414c-7-5-7-11-7-11z">
          <text:p/>
        </draw:path>
        <draw:path draw:style-name="gr129" draw:text-style-name="P110" draw:layer="layout" svg:width="0.02cm" svg:height="0.403cm" svg:x="1.715cm" svg:y="44.156cm" svg:viewBox="0 0 21 404" svg:d="M21 403v-315l-21-48v-23c1-3 3-6 5-8 5-6 11-8 16-9v404c0-1 0-1 0-1z">
          <text:p/>
        </draw:path>
        <draw:path draw:style-name="gr130" draw:text-style-name="P111" draw:layer="layout" svg:width="0.016cm" svg:height="0.067cm" svg:x="1.711cm" svg:y="44.159cm" svg:viewBox="0 0 17 68" svg:d="M0 29c0 0 0-12 9-23 3-3 5-5 8-6v68z">
          <text:p/>
        </draw:path>
        <draw:path draw:style-name="gr131" draw:text-style-name="P112" draw:layer="layout" svg:width="0.008cm" svg:height="0.042cm" svg:x="1.711cm" svg:y="44.165cm" svg:viewBox="0 0 9 43" svg:d="M0 22c0 0 0-12 9-22v43z">
          <text:p/>
        </draw:path>
        <draw:polygon draw:style-name="gr132" draw:text-style-name="P113" draw:layer="layout" svg:width="9.313cm" svg:height="1.692cm" svg:x="3.836cm" svg:y="43.139cm" svg:viewBox="0 0 9314 1693" draw:points="0,0 9314,0 9314,1693 0,1693">
          <text:p/>
        </draw:polygon>
        <draw:polygon draw:style-name="gr133" draw:text-style-name="P114" draw:layer="layout" svg:width="7.354cm" svg:height="9.14cm" svg:x="3.757cm" svg:y="44.647cm" svg:viewBox="0 0 7355 9141" draw:points="0,0 7355,0 7355,9141 0,9141">
          <text:p/>
        </draw:polygon>
        <draw:polygon draw:style-name="gr7" draw:text-style-name="P1" draw:layer="layout" svg:width="10.583cm" svg:height="10.582cm" svg:x="0.542cm" svg:y="31.762cm" svg:viewBox="0 0 10584 10583" draw:points="0,0 10584,0 10584,10583 0,10583">
          <text:p/>
        </draw:polygon>
        <draw:polygon draw:style-name="gr44" draw:text-style-name="P2" draw:layer="layout" svg:width="10.583cm" svg:height="10.582cm" svg:x="0.542cm" svg:y="31.762cm" svg:viewBox="0 0 10584 10583" draw:points="0,0 10584,0 10584,10583 0,10583">
          <text:p/>
        </draw:polygon>
        <draw:polygon draw:style-name="gr134" draw:text-style-name="P115" draw:layer="layout" svg:width="1.772cm" svg:height="0.925cm" svg:x="4.934cm" svg:y="32.04cm" svg:viewBox="0 0 1773 926" draw:points="0,0 1773,0 1773,926 0,926">
          <text:p/>
        </draw:polygon>
        <draw:polygon draw:style-name="gr135" draw:text-style-name="P1" draw:layer="layout" svg:width="7.937cm" svg:height="3.438cm" svg:x="1.865cm" svg:y="33.085cm" svg:viewBox="0 0 7938 3439" draw:points="0,0 7938,0 7938,3439 0,3439">
          <text:p/>
        </draw:polygon>
        <draw:polygon draw:style-name="gr8" draw:text-style-name="P2" draw:layer="layout" svg:width="7.937cm" svg:height="3.438cm" svg:x="1.865cm" svg:y="33.085cm" svg:viewBox="0 0 7938 3439" draw:points="0,0 7938,0 7938,3439 0,3439">
          <text:p/>
        </draw:polygon>
        <draw:polygon draw:style-name="gr136" draw:text-style-name="P116" draw:layer="layout" svg:width="7.883cm" svg:height="0.449cm" svg:x="1.879cm" svg:y="33.27cm" svg:viewBox="0 0 7884 450" draw:points="0,0 7884,0 7884,450 0,450">
          <text:p/>
        </draw:polygon>
        <draw:polygon draw:style-name="gr7" draw:text-style-name="P1" draw:layer="layout" svg:width="3.967cm" svg:height="2.116cm" svg:x="6.628cm" svg:y="37.854cm" svg:viewBox="0 0 3968 2117" draw:points="0,0 3968,0 3968,2117 0,2117">
          <text:p/>
        </draw:polygon>
        <draw:polygon draw:style-name="gr8" draw:text-style-name="P2" draw:layer="layout" svg:width="3.967cm" svg:height="2.116cm" svg:x="6.628cm" svg:y="37.854cm" svg:viewBox="0 0 3968 2117" draw:points="0,0 3968,0 3968,2117 0,2117">
          <text:p/>
        </draw:polygon>
        <draw:polygon draw:style-name="gr137" draw:text-style-name="P117" draw:layer="layout" svg:width="3.915cm" svg:height="0.449cm" svg:x="6.641cm" svg:y="38.032cm" svg:viewBox="0 0 3916 450" draw:points="0,0 3916,0 3916,450 0,450">
          <text:p/>
        </draw:polygon>
        <draw:line draw:style-name="gr3" draw:text-style-name="P3" draw:layer="layout" svg:x1="8.623cm" svg:y1="37.854cm" svg:x2="8.632cm" svg:y2="37.004cm">
          <text:p/>
        </draw:line>
        <draw:polygon draw:style-name="gr8" draw:text-style-name="P2" draw:layer="layout" svg:width="0.448cm" svg:height="0.451cm" svg:x="8.408cm" svg:y="36.554cm" svg:viewBox="0 0 449 452" draw:points="229,0 449,452 0,447">
          <text:p/>
        </draw:polygon>
        <draw:polygon draw:style-name="gr7" draw:text-style-name="P1" draw:layer="layout" svg:width="2.645cm" svg:height="0.925cm" svg:x="2.394cm" svg:y="34.672cm" svg:viewBox="0 0 2646 926" draw:points="0,0 2646,0 2646,926 0,926">
          <text:p/>
        </draw:polygon>
        <draw:polygon draw:style-name="gr8" draw:text-style-name="P2" draw:layer="layout" svg:width="2.645cm" svg:height="0.925cm" svg:x="2.394cm" svg:y="34.672cm" svg:viewBox="0 0 2646 926" draw:points="0,0 2646,0 2646,926 0,926">
          <text:p/>
        </draw:polygon>
        <draw:polygon draw:style-name="gr138" draw:text-style-name="P118" draw:layer="layout" svg:width="2.592cm" svg:height="0.449cm" svg:x="2.408cm" svg:y="34.963cm" svg:viewBox="0 0 2593 450" draw:points="0,0 2593,0 2593,450 0,450">
          <text:p/>
        </draw:polygon>
        <draw:polygon draw:style-name="gr7" draw:text-style-name="P1" draw:layer="layout" svg:width="3.174cm" svg:height="0.925cm" svg:x="5.966cm" svg:y="34.672cm" svg:viewBox="0 0 3175 926" draw:points="0,0 3175,0 3175,926 0,926">
          <text:p/>
        </draw:polygon>
        <draw:polygon draw:style-name="gr8" draw:text-style-name="P2" draw:layer="layout" svg:width="3.174cm" svg:height="0.925cm" svg:x="5.966cm" svg:y="34.672cm" svg:viewBox="0 0 3175 926" draw:points="0,0 3175,0 3175,926 0,926">
          <text:p/>
        </draw:polygon>
        <draw:polygon draw:style-name="gr139" draw:text-style-name="P119" draw:layer="layout" svg:width="3.121cm" svg:height="0.845cm" svg:x="5.98cm" svg:y="34.765cm" svg:viewBox="0 0 3122 846" draw:points="0,0 3122,0 3122,846 0,846">
          <text:p/>
        </draw:polygon>
        <draw:polygon draw:style-name="gr7" draw:text-style-name="P1" draw:layer="layout" svg:width="2.645cm" svg:height="0.925cm" svg:x="7.289cm" svg:y="38.582cm" svg:viewBox="0 0 2646 926" draw:points="0,0 2646,0 2646,926 0,926">
          <text:p/>
        </draw:polygon>
        <draw:polygon draw:style-name="gr8" draw:text-style-name="P2" draw:layer="layout" svg:width="2.645cm" svg:height="0.925cm" svg:x="7.289cm" svg:y="38.582cm" svg:viewBox="0 0 2646 926" draw:points="0,0 2646,0 2646,926 0,926">
          <text:p/>
        </draw:polygon>
        <draw:polygon draw:style-name="gr140" draw:text-style-name="P120" draw:layer="layout" svg:width="2.592cm" svg:height="0.449cm" svg:x="7.302cm" svg:y="38.852cm" svg:viewBox="0 0 2593 450" draw:points="0,0 2593,0 2593,450 0,450">
          <text:p/>
        </draw:polygon>
        <draw:polygon draw:style-name="gr7" draw:text-style-name="P1" draw:layer="layout" svg:width="5.291cm" svg:height="4.497cm" svg:x="0.807cm" svg:y="37.318cm" svg:viewBox="0 0 5292 4498" draw:points="0,0 5292,0 5292,4498 0,4498">
          <text:p/>
        </draw:polygon>
        <draw:polygon draw:style-name="gr8" draw:text-style-name="P2" draw:layer="layout" svg:width="5.291cm" svg:height="4.497cm" svg:x="0.807cm" svg:y="37.318cm" svg:viewBox="0 0 5292 4498" draw:points="0,0 5292,0 5292,4498 0,4498">
          <text:p/>
        </draw:polygon>
        <draw:polygon draw:style-name="gr7" draw:text-style-name="P1" draw:layer="layout" svg:width="3.174cm" svg:height="1.057cm" svg:x="1.072cm" svg:y="37.847cm" svg:viewBox="0 0 3175 1058" draw:points="0,0 3175,0 3175,1058 0,1058">
          <text:p/>
        </draw:polygon>
        <draw:polygon draw:style-name="gr8" draw:text-style-name="P2" draw:layer="layout" svg:width="3.174cm" svg:height="1.057cm" svg:x="1.072cm" svg:y="37.847cm" svg:viewBox="0 0 3175 1058" draw:points="0,0 3175,0 3175,1058 0,1058">
          <text:p/>
        </draw:polygon>
        <draw:polygon draw:style-name="gr141" draw:text-style-name="P121" draw:layer="layout" svg:width="3.121cm" svg:height="0.449cm" svg:x="1.085cm" svg:y="38.191cm" svg:viewBox="0 0 3122 450" draw:points="0,0 3122,0 3122,450 0,450">
          <text:p/>
        </draw:polygon>
        <draw:polygon draw:style-name="gr7" draw:text-style-name="P1" draw:layer="layout" svg:width="3.174cm" svg:height="1.058cm" svg:x="1.072cm" svg:y="40.228cm" svg:viewBox="0 0 3175 1059" draw:points="0,0 3175,0 3175,1059 0,1059">
          <text:p/>
        </draw:polygon>
        <draw:polygon draw:style-name="gr8" draw:text-style-name="P2" draw:layer="layout" svg:width="3.174cm" svg:height="1.058cm" svg:x="1.072cm" svg:y="40.228cm" svg:viewBox="0 0 3175 1059" draw:points="0,0 3175,0 3175,1059 0,1059">
          <text:p/>
        </draw:polygon>
        <draw:polygon draw:style-name="gr142" draw:text-style-name="P122" draw:layer="layout" svg:width="3.121cm" svg:height="0.449cm" svg:x="1.085cm" svg:y="40.572cm" svg:viewBox="0 0 3122 450" draw:points="0,0 3122,0 3122,450 0,450">
          <text:p/>
        </draw:polygon>
        <draw:line draw:style-name="gr3" draw:text-style-name="P3" draw:layer="layout" svg:x1="2.661cm" svg:y1="37.847cm" svg:x2="2.665cm" svg:y2="37.059cm">
          <text:p/>
        </draw:line>
        <draw:polygon draw:style-name="gr8" draw:text-style-name="P2" draw:layer="layout" svg:width="0.449cm" svg:height="0.45cm" svg:x="2.44cm" svg:y="36.609cm" svg:viewBox="0 0 450 451" draw:points="227,0 450,451 0,449">
          <text:p/>
        </draw:polygon>
        <draw:line draw:style-name="gr3" draw:text-style-name="P3" draw:layer="layout" svg:x1="2.659cm" svg:y1="40.228cm" svg:x2="2.659cm" svg:y2="39.385cm">
          <text:p/>
        </draw:line>
        <draw:polygon draw:style-name="gr8" draw:text-style-name="P2" draw:layer="layout" svg:width="0.449cm" svg:height="0.449cm" svg:x="2.434cm" svg:y="38.935cm" svg:viewBox="0 0 450 450" draw:points="225,0 450,450 0,450">
          <text:p/>
        </draw:polygon>
        <draw:polygon draw:style-name="gr143" draw:text-style-name="P123" draw:layer="layout" svg:width="0.448cm" svg:height="4.126cm" svg:x="5.12cm" svg:y="37.49cm" svg:viewBox="0 0 449 4127" draw:points="0,0 449,0 449,4127 0,4127">
          <text:p/>
        </draw:polygon>
        <draw:polygon draw:style-name="gr7" draw:text-style-name="P1" draw:layer="layout" svg:width="10.582cm" svg:height="6.474cm" svg:x="12.184cm" svg:y="35.87cm" svg:viewBox="0 0 10583 6475" draw:points="0,0 10583,0 10583,6475 0,6475">
          <text:p/>
        </draw:polygon>
        <draw:polygon draw:style-name="gr144" draw:text-style-name="P2" draw:layer="layout" svg:width="10.582cm" svg:height="6.474cm" svg:x="12.184cm" svg:y="35.87cm" svg:viewBox="0 0 10583 6475" draw:points="0,0 10583,0 10583,6475 0,6475">
          <text:p/>
        </draw:polygon>
        <draw:polygon draw:style-name="gr145" draw:text-style-name="P124" draw:layer="layout" svg:width="4.153cm" svg:height="0.925cm" svg:x="15.385cm" svg:y="36.141cm" svg:viewBox="0 0 4154 926" draw:points="0,0 4154,0 4154,926 0,926">
          <text:p/>
        </draw:polygon>
        <draw:polygon draw:style-name="gr7" draw:text-style-name="P1" draw:layer="layout" svg:width="2.645cm" svg:height="0.925cm" svg:x="18.269cm" svg:y="38.052cm" svg:viewBox="0 0 2646 926" draw:points="0,0 2646,0 2646,926 0,926">
          <text:p/>
        </draw:polygon>
        <draw:polygon draw:style-name="gr8" draw:text-style-name="P2" draw:layer="layout" svg:width="2.645cm" svg:height="0.925cm" svg:x="18.269cm" svg:y="38.052cm" svg:viewBox="0 0 2646 926" draw:points="0,0 2646,0 2646,926 0,926">
          <text:p/>
        </draw:polygon>
        <draw:polygon draw:style-name="gr146" draw:text-style-name="P125" draw:layer="layout" svg:width="2.591cm" svg:height="0.449cm" svg:x="18.283cm" svg:y="38.323cm" svg:viewBox="0 0 2592 450" draw:points="0,0 2592,0 2592,450 0,450">
          <text:p/>
        </draw:polygon>
        <draw:polygon draw:style-name="gr7" draw:text-style-name="P1" draw:layer="layout" svg:width="2.645cm" svg:height="0.925cm" svg:x="18.269cm" svg:y="39.17cm" svg:viewBox="0 0 2646 926" draw:points="0,0 2646,0 2646,926 0,926">
          <text:p/>
        </draw:polygon>
        <draw:polygon draw:style-name="gr8" draw:text-style-name="P2" draw:layer="layout" svg:width="2.645cm" svg:height="0.925cm" svg:x="18.269cm" svg:y="39.17cm" svg:viewBox="0 0 2646 926" draw:points="0,0 2646,0 2646,926 0,926">
          <text:p/>
        </draw:polygon>
        <draw:polygon draw:style-name="gr147" draw:text-style-name="P126" draw:layer="layout" svg:width="2.591cm" svg:height="0.449cm" svg:x="18.283cm" svg:y="39.461cm" svg:viewBox="0 0 2592 450" draw:points="0,0 2592,0 2592,450 0,450">
          <text:p/>
        </draw:polygon>
        <draw:polygon draw:style-name="gr7" draw:text-style-name="P1" draw:layer="layout" svg:width="2.645cm" svg:height="0.925cm" svg:x="18.269cm" svg:y="40.361cm" svg:viewBox="0 0 2646 926" draw:points="0,0 2646,0 2646,926 0,926">
          <text:p/>
        </draw:polygon>
        <draw:polygon draw:style-name="gr8" draw:text-style-name="P2" draw:layer="layout" svg:width="2.645cm" svg:height="0.925cm" svg:x="18.269cm" svg:y="40.361cm" svg:viewBox="0 0 2646 926" draw:points="0,0 2646,0 2646,926 0,926">
          <text:p/>
        </draw:polygon>
        <draw:polygon draw:style-name="gr148" draw:text-style-name="P127" draw:layer="layout" svg:width="2.591cm" svg:height="0.448cm" svg:x="18.283cm" svg:y="40.652cm" svg:viewBox="0 0 2592 449" draw:points="0,0 2592,0 2592,449 0,449">
          <text:p/>
        </draw:polygon>
        <draw:polygon draw:style-name="gr7" draw:text-style-name="P1" draw:layer="layout" svg:width="3.174cm" svg:height="0.859cm" svg:x="14.301cm" svg:y="38.641cm" svg:viewBox="0 0 3175 860" draw:points="0,0 3175,0 3175,860 0,860">
          <text:p/>
        </draw:polygon>
        <draw:polygon draw:style-name="gr8" draw:text-style-name="P2" draw:layer="layout" svg:width="3.174cm" svg:height="0.859cm" svg:x="14.301cm" svg:y="38.641cm" svg:viewBox="0 0 3175 860" draw:points="0,0 3175,0 3175,860 0,860">
          <text:p/>
        </draw:polygon>
        <draw:polygon draw:style-name="gr149" draw:text-style-name="P128" draw:layer="layout" svg:width="3.121cm" svg:height="0.449cm" svg:x="14.314cm" svg:y="38.879cm" svg:viewBox="0 0 3122 450" draw:points="0,0 3122,0 3122,450 0,450">
          <text:p/>
        </draw:polygon>
        <draw:polygon draw:style-name="gr7" draw:text-style-name="P1" draw:layer="layout" svg:width="3.174cm" svg:height="0.925cm" svg:x="14.301cm" svg:y="39.831cm" svg:viewBox="0 0 3175 926" draw:points="0,0 3175,0 3175,926 0,926">
          <text:p/>
        </draw:polygon>
        <draw:polygon draw:style-name="gr8" draw:text-style-name="P2" draw:layer="layout" svg:width="3.174cm" svg:height="0.925cm" svg:x="14.301cm" svg:y="39.831cm" svg:viewBox="0 0 3175 926" draw:points="0,0 3175,0 3175,926 0,926">
          <text:p/>
        </draw:polygon>
        <draw:polygon draw:style-name="gr150" draw:text-style-name="P129" draw:layer="layout" svg:width="3.121cm" svg:height="0.846cm" svg:x="14.314cm" svg:y="39.924cm" svg:viewBox="0 0 3122 847" draw:points="0,0 3122,0 3122,847 0,847">
          <text:p/>
        </draw:polygon>
        <draw:path draw:style-name="gr7" draw:text-style-name="P1" draw:layer="layout" svg:width="6.047cm" svg:height="0.819cm" svg:x="6.112cm" svg:y="40.657cm" svg:viewBox="0 0 6048 820" svg:d="M0 499v-264l2896-2c1 0 3 0 4 0l2648 45 5-278 495 418-509 402 4-278-2647-45z">
          <text:p/>
        </draw:path>
        <draw:polygon draw:style-name="gr2" draw:text-style-name="P2" draw:layer="layout" svg:width="6.047cm" svg:height="0.819cm" svg:x="6.112cm" svg:y="40.657cm" svg:viewBox="0 0 6048 820" draw:points="0,499 0,235 2896,233 2900,233 5548,278 5553,0 6048,418 5539,820 5543,542 2896,497">
          <text:p/>
        </draw:polygon>
        <draw:polyline draw:style-name="gr3" draw:text-style-name="P3" draw:layer="layout" svg:width="0.508cm" svg:height="0.819cm" svg:x="11.651cm" svg:y="40.657cm" svg:viewBox="0 0 509 820" draw:points="9,278 14,0 509,418 0,820 4,542">
          <text:p/>
        </draw:polyline>
        <draw:line draw:style-name="gr151" draw:text-style-name="P3" draw:layer="layout" svg:x1="12.422cm" svg:y1="44.539cm" svg:x2="13.299cm" svg:y2="44.033cm">
          <text:p/>
        </draw:line>
        <draw:line draw:style-name="gr151" draw:text-style-name="P3" draw:layer="layout" svg:x1="14.182cm" svg:y1="44.539cm" svg:x2="13.306cm" svg:y2="44.033cm">
          <text:p/>
        </draw:line>
        <draw:line draw:style-name="gr152" draw:text-style-name="P3" draw:layer="layout" svg:x1="12.422cm" svg:y1="45.773cm" svg:x2="13.299cm" svg:y2="45.267cm">
          <text:p/>
        </draw:line>
        <draw:line draw:style-name="gr152" draw:text-style-name="P3" draw:layer="layout" svg:x1="14.182cm" svg:y1="45.773cm" svg:x2="13.306cm" svg:y2="45.267cm">
          <text:p/>
        </draw:line>
        <draw:line draw:style-name="gr151" draw:text-style-name="P3" draw:layer="layout" svg:x1="14.182cm" svg:y1="45.773cm" svg:x2="14.182cm" svg:y2="44.539cm">
          <text:p/>
        </draw:line>
        <draw:line draw:style-name="gr151" draw:text-style-name="P3" draw:layer="layout" svg:x1="12.422cm" svg:y1="45.773cm" svg:x2="12.422cm" svg:y2="44.539cm">
          <text:p/>
        </draw:line>
        <draw:line draw:style-name="gr152" draw:text-style-name="P3" draw:layer="layout" svg:x1="13.299cm" svg:y1="45.267cm" svg:x2="13.306cm" svg:y2="44.033cm">
          <text:p/>
        </draw:line>
        <draw:line draw:style-name="gr151" draw:text-style-name="P3" draw:layer="layout" svg:x1="12.422cm" svg:y1="45.773cm" svg:x2="13.299cm" svg:y2="46.279cm">
          <text:p/>
        </draw:line>
        <draw:line draw:style-name="gr151" draw:text-style-name="P3" draw:layer="layout" svg:x1="14.182cm" svg:y1="45.773cm" svg:x2="13.306cm" svg:y2="46.279cm">
          <text:p/>
        </draw:line>
        <draw:line draw:style-name="gr153" draw:text-style-name="P3" draw:layer="layout" svg:x1="12.422cm" svg:y1="44.539cm" svg:x2="13.299cm" svg:y2="45.045cm">
          <text:p/>
        </draw:line>
        <draw:line draw:style-name="gr154" draw:text-style-name="P3" draw:layer="layout" svg:x1="14.182cm" svg:y1="44.539cm" svg:x2="13.299cm" svg:y2="45.045cm">
          <text:p/>
        </draw:line>
        <draw:line draw:style-name="gr155" draw:text-style-name="P3" draw:layer="layout" svg:x1="13.299cm" svg:y1="45.045cm" svg:x2="13.306cm" svg:y2="46.279cm">
          <text:p/>
        </draw:line>
        <draw:line draw:style-name="gr156" draw:text-style-name="P3" draw:layer="layout" svg:x1="14.62cm" svg:y1="46.532cm" svg:x2="13.744cm" svg:y2="46.026cm">
          <text:p/>
        </draw:line>
        <draw:line draw:style-name="gr157" draw:text-style-name="P3" draw:layer="layout" svg:x1="11.984cm" svg:y1="46.532cm" svg:x2="12.86cm" svg:y2="46.026cm">
          <text:p/>
        </draw:line>
        <draw:line draw:style-name="gr158" draw:text-style-name="P3" draw:layer="layout" svg:x1="13.302cm" svg:y1="44.495cm" svg:x2="13.302cm" svg:y2="43.261cm">
          <text:p/>
        </draw:line>
        <draw:frame draw:style-name="gr159" draw:text-style-name="P131" draw:layer="layout" svg:width="0.161cm" svg:height="0.408cm" svg:x="14.297cm" svg:y="45.863cm">
          <draw:text-box>
            <text:p text:style-name="P130">X</text:p>
          </draw:text-box>
        </draw:frame>
        <draw:frame draw:style-name="gr160" draw:text-style-name="P131" draw:layer="layout" svg:width="0.145cm" svg:height="0.408cm" svg:x="12.083cm" svg:y="45.868cm">
          <draw:text-box>
            <text:p text:style-name="P130">Y</text:p>
          </draw:text-box>
        </draw:frame>
        <draw:frame draw:style-name="gr161" draw:text-style-name="P131" draw:layer="layout" svg:width="0.15cm" svg:height="0.408cm" svg:x="13.508cm" svg:y="43.472cm">
          <draw:text-box>
            <text:p text:style-name="P130">Z</text:p>
          </draw:text-box>
        </draw:frame>
        <draw:polygon draw:style-name="gr162" draw:text-style-name="P132" draw:layer="layout" svg:width="9.312cm" svg:height="1.692cm" svg:x="15.134cm" svg:y="43.139cm" svg:viewBox="0 0 9313 1693" draw:points="0,0 9313,0 9313,1693 0,1693">
          <text:p/>
        </draw:polygon>
        <draw:polygon draw:style-name="gr163" draw:text-style-name="P133" draw:layer="layout" svg:width="7.354cm" svg:height="5.793cm" svg:x="15.055cm" svg:y="44.647cm" svg:viewBox="0 0 7355 5794" draw:points="0,0 7355,0 7355,5794 0,5794">
          <text:p/>
        </draw:polygon>
        <draw:path draw:style-name="gr164" draw:text-style-name="P3" draw:layer="layout" svg:width="45.504cm" svg:height="25.346cm" svg:x="22.767cm" svg:y="13.771cm" svg:viewBox="0 0 45505 25347" svg:d="M0 25338l45243 9c176 0 263-88 262-265l-262-25082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'Archivo Narrow'" svg:font-family="''Archivo Narrow'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Wypełninone_20_niebieskim" draw:display-name="Wypełninone niebieskim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Wypełnione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Wypełnione_20_czerwonym" draw:display-name="Wypełnione czerwonym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Wypełnione_20_zielonym" draw:display-name="Wypełnione zielonym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Wypełnione_20_żółtym" draw:display-name="Wypełnione żółtym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fill-image draw:name="Bitmap_20_1" draw:display-name="Bitmap 1" xlink:href="Pictures/1000000100002CF8000000D5E9009008.png" xlink:type="simple" xlink:show="embed" xlink:actuate="onLoad"/>
    <draw:fill-image draw:name="Bitmap_20_10" draw:display-name="Bitmap 10" xlink:href="Pictures/1000000100000580000001683FDDAC22.png" xlink:type="simple" xlink:show="embed" xlink:actuate="onLoad"/>
    <draw:fill-image draw:name="Bitmap_20_11" draw:display-name="Bitmap 11" xlink:href="Pictures/10000001000001880000004474472688.png" xlink:type="simple" xlink:show="embed" xlink:actuate="onLoad"/>
    <draw:fill-image draw:name="Bitmap_20_12" draw:display-name="Bitmap 12" xlink:href="Pictures/1000000100000188000000446149592C.png" xlink:type="simple" xlink:show="embed" xlink:actuate="onLoad"/>
    <draw:fill-image draw:name="Bitmap_20_13" draw:display-name="Bitmap 13" xlink:href="Pictures/10000001000001880000004408923B9E.png" xlink:type="simple" xlink:show="embed" xlink:actuate="onLoad"/>
    <draw:fill-image draw:name="Bitmap_20_14" draw:display-name="Bitmap 14" xlink:href="Pictures/1000000100000580000001685EFDF017.png" xlink:type="simple" xlink:show="embed" xlink:actuate="onLoad"/>
    <draw:fill-image draw:name="Bitmap_20_15" draw:display-name="Bitmap 15" xlink:href="Pictures/10000001000004D0000003B0197F80B3.png" xlink:type="simple" xlink:show="embed" xlink:actuate="onLoad"/>
    <draw:fill-image draw:name="Bitmap_20_16" draw:display-name="Bitmap 16" xlink:href="Pictures/10000001000004F8000000F48B7EA627.png" xlink:type="simple" xlink:show="embed" xlink:actuate="onLoad"/>
    <draw:fill-image draw:name="Bitmap_20_17" draw:display-name="Bitmap 17" xlink:href="Pictures/10000001000004D00000008258AF0847.png" xlink:type="simple" xlink:show="embed" xlink:actuate="onLoad"/>
    <draw:fill-image draw:name="Bitmap_20_18" draw:display-name="Bitmap 18" xlink:href="Pictures/10000001000005C0000004C49E6CF245.png" xlink:type="simple" xlink:show="embed" xlink:actuate="onLoad"/>
    <draw:fill-image draw:name="Bitmap_20_19" draw:display-name="Bitmap 19" xlink:href="Pictures/10000001000001D800000044C742F766.png" xlink:type="simple" xlink:show="embed" xlink:actuate="onLoad"/>
    <draw:fill-image draw:name="Bitmap_20_2" draw:display-name="Bitmap 2" xlink:href="Pictures/10000001000002E400000080C8F6859D.png" xlink:type="simple" xlink:show="embed" xlink:actuate="onLoad"/>
    <draw:fill-image draw:name="Bitmap_20_20" draw:display-name="Bitmap 20" xlink:href="Pictures/10000001000002980000008CA8C46B57.png" xlink:type="simple" xlink:show="embed" xlink:actuate="onLoad"/>
    <draw:fill-image draw:name="Bitmap_20_21" draw:display-name="Bitmap 21" xlink:href="Pictures/10000001000001B0000000448122AF33.png" xlink:type="simple" xlink:show="embed" xlink:actuate="onLoad"/>
    <draw:fill-image draw:name="Bitmap_20_22" draw:display-name="Bitmap 22" xlink:href="Pictures/10000001000001D80000004413A5E0FA.png" xlink:type="simple" xlink:show="embed" xlink:actuate="onLoad"/>
    <draw:fill-image draw:name="Bitmap_20_23" draw:display-name="Bitmap 23" xlink:href="Pictures/100000010000009800000044375A5586.png" xlink:type="simple" xlink:show="embed" xlink:actuate="onLoad"/>
    <draw:fill-image draw:name="Bitmap_20_24" draw:display-name="Bitmap 24" xlink:href="Pictures/100000010000016000000044F7633E19.png" xlink:type="simple" xlink:show="embed" xlink:actuate="onLoad"/>
    <draw:fill-image draw:name="Bitmap_20_25" draw:display-name="Bitmap 25" xlink:href="Pictures/100000010000016000000044CDFFCAFD.png" xlink:type="simple" xlink:show="embed" xlink:actuate="onLoad"/>
    <draw:fill-image draw:name="Bitmap_20_26" draw:display-name="Bitmap 26" xlink:href="Pictures/10000001000001600000004484E566D9.png" xlink:type="simple" xlink:show="embed" xlink:actuate="onLoad"/>
    <draw:fill-image draw:name="Bitmap_20_27" draw:display-name="Bitmap 27" xlink:href="Pictures/1000000100000160000000448A3931DB.png" xlink:type="simple" xlink:show="embed" xlink:actuate="onLoad"/>
    <draw:fill-image draw:name="Bitmap_20_28" draw:display-name="Bitmap 28" xlink:href="Pictures/100000010000019C000000447008153D.png" xlink:type="simple" xlink:show="embed" xlink:actuate="onLoad"/>
    <draw:fill-image draw:name="Bitmap_20_29" draw:display-name="Bitmap 29" xlink:href="Pictures/10000001000001D80000004415A91A10.png" xlink:type="simple" xlink:show="embed" xlink:actuate="onLoad"/>
    <draw:fill-image draw:name="Bitmap_20_3" draw:display-name="Bitmap 3" xlink:href="Pictures/100000010000019400000044E28E1BCB.png" xlink:type="simple" xlink:show="embed" xlink:actuate="onLoad"/>
    <draw:fill-image draw:name="Bitmap_20_30" draw:display-name="Bitmap 30" xlink:href="Pictures/10000001000003180000008022E91FEC.png" xlink:type="simple" xlink:show="embed" xlink:actuate="onLoad"/>
    <draw:fill-image draw:name="Bitmap_20_31" draw:display-name="Bitmap 31" xlink:href="Pictures/10000001000001D800000044EC88AAA7.png" xlink:type="simple" xlink:show="embed" xlink:actuate="onLoad"/>
    <draw:fill-image draw:name="Bitmap_20_32" draw:display-name="Bitmap 32" xlink:href="Pictures/1000000100000BD800000044CBB5367E.png" xlink:type="simple" xlink:show="embed" xlink:actuate="onLoad"/>
    <draw:fill-image draw:name="Bitmap_20_33" draw:display-name="Bitmap 33" xlink:href="Pictures/100000010000018800000080702B2269.png" xlink:type="simple" xlink:show="embed" xlink:actuate="onLoad"/>
    <draw:fill-image draw:name="Bitmap_20_34" draw:display-name="Bitmap 34" xlink:href="Pictures/10000001000001D800000044F5A580B2.png" xlink:type="simple" xlink:show="embed" xlink:actuate="onLoad"/>
    <draw:fill-image draw:name="Bitmap_20_35" draw:display-name="Bitmap 35" xlink:href="Pictures/100000010000043000000044E6CEE7EF.png" xlink:type="simple" xlink:show="embed" xlink:actuate="onLoad"/>
    <draw:fill-image draw:name="Bitmap_20_36" draw:display-name="Bitmap 36" xlink:href="Pictures/10000001000003B800000080E0F89947.png" xlink:type="simple" xlink:show="embed" xlink:actuate="onLoad"/>
    <draw:fill-image draw:name="Bitmap_20_37" draw:display-name="Bitmap 37" xlink:href="Pictures/10000001000001D800000044139DE8A7.png" xlink:type="simple" xlink:show="embed" xlink:actuate="onLoad"/>
    <draw:fill-image draw:name="Bitmap_20_38" draw:display-name="Bitmap 38" xlink:href="Pictures/10000001000003B8000000802AE1518A.png" xlink:type="simple" xlink:show="embed" xlink:actuate="onLoad"/>
    <draw:fill-image draw:name="Bitmap_20_39" draw:display-name="Bitmap 39" xlink:href="Pictures/10000001000003B80000008033524F09.png" xlink:type="simple" xlink:show="embed" xlink:actuate="onLoad"/>
    <draw:fill-image draw:name="Bitmap_20_4" draw:display-name="Bitmap 4" xlink:href="Pictures/10000001000004DC000000B8E83DB837.png" xlink:type="simple" xlink:show="embed" xlink:actuate="onLoad"/>
    <draw:fill-image draw:name="Bitmap_20_40" draw:display-name="Bitmap 40" xlink:href="Pictures/10000001000003B800000080EF9FC57C.png" xlink:type="simple" xlink:show="embed" xlink:actuate="onLoad"/>
    <draw:fill-image draw:name="Bitmap_20_41" draw:display-name="Bitmap 41" xlink:href="Pictures/10000001000003B8000000809EB32ED0.png" xlink:type="simple" xlink:show="embed" xlink:actuate="onLoad"/>
    <draw:fill-image draw:name="Bitmap_20_42" draw:display-name="Bitmap 42" xlink:href="Pictures/1000000100000408000000B86BE2A8AB.png" xlink:type="simple" xlink:show="embed" xlink:actuate="onLoad"/>
    <draw:fill-image draw:name="Bitmap_20_43" draw:display-name="Bitmap 43" xlink:href="Pictures/10000001000001D800000044BE4F185B.png" xlink:type="simple" xlink:show="embed" xlink:actuate="onLoad"/>
    <draw:fill-image draw:name="Bitmap_20_44" draw:display-name="Bitmap 44" xlink:href="Pictures/10000001000003E000000080A148D4BC.png" xlink:type="simple" xlink:show="embed" xlink:actuate="onLoad"/>
    <draw:fill-image draw:name="Bitmap_20_45" draw:display-name="Bitmap 45" xlink:href="Pictures/1000000100000110000000964FDA2726.png" xlink:type="simple" xlink:show="embed" xlink:actuate="onLoad"/>
    <draw:fill-image draw:name="Bitmap_20_46" draw:display-name="Bitmap 46" xlink:href="Pictures/10000001000001D8000000442F333A0E.png" xlink:type="simple" xlink:show="embed" xlink:actuate="onLoad"/>
    <draw:fill-image draw:name="Bitmap_20_47" draw:display-name="Bitmap 47" xlink:href="Pictures/10000001000003E000000080ADBE4776.png" xlink:type="simple" xlink:show="embed" xlink:actuate="onLoad"/>
    <draw:fill-image draw:name="Bitmap_20_48" draw:display-name="Bitmap 48" xlink:href="Pictures/1000000100000408000000803A9465A6.png" xlink:type="simple" xlink:show="embed" xlink:actuate="onLoad"/>
    <draw:fill-image draw:name="Bitmap_20_49" draw:display-name="Bitmap 49" xlink:href="Pictures/10000001000002140000005211F60BBF.png" xlink:type="simple" xlink:show="embed" xlink:actuate="onLoad"/>
    <draw:fill-image draw:name="Bitmap_20_5" draw:display-name="Bitmap 5" xlink:href="Pictures/1000000100000318000000B88F8C5EAE.png" xlink:type="simple" xlink:show="embed" xlink:actuate="onLoad"/>
    <draw:fill-image draw:name="Bitmap_20_50" draw:display-name="Bitmap 50" xlink:href="Pictures/1000000100000178000000521C17A1A5.png" xlink:type="simple" xlink:show="embed" xlink:actuate="onLoad"/>
    <draw:fill-image draw:name="Bitmap_20_51" draw:display-name="Bitmap 51" xlink:href="Pictures/100000010000001400000052AA517A19.png" xlink:type="simple" xlink:show="embed" xlink:actuate="onLoad"/>
    <draw:fill-image draw:name="Bitmap_20_52" draw:display-name="Bitmap 52" xlink:href="Pictures/10000001000001D8000000801B8AED17.png" xlink:type="simple" xlink:show="embed" xlink:actuate="onLoad"/>
    <draw:fill-image draw:name="Bitmap_20_53" draw:display-name="Bitmap 53" xlink:href="Pictures/10000001000001D80000004484205232.png" xlink:type="simple" xlink:show="embed" xlink:actuate="onLoad"/>
    <draw:fill-image draw:name="Bitmap_20_54" draw:display-name="Bitmap 54" xlink:href="Pictures/10000001000001D8000000449878CAFF.png" xlink:type="simple" xlink:show="embed" xlink:actuate="onLoad"/>
    <draw:fill-image draw:name="Bitmap_20_55" draw:display-name="Bitmap 55" xlink:href="Pictures/10000001000001D8000000442700175E.png" xlink:type="simple" xlink:show="embed" xlink:actuate="onLoad"/>
    <draw:fill-image draw:name="Bitmap_20_56" draw:display-name="Bitmap 56" xlink:href="Pictures/1000000100002CF8000000AE40E5A560.png" xlink:type="simple" xlink:show="embed" xlink:actuate="onLoad"/>
    <draw:fill-image draw:name="Bitmap_20_57" draw:display-name="Bitmap 57" xlink:href="Pictures/10000001000000270000002482C3F22A.png" xlink:type="simple" xlink:show="embed" xlink:actuate="onLoad"/>
    <draw:fill-image draw:name="Bitmap_20_58" draw:display-name="Bitmap 58" xlink:href="Pictures/10000001000005800000010070BDEF8E.png" xlink:type="simple" xlink:show="embed" xlink:actuate="onLoad"/>
    <draw:fill-image draw:name="Bitmap_20_59" draw:display-name="Bitmap 59" xlink:href="Pictures/10000001000004580000056767D44B86.png" xlink:type="simple" xlink:show="embed" xlink:actuate="onLoad"/>
    <draw:fill-image draw:name="Bitmap_20_6" draw:display-name="Bitmap 6" xlink:href="Pictures/1000000100000318000000F4416FAA01.png" xlink:type="simple" xlink:show="embed" xlink:actuate="onLoad"/>
    <draw:fill-image draw:name="Bitmap_20_60" draw:display-name="Bitmap 60" xlink:href="Pictures/100000010000010C0000008CB722DB09.png" xlink:type="simple" xlink:show="embed" xlink:actuate="onLoad"/>
    <draw:fill-image draw:name="Bitmap_20_61" draw:display-name="Bitmap 61" xlink:href="Pictures/10000001000004A800000044093CDEA3.png" xlink:type="simple" xlink:show="embed" xlink:actuate="onLoad"/>
    <draw:fill-image draw:name="Bitmap_20_62" draw:display-name="Bitmap 62" xlink:href="Pictures/10000001000002500000004483F20BFD.png" xlink:type="simple" xlink:show="embed" xlink:actuate="onLoad"/>
    <draw:fill-image draw:name="Bitmap_20_63" draw:display-name="Bitmap 63" xlink:href="Pictures/10000001000001880000004429F2D55F.png" xlink:type="simple" xlink:show="embed" xlink:actuate="onLoad"/>
    <draw:fill-image draw:name="Bitmap_20_64" draw:display-name="Bitmap 64" xlink:href="Pictures/10000001000001D800000080C61FFE33.png" xlink:type="simple" xlink:show="embed" xlink:actuate="onLoad"/>
    <draw:fill-image draw:name="Bitmap_20_65" draw:display-name="Bitmap 65" xlink:href="Pictures/10000001000001880000004458FD21C1.png" xlink:type="simple" xlink:show="embed" xlink:actuate="onLoad"/>
    <draw:fill-image draw:name="Bitmap_20_66" draw:display-name="Bitmap 66" xlink:href="Pictures/10000001000001D800000044113D7681.png" xlink:type="simple" xlink:show="embed" xlink:actuate="onLoad"/>
    <draw:fill-image draw:name="Bitmap_20_67" draw:display-name="Bitmap 67" xlink:href="Pictures/10000001000001D8000000442F05501C.png" xlink:type="simple" xlink:show="embed" xlink:actuate="onLoad"/>
    <draw:fill-image draw:name="Bitmap_20_68" draw:display-name="Bitmap 68" xlink:href="Pictures/10000001000000110000009C512A9630.png" xlink:type="simple" xlink:show="embed" xlink:actuate="onLoad"/>
    <draw:fill-image draw:name="Bitmap_20_69" draw:display-name="Bitmap 69" xlink:href="Pictures/10000001000002740000008CAC62CA9D.png" xlink:type="simple" xlink:show="embed" xlink:actuate="onLoad"/>
    <draw:fill-image draw:name="Bitmap_20_7" draw:display-name="Bitmap 7" xlink:href="Pictures/10000001000006A4000000F41EAF983B.png" xlink:type="simple" xlink:show="embed" xlink:actuate="onLoad"/>
    <draw:fill-image draw:name="Bitmap_20_70" draw:display-name="Bitmap 70" xlink:href="Pictures/1000000100000188000000449D373813.png" xlink:type="simple" xlink:show="embed" xlink:actuate="onLoad"/>
    <draw:fill-image draw:name="Bitmap_20_71" draw:display-name="Bitmap 71" xlink:href="Pictures/10000001000001880000004409BAF6C3.png" xlink:type="simple" xlink:show="embed" xlink:actuate="onLoad"/>
    <draw:fill-image draw:name="Bitmap_20_72" draw:display-name="Bitmap 72" xlink:href="Pictures/100000010000018800000044CD7190C7.png" xlink:type="simple" xlink:show="embed" xlink:actuate="onLoad"/>
    <draw:fill-image draw:name="Bitmap_20_73" draw:display-name="Bitmap 73" xlink:href="Pictures/10000001000001D800000044EA73E875.png" xlink:type="simple" xlink:show="embed" xlink:actuate="onLoad"/>
    <draw:fill-image draw:name="Bitmap_20_74" draw:display-name="Bitmap 74" xlink:href="Pictures/10000001000001D8000000803789E2E5.png" xlink:type="simple" xlink:show="embed" xlink:actuate="onLoad"/>
    <draw:fill-image draw:name="Bitmap_20_75" draw:display-name="Bitmap 75" xlink:href="Pictures/100000010000058000000100770D12ED.png" xlink:type="simple" xlink:show="embed" xlink:actuate="onLoad"/>
    <draw:fill-image draw:name="Bitmap_20_76" draw:display-name="Bitmap 76" xlink:href="Pictures/10000001000004580000036C012386B7.png" xlink:type="simple" xlink:show="embed" xlink:actuate="onLoad"/>
    <draw:fill-image draw:name="Bitmap_20_8" draw:display-name="Bitmap 8" xlink:href="Pictures/10000001000006A40000012C9BEB494B.png" xlink:type="simple" xlink:show="embed" xlink:actuate="onLoad"/>
    <draw:fill-image draw:name="Bitmap_20_9" draw:display-name="Bitmap 9" xlink:href="Pictures/10000001000006A4000000B88840370D.png" xlink:type="simple" xlink:show="embed" xlink:actuate="onLoad"/>
    <draw:marker draw:name="Arrow" svg:viewBox="0 0 20 30" svg:d="M10 0l-10 30h20z"/>
    <draw:stroke-dash draw:name="Dash_20_Dot_20_3" draw:display-name="Dash Dot 3" draw:style="rect" draw:dots1="1" draw:dots1-length="0.02cm" draw:dots2="1" draw:dots2-length="0.02cm" draw:distance="0.02cm"/>
    <draw:stroke-dash draw:name="Dash_20_Dot_20_4" draw:display-name="Dash Dot 4" draw:style="rect" draw:dots2="1" draw:dots2-length="0.079cm" draw:distance="0.079cm"/>
    <draw:stroke-dash draw:name="Dash_20_Dot_20_5" draw:display-name="Dash Dot 5" draw:style="rect" draw:dots2="1" draw:dots2-length="0.358cm" draw:distance="0.35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653cm" fo:margin-bottom="2.653cm" fo:margin-left="2.653cm" fo:margin-right="2.653cm" fo:page-width="76.756cm" fo:page-height="53.7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24.8.4.2$Windows_X86_64 LibreOffice_project/bb3cfa12c7b1bf994ecc5649a80400d06cd71002</meta:generator>
    <dc:date>2025-01-25T11:32:27.327000000</dc:date>
    <meta:editing-duration>PT1M18S</meta:editing-duration>
    <meta:editing-cycles>1</meta:editing-cycles>
    <meta:document-statistic meta:object-count="472"/>
  </office:meta>
</office:document-meta>
</file>